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6.107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4.773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4.306cm"/>
    </style:style>
    <style:style style:name="co16" style:family="table-column">
      <style:table-column-properties fo:break-before="auto" style:column-width="4.861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7.297cm"/>
    </style:style>
    <style:style style:name="co20" style:family="table-column">
      <style:table-column-properties fo:break-before="auto" style:column-width="7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ate_20_data">
      <style:table-properties table:display="true" style:writing-mode="lr-tb"/>
    </style:style>
    <style:style style:name="ta5" style:family="table" style:master-page-name="PageStyle_5f_Zone_20_lookup">
      <style:table-properties table:display="true" style:writing-mode="lr-tb"/>
    </style:style>
    <style:style style:name="ta6" style:family="table" style:master-page-name="PageStyle_5f_Rate_20_definitions_20_1">
      <style:table-properties table:display="true" style:writing-mode="lr-tb"/>
    </style:style>
    <style:style style:name="ta7" style:family="table" style:master-page-name="PageStyle_5f_Zone_20_rates_20_1">
      <style:table-properties table:display="true" style:writing-mode="lr-tb"/>
    </style:style>
    <style:style style:name="ta8" style:family="table" style:master-page-name="PageStyle_5f_Rate_20_definitions_20_2">
      <style:table-properties table:display="true" style:writing-mode="lr-tb"/>
    </style:style>
    <style:style style:name="ta9" style:family="table" style:master-page-name="PageStyle_5f_Zone_20_rates_20_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eeeeee" style:rotation-align="none"/>
    </style:style>
    <style:style style:name="ce11" style:family="table-cell" style:parent-style-name="Default" style:data-style-name="N2">
      <style:table-cell-properties style:rotation-align="none"/>
      <style:text-properties fo:color="#2a6099"/>
    </style:style>
    <style:style style:name="ce12" style:family="table-cell" style:parent-style-name="Default" style:data-style-name="N0">
      <style:table-cell-properties fo:background-color="#dee6ef" style:rotation-align="none"/>
      <style:text-properties fo:color="#2a6099"/>
    </style:style>
    <style:style style:name="ce13" style:family="table-cell" style:parent-style-name="Default" style:data-style-name="N2">
      <style:table-cell-properties fo:background-color="#dee6ef" style:rotation-align="none"/>
      <style:text-properties fo:color="#2a6099"/>
    </style:style>
    <style:style style:name="ce35" style:family="table-cell" style:parent-style-name="Default" style:data-style-name="N2">
      <style:table-cell-properties fo:background-color="#ffffd7"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3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63" table:default-cell-style-name="Default"/>
        <table:table-row table:style-name="ro1">
          <table:table-cell table:style-name="ce5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59" table:default-cell-style-name="Default"/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ountryName</text:p>
          </table:table-cell>
          <table:table-cell table:style-name="ce7" office:value-type="string" calcext:value-type="string">
            <text:p>province</text:p>
          </table:table-cell>
          <table:table-cell table:style-name="ce7" office:value-type="string" calcext:value-type="string">
            <text:p>provinceNam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63"/>
        </table:table-row>
        <table:table-row table:style-name="ro1" table:number-rows-repeated="104768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Domestic zones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ref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zone</text:p>
          </table:table-cell>
          <table:table-cell table:style-name="ce8" office:value-type="string" calcext:value-type="string">
            <text:p>postcode_min</text:p>
          </table:table-cell>
          <table:table-cell table:style-name="ce8" office:value-type="string" calcext:value-type="string">
            <text:p>postcode_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</table:table-row>
      </table:table>
      <table:table table:name="Rate data" table:style-name="ta4">
        <table:table-column table:style-name="co1" table:default-cell-style-name="ce6"/>
        <table:table-column table:style-name="co1" table:number-columns-repeated="63" table:default-cell-style-name="Default"/>
        <table:table-row table:style-name="ro1">
          <table:table-cell table:style-name="ce5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12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30"/>
          <table:table-cell table:number-columns-repeated="63"/>
        </table:table-row>
        <table:table-row table:style-name="ro1">
          <table:table-cell table:style-name="ce5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13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13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office:value-type="string" calcext:value-type="string">
            <text:p>Extra:</text:p>
          </table:table-cell>
          <table:table-cell table:style-name="ce11" office:value-type="float" office:value="4.1" calcext:value-type="float">
            <text:p>4.10</text:p>
          </table:table-cell>
          <table:table-cell table:style-name="ce11" office:value-type="float" office:value="5.75" calcext:value-type="float">
            <text:p>5.75</text:p>
          </table:table-cell>
          <table:table-cell table:style-name="ce11" office:value-type="float" office:value="6.75" calcext:value-type="float">
            <text:p>6.75</text:p>
          </table:table-cell>
          <table:table-cell table:style-name="ce11" office:value-type="float" office:value="7.5" calcext:value-type="float">
            <text:p>7.50</text:p>
          </table:table-cell>
          <table:table-cell table:style-name="ce11" office:value-type="float" office:value="10.1" calcext:value-type="float">
            <text:p>10.10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Zone diff</text:p>
          </table:table-cell>
          <table:table-cell table:number-columns-repeated="5"/>
          <table:table-cell office:value-type="string" calcext:value-type="string">
            <text:p>Weight diff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 table:style-name="ce6"/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/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 table:number-columns-repeated="4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25]" office:value-type="float" office:value="10.6" calcext:value-type="float">
            <text:p>10.60</text:p>
          </table:table-cell>
          <table:table-cell table:style-name="ce11" office:value-type="float" office:value="15.35" calcext:value-type="float">
            <text:p>15.35</text:p>
          </table:table-cell>
          <table:table-cell table:style-name="ce11" office:value-type="float" office:value="18.75" calcext:value-type="float">
            <text:p>18.75</text:p>
          </table:table-cell>
          <table:table-cell table:style-name="ce11" office:value-type="float" office:value="21" calcext:value-type="float">
            <text:p>21.00</text:p>
          </table:table-cell>
          <table:table-cell table:style-name="ce11" office:value-type="float" office:value="25.75" calcext:value-type="float">
            <text:p>25.75</text:p>
          </table:table-cell>
          <table:table-cell table:style-name="ce11" office:value-type="float" office:value="30.95" calcext:value-type="float">
            <text:p>30.95</text:p>
          </table:table-cell>
          <table:table-cell table:style-name="ce32"/>
          <table:table-cell table:style-name="ce32" table:formula="of:=[.C24]-[.B24]" office:value-type="float" office:value="4.75" calcext:value-type="float">
            <text:p>4.75</text:p>
          </table:table-cell>
          <table:table-cell table:style-name="ce32" table:formula="of:=[.D24]-[.C24]" office:value-type="float" office:value="3.4" calcext:value-type="float">
            <text:p>3.40</text:p>
          </table:table-cell>
          <table:table-cell table:style-name="ce32" table:formula="of:=[.E24]-[.D24]" office:value-type="float" office:value="2.25" calcext:value-type="float">
            <text:p>2.25</text:p>
          </table:table-cell>
          <table:table-cell table:style-name="ce32" table:formula="of:=[.F24]-[.E24]" office:value-type="float" office:value="4.75" calcext:value-type="float">
            <text:p>4.75</text:p>
          </table:table-cell>
          <table:table-cell table:style-name="ce32" table:formula="of:=[.G24]-[.F24]" office:value-type="float" office:value="5.2" calcext:value-type="float">
            <text:p>5.20</text:p>
          </table:table-cell>
          <table:table-cell table:number-columns-repeated="5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1" office:value-type="float" office:value="10.6" calcext:value-type="float">
            <text:p>10.60</text:p>
          </table:table-cell>
          <table:table-cell table:style-name="ce11" office:value-type="float" office:value="18.5" calcext:value-type="float">
            <text:p>18.50</text:p>
          </table:table-cell>
          <table:table-cell table:style-name="ce11" office:value-type="float" office:value="24.45" calcext:value-type="float">
            <text:p>24.45</text:p>
          </table:table-cell>
          <table:table-cell table:style-name="ce11" office:value-type="float" office:value="27.25" calcext:value-type="float">
            <text:p>27.25</text:p>
          </table:table-cell>
          <table:table-cell table:style-name="ce11" office:value-type="float" office:value="32.35" calcext:value-type="float">
            <text:p>32.35</text:p>
          </table:table-cell>
          <table:table-cell table:style-name="ce11" office:value-type="float" office:value="39.35" calcext:value-type="float">
            <text:p>39.35</text:p>
          </table:table-cell>
          <table:table-cell table:style-name="ce32"/>
          <table:table-cell table:style-name="ce32" table:formula="of:=[.C25]-[.B25]" office:value-type="float" office:value="7.9" calcext:value-type="float">
            <text:p>7.90</text:p>
          </table:table-cell>
          <table:table-cell table:style-name="ce32" table:formula="of:=[.D25]-[.C25]" office:value-type="float" office:value="5.95" calcext:value-type="float">
            <text:p>5.95</text:p>
          </table:table-cell>
          <table:table-cell table:style-name="ce32" table:formula="of:=[.E25]-[.D25]" office:value-type="float" office:value="2.8" calcext:value-type="float">
            <text:p>2.80</text:p>
          </table:table-cell>
          <table:table-cell table:style-name="ce32" table:formula="of:=[.F25]-[.E25]" office:value-type="float" office:value="5.1" calcext:value-type="float">
            <text:p>5.10</text:p>
          </table:table-cell>
          <table:table-cell table:style-name="ce32" table:formula="of:=[.G25]-[.F25]" office:value-type="float" office:value="7" calcext:value-type="float">
            <text:p>7.00</text:p>
          </table:table-cell>
          <table:table-cell/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3.15" calcext:value-type="float">
            <text:p>3.15</text:p>
          </table:table-cell>
          <table:table-cell table:formula="of:=[.D25]-[.D24]" office:value-type="float" office:value="5.7" calcext:value-type="float">
            <text:p>5.7</text:p>
          </table:table-cell>
          <table:table-cell table:formula="of:=[.E25]-[.E24]" office:value-type="float" office:value="6.25" calcext:value-type="float">
            <text:p>6.25</text:p>
          </table:table-cell>
          <table:table-cell table:formula="of:=[.F25]-[.F24]" office:value-type="float" office:value="6.6" calcext:value-type="float">
            <text:p>6.6</text:p>
          </table:table-cell>
          <table:table-cell table:formula="of:=[.G25]-[.G24]" office:value-type="float" office:value="8.4" calcext:value-type="float">
            <text:p>8.4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4.5" calcext:value-type="float">
            <text:p>14.50</text:p>
          </table:table-cell>
          <table:table-cell table:style-name="ce11" office:value-type="float" office:value="24.85" calcext:value-type="float">
            <text:p>24.85</text:p>
          </table:table-cell>
          <table:table-cell table:style-name="ce11" office:value-type="float" office:value="35.9" calcext:value-type="float">
            <text:p>35.90</text:p>
          </table:table-cell>
          <table:table-cell table:style-name="ce11" office:value-type="float" office:value="39.75" calcext:value-type="float">
            <text:p>39.75</text:p>
          </table:table-cell>
          <table:table-cell table:style-name="ce11" office:value-type="float" office:value="45.25" calcext:value-type="float">
            <text:p>45.25</text:p>
          </table:table-cell>
          <table:table-cell table:style-name="ce11" office:value-type="float" office:value="56.15" calcext:value-type="float">
            <text:p>56.15</text:p>
          </table:table-cell>
          <table:table-cell table:style-name="ce32"/>
          <table:table-cell table:style-name="ce32" table:formula="of:=[.C26]-[.B26]" office:value-type="float" office:value="10.35" calcext:value-type="float">
            <text:p>10.35</text:p>
          </table:table-cell>
          <table:table-cell table:style-name="ce32" table:formula="of:=[.D26]-[.C26]" office:value-type="float" office:value="11.05" calcext:value-type="float">
            <text:p>11.05</text:p>
          </table:table-cell>
          <table:table-cell table:style-name="ce32" table:formula="of:=[.E26]-[.D26]" office:value-type="float" office:value="3.85" calcext:value-type="float">
            <text:p>3.85</text:p>
          </table:table-cell>
          <table:table-cell table:style-name="ce32" table:formula="of:=[.F26]-[.E26]" office:value-type="float" office:value="5.5" calcext:value-type="float">
            <text:p>5.50</text:p>
          </table:table-cell>
          <table:table-cell table:style-name="ce32" table:formula="of:=[.G26]-[.F26]" office:value-type="float" office:value="10.9" calcext:value-type="float">
            <text:p>10.90</text:p>
          </table:table-cell>
          <table:table-cell/>
          <table:table-cell table:formula="of:=[.B26]-[.B25]" office:value-type="float" office:value="3.9" calcext:value-type="float">
            <text:p>3.9</text:p>
          </table:table-cell>
          <table:table-cell table:formula="of:=[.C26]-[.C25]" office:value-type="float" office:value="6.35" calcext:value-type="float">
            <text:p>6.35</text:p>
          </table:table-cell>
          <table:table-cell table:formula="of:=[.D26]-[.D25]" office:value-type="float" office:value="11.45" calcext:value-type="float">
            <text:p>11.45</text:p>
          </table:table-cell>
          <table:table-cell table:formula="of:=[.E26]-[.E25]" office:value-type="float" office:value="12.5" calcext:value-type="float">
            <text:p>12.5</text:p>
          </table:table-cell>
          <table:table-cell table:formula="of:=[.F26]-[.F25]" office:value-type="float" office:value="12.9" calcext:value-type="float">
            <text:p>12.9</text:p>
          </table:table-cell>
          <table:table-cell table:formula="of:=[.G26]-[.G25]" office:value-type="float" office:value="16.8" calcext:value-type="float">
            <text:p>16.8</text:p>
          </table:table-cell>
          <table:table-cell table:number-columns-repeated="4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28]" office:value-type="float" office:value="18.25" calcext:value-type="float">
            <text:p>18.25</text:p>
          </table:table-cell>
          <table:table-cell table:style-name="ce11" office:value-type="float" office:value="31.2" calcext:value-type="float">
            <text:p>31.20</text:p>
          </table:table-cell>
          <table:table-cell table:style-name="ce11" office:value-type="float" office:value="47.35" calcext:value-type="float">
            <text:p>47.35</text:p>
          </table:table-cell>
          <table:table-cell table:style-name="ce11" office:value-type="float" office:value="52.3" calcext:value-type="float">
            <text:p>52.30</text:p>
          </table:table-cell>
          <table:table-cell table:style-name="ce11" office:value-type="float" office:value="58.25" calcext:value-type="float">
            <text:p>58.25</text:p>
          </table:table-cell>
          <table:table-cell table:style-name="ce11" office:value-type="float" office:value="72.95" calcext:value-type="float">
            <text:p>72.95</text:p>
          </table:table-cell>
          <table:table-cell table:style-name="ce32"/>
          <table:table-cell table:style-name="ce32" table:formula="of:=[.C27]-[.B27]" office:value-type="float" office:value="12.95" calcext:value-type="float">
            <text:p>12.95</text:p>
          </table:table-cell>
          <table:table-cell table:style-name="ce32" table:formula="of:=[.D27]-[.C27]" office:value-type="float" office:value="16.15" calcext:value-type="float">
            <text:p>16.15</text:p>
          </table:table-cell>
          <table:table-cell table:style-name="ce32" table:formula="of:=[.E27]-[.D27]" office:value-type="float" office:value="4.95" calcext:value-type="float">
            <text:p>4.95</text:p>
          </table:table-cell>
          <table:table-cell table:style-name="ce32" table:formula="of:=[.F27]-[.E27]" office:value-type="float" office:value="5.95" calcext:value-type="float">
            <text:p>5.95</text:p>
          </table:table-cell>
          <table:table-cell table:style-name="ce32" table:formula="of:=[.G27]-[.F27]" office:value-type="float" office:value="14.7" calcext:value-type="float">
            <text:p>14.70</text:p>
          </table:table-cell>
          <table:table-cell/>
          <table:table-cell table:formula="of:=[.B27]-[.B26]" office:value-type="float" office:value="3.75" calcext:value-type="float">
            <text:p>3.75</text:p>
          </table:table-cell>
          <table:table-cell table:formula="of:=[.C27]-[.C26]" office:value-type="float" office:value="6.35" calcext:value-type="float">
            <text:p>6.35</text:p>
          </table:table-cell>
          <table:table-cell table:formula="of:=[.D27]-[.D26]" office:value-type="float" office:value="11.45" calcext:value-type="float">
            <text:p>11.45</text:p>
          </table:table-cell>
          <table:table-cell table:formula="of:=[.E27]-[.E26]" office:value-type="float" office:value="12.55" calcext:value-type="float">
            <text:p>12.55</text:p>
          </table:table-cell>
          <table:table-cell table:formula="of:=[.F27]-[.F26]" office:value-type="float" office:value="13" calcext:value-type="float">
            <text:p>13</text:p>
          </table:table-cell>
          <table:table-cell table:formula="of:=[.G27]-[.G26]" office:value-type="float" office:value="16.8" calcext:value-type="float">
            <text:p>16.8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29]" office:value-type="float" office:value="18.25" calcext:value-type="float">
            <text:p>18.25</text:p>
          </table:table-cell>
          <table:table-cell table:style-name="ce11" office:value-type="float" office:value="37.55" calcext:value-type="float">
            <text:p>37.55</text:p>
          </table:table-cell>
          <table:table-cell table:style-name="ce11" office:value-type="float" office:value="58.8" calcext:value-type="float">
            <text:p>58.80</text:p>
          </table:table-cell>
          <table:table-cell table:style-name="ce11" office:value-type="float" office:value="64.85" calcext:value-type="float">
            <text:p>64.85</text:p>
          </table:table-cell>
          <table:table-cell table:style-name="ce11" office:value-type="float" office:value="71.25" calcext:value-type="float">
            <text:p>71.25</text:p>
          </table:table-cell>
          <table:table-cell table:style-name="ce11" office:value-type="float" office:value="89.75" calcext:value-type="float">
            <text:p>89.75</text:p>
          </table:table-cell>
          <table:table-cell table:style-name="ce32"/>
          <table:table-cell table:style-name="ce32" table:formula="of:=[.C28]-[.B28]" office:value-type="float" office:value="19.3" calcext:value-type="float">
            <text:p>19.30</text:p>
          </table:table-cell>
          <table:table-cell table:style-name="ce32" table:formula="of:=[.D28]-[.C28]" office:value-type="float" office:value="21.25" calcext:value-type="float">
            <text:p>21.25</text:p>
          </table:table-cell>
          <table:table-cell table:style-name="ce32" table:formula="of:=[.E28]-[.D28]" office:value-type="float" office:value="6.05" calcext:value-type="float">
            <text:p>6.05</text:p>
          </table:table-cell>
          <table:table-cell table:style-name="ce32" table:formula="of:=[.F28]-[.E28]" office:value-type="float" office:value="6.40000000000001" calcext:value-type="float">
            <text:p>6.40</text:p>
          </table:table-cell>
          <table:table-cell table:style-name="ce32" table:formula="of:=[.G28]-[.F28]" office:value-type="float" office:value="18.5" calcext:value-type="float">
            <text:p>18.50</text:p>
          </table:table-cell>
          <table:table-cell/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6.35" calcext:value-type="float">
            <text:p>6.35</text:p>
          </table:table-cell>
          <table:table-cell table:formula="of:=[.D28]-[.D27]" office:value-type="float" office:value="11.45" calcext:value-type="float">
            <text:p>11.45</text:p>
          </table:table-cell>
          <table:table-cell table:formula="of:=[.E28]-[.E27]" office:value-type="float" office:value="12.55" calcext:value-type="float">
            <text:p>12.55</text:p>
          </table:table-cell>
          <table:table-cell table:formula="of:=[.F28]-[.F27]" office:value-type="float" office:value="13" calcext:value-type="float">
            <text:p>13</text:p>
          </table:table-cell>
          <table:table-cell table:formula="of:=[.G28]-[.G27]" office:value-type="float" office:value="16.8" calcext:value-type="float">
            <text:p>16.8</text:p>
          </table:table-cell>
          <table:table-cell table:number-columns-repeated="4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30]" office:value-type="float" office:value="18.25" calcext:value-type="float">
            <text:p>18.25</text:p>
          </table:table-cell>
          <table:table-cell table:style-name="ce35" table:formula="of:=[.C28]+[.C$21]" office:value-type="float" office:value="41.65" calcext:value-type="float">
            <text:p>41.65</text:p>
          </table:table-cell>
          <table:table-cell table:style-name="ce35" table:formula="of:=[.D28]+[.D$21]" office:value-type="float" office:value="64.55" calcext:value-type="float">
            <text:p>64.55</text:p>
          </table:table-cell>
          <table:table-cell table:style-name="ce35" table:formula="of:=[.E28]+[.E$21]" office:value-type="float" office:value="71.6" calcext:value-type="float">
            <text:p>71.60</text:p>
          </table:table-cell>
          <table:table-cell table:style-name="ce35" table:formula="of:=[.F28]+[.F$21]" office:value-type="float" office:value="78.75" calcext:value-type="float">
            <text:p>78.75</text:p>
          </table:table-cell>
          <table:table-cell table:style-name="ce35" table:formula="of:=[.G28]+[.G$21]" office:value-type="float" office:value="99.85" calcext:value-type="float">
            <text:p>99.85</text:p>
          </table:table-cell>
          <table:table-cell table:style-name="ce32"/>
          <table:table-cell table:style-name="ce32" table:formula="of:=[.C29]-[.B29]" office:value-type="float" office:value="23.4" calcext:value-type="float">
            <text:p>23.40</text:p>
          </table:table-cell>
          <table:table-cell table:style-name="ce32" table:formula="of:=[.D29]-[.C29]" office:value-type="float" office:value="22.9" calcext:value-type="float">
            <text:p>22.90</text:p>
          </table:table-cell>
          <table:table-cell table:style-name="ce32" table:formula="of:=[.E29]-[.D29]" office:value-type="float" office:value="7.05" calcext:value-type="float">
            <text:p>7.05</text:p>
          </table:table-cell>
          <table:table-cell table:style-name="ce32" table:formula="of:=[.F29]-[.E29]" office:value-type="float" office:value="7.15000000000001" calcext:value-type="float">
            <text:p>7.15</text:p>
          </table:table-cell>
          <table:table-cell table:style-name="ce32" table:formula="of:=[.G29]-[.F29]" office:value-type="float" office:value="21.1" calcext:value-type="float">
            <text:p>21.10</text:p>
          </table:table-cell>
          <table:table-cell/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4.1" calcext:value-type="float">
            <text:p>4.1</text:p>
          </table:table-cell>
          <table:table-cell table:formula="of:=[.D29]-[.D28]" office:value-type="float" office:value="5.75" calcext:value-type="float">
            <text:p>5.75</text:p>
          </table:table-cell>
          <table:table-cell table:formula="of:=[.E29]-[.E28]" office:value-type="float" office:value="6.75" calcext:value-type="float">
            <text:p>6.75</text:p>
          </table:table-cell>
          <table:table-cell table:formula="of:=[.F29]-[.F28]" office:value-type="float" office:value="7.5" calcext:value-type="float">
            <text:p>7.5</text:p>
          </table:table-cell>
          <table:table-cell table:formula="of:=[.G29]-[.G28]" office:value-type="float" office:value="10.1" calcext:value-type="float">
            <text:p>10.1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18.25" calcext:value-type="float">
            <text:p>18.25</text:p>
          </table:table-cell>
          <table:table-cell table:style-name="ce35" table:formula="of:=[.C29]+[.C$21]" office:value-type="float" office:value="45.75" calcext:value-type="float">
            <text:p>45.75</text:p>
          </table:table-cell>
          <table:table-cell table:style-name="ce35" table:formula="of:=[.D29]+[.D$21]" office:value-type="float" office:value="70.3" calcext:value-type="float">
            <text:p>70.30</text:p>
          </table:table-cell>
          <table:table-cell table:style-name="ce35" table:formula="of:=[.E29]+[.E$21]" office:value-type="float" office:value="78.35" calcext:value-type="float">
            <text:p>78.35</text:p>
          </table:table-cell>
          <table:table-cell table:style-name="ce35" table:formula="of:=[.F29]+[.F$21]" office:value-type="float" office:value="86.25" calcext:value-type="float">
            <text:p>86.25</text:p>
          </table:table-cell>
          <table:table-cell table:style-name="ce35" table:formula="of:=[.G29]+[.G$21]" office:value-type="float" office:value="109.95" calcext:value-type="float">
            <text:p>109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32]" office:value-type="float" office:value="21.95" calcext:value-type="float">
            <text:p>21.95</text:p>
          </table:table-cell>
          <table:table-cell table:style-name="ce35" table:formula="of:=[.C30]+[.C$21]" office:value-type="float" office:value="49.85" calcext:value-type="float">
            <text:p>49.85</text:p>
          </table:table-cell>
          <table:table-cell table:style-name="ce35" table:formula="of:=[.D30]+[.D$21]" office:value-type="float" office:value="76.05" calcext:value-type="float">
            <text:p>76.05</text:p>
          </table:table-cell>
          <table:table-cell table:style-name="ce35" table:formula="of:=[.E30]+[.E$21]" office:value-type="float" office:value="85.1" calcext:value-type="float">
            <text:p>85.10</text:p>
          </table:table-cell>
          <table:table-cell table:style-name="ce35" table:formula="of:=[.F30]+[.F$21]" office:value-type="float" office:value="93.75" calcext:value-type="float">
            <text:p>93.75</text:p>
          </table:table-cell>
          <table:table-cell table:style-name="ce35" table:formula="of:=[.G30]+[.G$21]" office:value-type="float" office:value="120.05" calcext:value-type="float">
            <text:p>120.0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33]" office:value-type="float" office:value="21.95" calcext:value-type="float">
            <text:p>21.95</text:p>
          </table:table-cell>
          <table:table-cell table:style-name="ce35" table:formula="of:=[.C31]+[.C$21]" office:value-type="float" office:value="53.95" calcext:value-type="float">
            <text:p>53.95</text:p>
          </table:table-cell>
          <table:table-cell table:style-name="ce35" table:formula="of:=[.D31]+[.D$21]" office:value-type="float" office:value="81.8" calcext:value-type="float">
            <text:p>81.80</text:p>
          </table:table-cell>
          <table:table-cell table:style-name="ce35" table:formula="of:=[.E31]+[.E$21]" office:value-type="float" office:value="91.85" calcext:value-type="float">
            <text:p>91.85</text:p>
          </table:table-cell>
          <table:table-cell table:style-name="ce35" table:formula="of:=[.F31]+[.F$21]" office:value-type="float" office:value="101.25" calcext:value-type="float">
            <text:p>101.25</text:p>
          </table:table-cell>
          <table:table-cell table:style-name="ce35" table:formula="of:=[.G31]+[.G$21]" office:value-type="float" office:value="130.15" calcext:value-type="float">
            <text:p>130.1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34]" office:value-type="float" office:value="21.95" calcext:value-type="float">
            <text:p>21.95</text:p>
          </table:table-cell>
          <table:table-cell table:style-name="ce35" table:formula="of:=[.C32]+[.C$21]" office:value-type="float" office:value="58.05" calcext:value-type="float">
            <text:p>58.05</text:p>
          </table:table-cell>
          <table:table-cell table:style-name="ce35" table:formula="of:=[.D32]+[.D$21]" office:value-type="float" office:value="87.55" calcext:value-type="float">
            <text:p>87.55</text:p>
          </table:table-cell>
          <table:table-cell table:style-name="ce35" table:formula="of:=[.E32]+[.E$21]" office:value-type="float" office:value="98.6" calcext:value-type="float">
            <text:p>98.60</text:p>
          </table:table-cell>
          <table:table-cell table:style-name="ce35" table:formula="of:=[.F32]+[.F$21]" office:value-type="float" office:value="108.75" calcext:value-type="float">
            <text:p>108.75</text:p>
          </table:table-cell>
          <table:table-cell table:style-name="ce35" table:formula="of:=[.G32]+[.G$21]" office:value-type="float" office:value="140.25" calcext:value-type="float">
            <text:p>140.2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21.95" calcext:value-type="float">
            <text:p>21.95</text:p>
          </table:table-cell>
          <table:table-cell table:style-name="ce35" table:formula="of:=[.C33]+[.C$21]" office:value-type="float" office:value="62.15" calcext:value-type="float">
            <text:p>62.15</text:p>
          </table:table-cell>
          <table:table-cell table:style-name="ce35" table:formula="of:=[.D33]+[.D$21]" office:value-type="float" office:value="93.3" calcext:value-type="float">
            <text:p>93.30</text:p>
          </table:table-cell>
          <table:table-cell table:style-name="ce35" table:formula="of:=[.E33]+[.E$21]" office:value-type="float" office:value="105.35" calcext:value-type="float">
            <text:p>105.35</text:p>
          </table:table-cell>
          <table:table-cell table:style-name="ce35" table:formula="of:=[.F33]+[.F$21]" office:value-type="float" office:value="116.25" calcext:value-type="float">
            <text:p>116.25</text:p>
          </table:table-cell>
          <table:table-cell table:style-name="ce35" table:formula="of:=[.G33]+[.G$21]" office:value-type="float" office:value="150.35" calcext:value-type="float">
            <text:p>150.3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5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32" table:formula="of:=+15" office:value-type="float" office:value="15" calcext:value-type="float">
            <text:p>15.00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Zone 5</text:p>
          </table:table-cell>
          <table:table-cell table:style-name="ce6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41]" office:value-type="float" office:value="14.1" calcext:value-type="float">
            <text:p>14.10</text:p>
          </table:table-cell>
          <table:table-cell table:style-name="ce35" table:formula="of:=[.C24]+[.$C$37]" office:value-type="float" office:value="30.35" calcext:value-type="float">
            <text:p>30.35</text:p>
          </table:table-cell>
          <table:table-cell table:style-name="ce35" table:formula="of:=[.D24]+[.$C$37]" office:value-type="float" office:value="33.75" calcext:value-type="float">
            <text:p>33.75</text:p>
          </table:table-cell>
          <table:table-cell table:style-name="ce35" table:formula="of:=[.E24]+[.$C$37]" office:value-type="float" office:value="36" calcext:value-type="float">
            <text:p>36.00</text:p>
          </table:table-cell>
          <table:table-cell table:style-name="ce35" table:formula="of:=[.F24]+[.$C$37]" office:value-type="float" office:value="40.75" calcext:value-type="float">
            <text:p>40.75</text:p>
          </table:table-cell>
          <table:table-cell table:style-name="ce35" table:formula="of:=[.G24]+[.$C$37]" office:value-type="float" office:value="45.95" calcext:value-type="float">
            <text:p>45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1" table:formula="of:=[.B25]+3.5" office:value-type="float" office:value="14.1" calcext:value-type="float">
            <text:p>14.10</text:p>
          </table:table-cell>
          <table:table-cell table:style-name="ce35" table:formula="of:=[.C25]+[.$C$37]" office:value-type="float" office:value="33.5" calcext:value-type="float">
            <text:p>33.50</text:p>
          </table:table-cell>
          <table:table-cell table:style-name="ce35" table:formula="of:=[.D25]+[.$C$37]" office:value-type="float" office:value="39.45" calcext:value-type="float">
            <text:p>39.45</text:p>
          </table:table-cell>
          <table:table-cell table:style-name="ce35" table:formula="of:=[.E25]+[.$C$37]" office:value-type="float" office:value="42.25" calcext:value-type="float">
            <text:p>42.25</text:p>
          </table:table-cell>
          <table:table-cell table:style-name="ce35" table:formula="of:=[.F25]+[.$C$37]" office:value-type="float" office:value="47.35" calcext:value-type="float">
            <text:p>47.35</text:p>
          </table:table-cell>
          <table:table-cell table:style-name="ce35" table:formula="of:=[.G25]+[.$C$37]" office:value-type="float" office:value="54.35" calcext:value-type="float">
            <text:p>54.3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[.B26]+4" office:value-type="float" office:value="18.5" calcext:value-type="float">
            <text:p>18.50</text:p>
          </table:table-cell>
          <table:table-cell table:style-name="ce35" table:formula="of:=[.C26]+[.$C$37]" office:value-type="float" office:value="39.85" calcext:value-type="float">
            <text:p>39.85</text:p>
          </table:table-cell>
          <table:table-cell table:style-name="ce35" table:formula="of:=[.D26]+[.$C$37]" office:value-type="float" office:value="50.9" calcext:value-type="float">
            <text:p>50.90</text:p>
          </table:table-cell>
          <table:table-cell table:style-name="ce35" table:formula="of:=[.E26]+[.$C$37]" office:value-type="float" office:value="54.75" calcext:value-type="float">
            <text:p>54.75</text:p>
          </table:table-cell>
          <table:table-cell table:style-name="ce35" table:formula="of:=[.F26]+[.$C$37]" office:value-type="float" office:value="60.25" calcext:value-type="float">
            <text:p>60.25</text:p>
          </table:table-cell>
          <table:table-cell table:style-name="ce35" table:formula="of:=[.G26]+[.$C$37]" office:value-type="float" office:value="71.15" calcext:value-type="float">
            <text:p>71.1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44]" office:value-type="float" office:value="22.75" calcext:value-type="float">
            <text:p>22.75</text:p>
          </table:table-cell>
          <table:table-cell table:style-name="ce35" table:formula="of:=[.C27]+[.$C$37]" office:value-type="float" office:value="46.2" calcext:value-type="float">
            <text:p>46.20</text:p>
          </table:table-cell>
          <table:table-cell table:style-name="ce35" table:formula="of:=[.D27]+[.$C$37]" office:value-type="float" office:value="62.35" calcext:value-type="float">
            <text:p>62.35</text:p>
          </table:table-cell>
          <table:table-cell table:style-name="ce35" table:formula="of:=[.E27]+[.$C$37]" office:value-type="float" office:value="67.3" calcext:value-type="float">
            <text:p>67.30</text:p>
          </table:table-cell>
          <table:table-cell table:style-name="ce35" table:formula="of:=[.F27]+[.$C$37]" office:value-type="float" office:value="73.25" calcext:value-type="float">
            <text:p>73.25</text:p>
          </table:table-cell>
          <table:table-cell table:style-name="ce35" table:formula="of:=[.G27]+[.$C$37]" office:value-type="float" office:value="87.95" calcext:value-type="float">
            <text:p>87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45]" office:value-type="float" office:value="22.75" calcext:value-type="float">
            <text:p>22.75</text:p>
          </table:table-cell>
          <table:table-cell table:style-name="ce35" table:formula="of:=[.C28]+[.$C$37]" office:value-type="float" office:value="52.55" calcext:value-type="float">
            <text:p>52.55</text:p>
          </table:table-cell>
          <table:table-cell table:style-name="ce35" table:formula="of:=[.D28]+[.$C$37]" office:value-type="float" office:value="73.8" calcext:value-type="float">
            <text:p>73.80</text:p>
          </table:table-cell>
          <table:table-cell table:style-name="ce35" table:formula="of:=[.E28]+[.$C$37]" office:value-type="float" office:value="79.85" calcext:value-type="float">
            <text:p>79.85</text:p>
          </table:table-cell>
          <table:table-cell table:style-name="ce35" table:formula="of:=[.F28]+[.$C$37]" office:value-type="float" office:value="86.25" calcext:value-type="float">
            <text:p>86.25</text:p>
          </table:table-cell>
          <table:table-cell table:style-name="ce35" table:formula="of:=[.G28]+[.$C$37]" office:value-type="float" office:value="104.75" calcext:value-type="float">
            <text:p>104.7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46]" office:value-type="float" office:value="22.75" calcext:value-type="float">
            <text:p>22.75</text:p>
          </table:table-cell>
          <table:table-cell table:style-name="ce35" table:formula="of:=[.C29]+[.$C$37]" office:value-type="float" office:value="56.65" calcext:value-type="float">
            <text:p>56.65</text:p>
          </table:table-cell>
          <table:table-cell table:style-name="ce35" table:formula="of:=[.D29]+[.$C$37]" office:value-type="float" office:value="79.55" calcext:value-type="float">
            <text:p>79.55</text:p>
          </table:table-cell>
          <table:table-cell table:style-name="ce35" table:formula="of:=[.E29]+[.$C$37]" office:value-type="float" office:value="86.6" calcext:value-type="float">
            <text:p>86.60</text:p>
          </table:table-cell>
          <table:table-cell table:style-name="ce35" table:formula="of:=[.F29]+[.$C$37]" office:value-type="float" office:value="93.75" calcext:value-type="float">
            <text:p>93.75</text:p>
          </table:table-cell>
          <table:table-cell table:style-name="ce35" table:formula="of:=[.G29]+[.$C$37]" office:value-type="float" office:value="114.85" calcext:value-type="float">
            <text:p>114.8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30]+4.5" office:value-type="float" office:value="22.75" calcext:value-type="float">
            <text:p>22.75</text:p>
          </table:table-cell>
          <table:table-cell table:style-name="ce35" table:formula="of:=[.C30]+[.$C$37]" office:value-type="float" office:value="60.75" calcext:value-type="float">
            <text:p>60.75</text:p>
          </table:table-cell>
          <table:table-cell table:style-name="ce35" table:formula="of:=[.D30]+[.$C$37]" office:value-type="float" office:value="85.3" calcext:value-type="float">
            <text:p>85.30</text:p>
          </table:table-cell>
          <table:table-cell table:style-name="ce35" table:formula="of:=[.E30]+[.$C$37]" office:value-type="float" office:value="93.35" calcext:value-type="float">
            <text:p>93.35</text:p>
          </table:table-cell>
          <table:table-cell table:style-name="ce35" table:formula="of:=[.F30]+[.$C$37]" office:value-type="float" office:value="101.25" calcext:value-type="float">
            <text:p>101.25</text:p>
          </table:table-cell>
          <table:table-cell table:style-name="ce35" table:formula="of:=[.G30]+[.$C$37]" office:value-type="float" office:value="124.95" calcext:value-type="float">
            <text:p>124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48]" office:value-type="float" office:value="29.95" calcext:value-type="float">
            <text:p>29.95</text:p>
          </table:table-cell>
          <table:table-cell table:style-name="ce35" table:formula="of:=[.C31]+[.$C$37]" office:value-type="float" office:value="64.85" calcext:value-type="float">
            <text:p>64.85</text:p>
          </table:table-cell>
          <table:table-cell table:style-name="ce35" table:formula="of:=[.D31]+[.$C$37]" office:value-type="float" office:value="91.05" calcext:value-type="float">
            <text:p>91.05</text:p>
          </table:table-cell>
          <table:table-cell table:style-name="ce35" table:formula="of:=[.E31]+[.$C$37]" office:value-type="float" office:value="100.1" calcext:value-type="float">
            <text:p>100.10</text:p>
          </table:table-cell>
          <table:table-cell table:style-name="ce35" table:formula="of:=[.F31]+[.$C$37]" office:value-type="float" office:value="108.75" calcext:value-type="float">
            <text:p>108.75</text:p>
          </table:table-cell>
          <table:table-cell table:style-name="ce35" table:formula="of:=[.G31]+[.$C$37]" office:value-type="float" office:value="135.05" calcext:value-type="float">
            <text:p>135.0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49]" office:value-type="float" office:value="29.95" calcext:value-type="float">
            <text:p>29.95</text:p>
          </table:table-cell>
          <table:table-cell table:style-name="ce35" table:formula="of:=[.C32]+[.$C$37]" office:value-type="float" office:value="68.95" calcext:value-type="float">
            <text:p>68.95</text:p>
          </table:table-cell>
          <table:table-cell table:style-name="ce35" table:formula="of:=[.D32]+[.$C$37]" office:value-type="float" office:value="96.8" calcext:value-type="float">
            <text:p>96.80</text:p>
          </table:table-cell>
          <table:table-cell table:style-name="ce35" table:formula="of:=[.E32]+[.$C$37]" office:value-type="float" office:value="106.85" calcext:value-type="float">
            <text:p>106.85</text:p>
          </table:table-cell>
          <table:table-cell table:style-name="ce35" table:formula="of:=[.F32]+[.$C$37]" office:value-type="float" office:value="116.25" calcext:value-type="float">
            <text:p>116.25</text:p>
          </table:table-cell>
          <table:table-cell table:style-name="ce35" table:formula="of:=[.G32]+[.$C$37]" office:value-type="float" office:value="145.15" calcext:value-type="float">
            <text:p>145.1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50]" office:value-type="float" office:value="29.95" calcext:value-type="float">
            <text:p>29.95</text:p>
          </table:table-cell>
          <table:table-cell table:style-name="ce35" table:formula="of:=[.C33]+[.$C$37]" office:value-type="float" office:value="73.05" calcext:value-type="float">
            <text:p>73.05</text:p>
          </table:table-cell>
          <table:table-cell table:style-name="ce35" table:formula="of:=[.D33]+[.$C$37]" office:value-type="float" office:value="102.55" calcext:value-type="float">
            <text:p>102.55</text:p>
          </table:table-cell>
          <table:table-cell table:style-name="ce35" table:formula="of:=[.E33]+[.$C$37]" office:value-type="float" office:value="113.6" calcext:value-type="float">
            <text:p>113.60</text:p>
          </table:table-cell>
          <table:table-cell table:style-name="ce35" table:formula="of:=[.F33]+[.$C$37]" office:value-type="float" office:value="123.75" calcext:value-type="float">
            <text:p>123.75</text:p>
          </table:table-cell>
          <table:table-cell table:style-name="ce35" table:formula="of:=[.G33]+[.$C$37]" office:value-type="float" office:value="155.25" calcext:value-type="float">
            <text:p>155.2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34]+8" office:value-type="float" office:value="29.95" calcext:value-type="float">
            <text:p>29.95</text:p>
          </table:table-cell>
          <table:table-cell table:style-name="ce35" table:formula="of:=[.C34]+[.$C$37]" office:value-type="float" office:value="77.15" calcext:value-type="float">
            <text:p>77.15</text:p>
          </table:table-cell>
          <table:table-cell table:style-name="ce35" table:formula="of:=[.D34]+[.$C$37]" office:value-type="float" office:value="108.3" calcext:value-type="float">
            <text:p>108.30</text:p>
          </table:table-cell>
          <table:table-cell table:style-name="ce35" table:formula="of:=[.E34]+[.$C$37]" office:value-type="float" office:value="120.35" calcext:value-type="float">
            <text:p>120.35</text:p>
          </table:table-cell>
          <table:table-cell table:style-name="ce35" table:formula="of:=[.F34]+[.$C$37]" office:value-type="float" office:value="131.25" calcext:value-type="float">
            <text:p>131.25</text:p>
          </table:table-cell>
          <table:table-cell table:style-name="ce35" table:formula="of:=[.G34]+[.$C$37]" office:value-type="float" office:value="165.35" calcext:value-type="float">
            <text:p>165.3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5">
        <table:table-column table:style-name="co1" table:number-columns-repeated="2" table:default-cell-style-name="ce6"/>
        <table:table-column table:style-name="co1" table:number-columns-repeated="62" table:default-cell-style-name="Default"/>
        <table:table-row table:style-name="ro1">
          <table:table-cell table:style-name="ce5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1" table:style-name="ta6">
        <table:table-column table:style-name="co1" table:number-columns-repeated="5" table:default-cell-style-name="Default"/>
        <table:table-column table:style-name="co13" table:default-cell-style-name="ce6"/>
        <table:table-column table:style-name="co14" table:default-cell-style-name="ce6"/>
        <table:table-column table:style-name="co1" table:number-columns-repeated="57" table:default-cell-style-name="Default"/>
        <table:table-row table:style-name="ro1">
          <table:table-cell table:style-name="ce5" office:value-type="string" calcext:value-type="string">
            <text:p>Example 1: Standard and Express, up to 1 kg, no insurance, no discount</text:p>
          </table:table-cell>
          <table:table-cell table:style-name="ce7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7" table:number-columns-repeated="11"/>
          <table:table-cell table:number-columns-repeated="52"/>
        </table:table-row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Min (kg)</text:p>
          </table:table-cell>
          <table:table-cell table:style-name="ce7" office:value-type="string" calcext:value-type="string">
            <text:p>Max (kg)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Discou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6" table:formula="of:=MATCH([.D4];[$'Rate data'.$A$24:$'Rate data'.$A$34];0)+IF([.B4]=&quot;Express&quot;;16;0)" office:value-type="float" office:value="2" calcext:value-type="float">
            <text:p>2</text:p>
          </table:table-cell>
          <table:table-cell table:style-name="ce6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0.6" calcext:value-type="float">
            <text:p>10.60</text:p>
          </table:table-cell>
          <table:table-cell table:style-name="ce32" table:formula="of:=ROUND(([.J4]+[.K4])*(1-[.F4]);2)" office:value-type="float" office:value="10.6" calcext:value-type="float">
            <text:p>10.6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6" table:formula="of:=MATCH([.D5];[$'Rate data'.$A$24:$'Rate data'.$A$34];0)+IF([.B5]=&quot;Express&quot;;16;0)" office:value-type="float" office:value="3" calcext:value-type="float">
            <text:p>3</text:p>
          </table:table-cell>
          <table:table-cell table:style-name="ce6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5];[.I5])" office:value-type="float" office:value="14.5" calcext:value-type="float">
            <text:p>14.50</text:p>
          </table:table-cell>
          <table:table-cell table:style-name="ce32" table:formula="of:=ROUND(([.J5]+[.K5])*(1-[.F5]);2)" office:value-type="float" office:value="14.5" calcext:value-type="float">
            <text:p>14.5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5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.5kg)</text:p>
          </table:table-cell>
          <table:table-cell table:style-name="ce6" table:formula="of:=MATCH([.D6];[$'Rate data'.$A$24:$'Rate data'.$A$34];0)+IF([.B6]=&quot;Express&quot;;16;0)" office:value-type="float" office:value="4" calcext:value-type="float">
            <text:p>4</text:p>
          </table:table-cell>
          <table:table-cell table:style-name="ce6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6];[.I6])" office:value-type="float" office:value="18.25" calcext:value-type="float">
            <text:p>18.25</text:p>
          </table:table-cell>
          <table:table-cell table:style-name="ce32" table:formula="of:=ROUND(([.J6]+[.K6])*(1-[.F6]);2)" office:value-type="float" office:value="18.25" calcext:value-type="float">
            <text:p>18.2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6" table:formula="of:=MATCH([.D7];[$'Rate data'.$A$24:$'Rate data'.$A$34];0)+IF([.B7]=&quot;Express&quot;;16;0)" office:value-type="float" office:value="18" calcext:value-type="float">
            <text:p>18</text:p>
          </table:table-cell>
          <table:table-cell table:style-name="ce6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7];[.I7])" office:value-type="float" office:value="14.1" calcext:value-type="float">
            <text:p>14.10</text:p>
          </table:table-cell>
          <table:table-cell table:style-name="ce32" table:formula="of:=ROUND(([.J7]+[.K7])*(1-[.F7]);2)" office:value-type="float" office:value="14.1" calcext:value-type="float">
            <text:p>14.1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7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6" table:formula="of:=MATCH([.D8];[$'Rate data'.$A$24:$'Rate data'.$A$34];0)+IF([.B8]=&quot;Express&quot;;16;0)" office:value-type="float" office:value="19" calcext:value-type="float">
            <text:p>19</text:p>
          </table:table-cell>
          <table:table-cell table:style-name="ce6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8];[.I8])" office:value-type="float" office:value="18.5" calcext:value-type="float">
            <text:p>18.50</text:p>
          </table:table-cell>
          <table:table-cell table:style-name="ce32" table:formula="of:=ROUND(([.J8]+[.K8])*(1-[.F8]);2)" office:value-type="float" office:value="18.5" calcext:value-type="float">
            <text:p>18.5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8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.5kg)</text:p>
          </table:table-cell>
          <table:table-cell table:style-name="ce6" table:formula="of:=MATCH([.D9];[$'Rate data'.$A$24:$'Rate data'.$A$34];0)+IF([.B9]=&quot;Express&quot;;16;0)" office:value-type="float" office:value="20" calcext:value-type="float">
            <text:p>20</text:p>
          </table:table-cell>
          <table:table-cell table:style-name="ce6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9];[.I9])" office:value-type="float" office:value="22.75" calcext:value-type="float">
            <text:p>22.75</text:p>
          </table:table-cell>
          <table:table-cell table:style-name="ce32" table:formula="of:=ROUND(([.J9]+[.K9])*(1-[.F9]);2)" office:value-type="float" office:value="22.75" calcext:value-type="float">
            <text:p>22.7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10];[$'Rate data'.$A$24:$'Rate data'.$A$34];0)+IF([.B10]=&quot;Express&quot;;16;0)" office:value-type="float" office:value="1" calcext:value-type="float">
            <text:p>1</text:p>
          </table:table-cell>
          <table:table-cell table:style-name="ce6" table:formula="of:=MATCH([.A10];[$'Rate data'.$B$23:$'Rate data'.$K$23];0)" office:value-type="float" office:value="2" calcext:value-type="float">
            <text:p>2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0];[.I10])" office:value-type="float" office:value="15.35" calcext:value-type="float">
            <text:p>15.35</text:p>
          </table:table-cell>
          <table:table-cell table:style-name="ce32" table:formula="of:=ROUND(([.J10]+[.K10])*(1-[.F10]);2)" office:value-type="float" office:value="15.35" calcext:value-type="float">
            <text:p>15.35</text:p>
          </table:table-cell>
          <table:table-cell table:number-columns-repeated="52"/>
        </table:table-row>
        <table:table-row table:style-name="ro1">
          <table:table-cell table:style-name="ce6" table:formula="of:=[.A10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11];[$'Rate data'.$A$24:$'Rate data'.$A$34];0)+IF([.B11]=&quot;Express&quot;;16;0)" office:value-type="float" office:value="2" calcext:value-type="float">
            <text:p>2</text:p>
          </table:table-cell>
          <table:table-cell table:style-name="ce6" table:formula="of:=MATCH([.A11];[$'Rate data'.$B$23:$'Rate data'.$K$23];0)" office:value-type="float" office:value="2" calcext:value-type="float">
            <text:p>2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1];[.I11])" office:value-type="float" office:value="18.5" calcext:value-type="float">
            <text:p>18.50</text:p>
          </table:table-cell>
          <table:table-cell table:style-name="ce32" table:formula="of:=ROUND(([.J11]+[.K11])*(1-[.F11]);2)" office:value-type="float" office:value="18.5" calcext:value-type="float">
            <text:p>18.50</text:p>
          </table:table-cell>
          <table:table-cell table:number-columns-repeated="52"/>
        </table:table-row>
        <table:table-row table:style-name="ro1">
          <table:table-cell table:style-name="ce6" table:formula="of:=[.A11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12];[$'Rate data'.$A$24:$'Rate data'.$A$34];0)+IF([.B12]=&quot;Express&quot;;16;0)" office:value-type="float" office:value="3" calcext:value-type="float">
            <text:p>3</text:p>
          </table:table-cell>
          <table:table-cell table:style-name="ce6" table:formula="of:=MATCH([.A12];[$'Rate data'.$B$23:$'Rate data'.$K$23];0)" office:value-type="float" office:value="2" calcext:value-type="float">
            <text:p>2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2];[.I12])" office:value-type="float" office:value="24.85" calcext:value-type="float">
            <text:p>24.85</text:p>
          </table:table-cell>
          <table:table-cell table:style-name="ce32" table:formula="of:=ROUND(([.J12]+[.K12])*(1-[.F12]);2)" office:value-type="float" office:value="24.85" calcext:value-type="float">
            <text:p>24.85</text:p>
          </table:table-cell>
          <table:table-cell table:number-columns-repeated="52"/>
        </table:table-row>
        <table:table-row table:style-name="ro1">
          <table:table-cell table:style-name="ce6" table:formula="of:=[.A12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13];[$'Rate data'.$A$24:$'Rate data'.$A$34];0)+IF([.B13]=&quot;Express&quot;;16;0)" office:value-type="float" office:value="4" calcext:value-type="float">
            <text:p>4</text:p>
          </table:table-cell>
          <table:table-cell table:style-name="ce6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1.2" calcext:value-type="float">
            <text:p>31.20</text:p>
          </table:table-cell>
          <table:table-cell table:style-name="ce32" table:formula="of:=ROUND(([.J13]+[.K13])*(1-[.F13]);2)" office:value-type="float" office:value="31.2" calcext:value-type="float">
            <text:p>31.20</text:p>
          </table:table-cell>
          <table:table-cell table:number-columns-repeated="52"/>
        </table:table-row>
        <table:table-row table:style-name="ro1">
          <table:table-cell table:style-name="ce6" table:formula="of:=[.A12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14];[$'Rate data'.$A$24:$'Rate data'.$A$34];0)+IF([.B14]=&quot;Express&quot;;16;0)" office:value-type="float" office:value="17" calcext:value-type="float">
            <text:p>17</text:p>
          </table:table-cell>
          <table:table-cell table:style-name="ce6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4];[.I14])" office:value-type="float" office:value="30.35" calcext:value-type="float">
            <text:p>30.35</text:p>
          </table:table-cell>
          <table:table-cell table:style-name="ce32" table:formula="of:=ROUND(([.J14]+[.K14])*(1-[.F14]);2)" office:value-type="float" office:value="30.35" calcext:value-type="float">
            <text:p>30.35</text:p>
          </table:table-cell>
          <table:table-cell table:number-columns-repeated="52"/>
        </table:table-row>
        <table:table-row table:style-name="ro1">
          <table:table-cell table:style-name="ce6" table:formula="of:=[.A14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4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15];[$'Rate data'.$A$24:$'Rate data'.$A$34];0)+IF([.B15]=&quot;Express&quot;;16;0)" office:value-type="float" office:value="18" calcext:value-type="float">
            <text:p>18</text:p>
          </table:table-cell>
          <table:table-cell table:style-name="ce6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5];[.I15])" office:value-type="float" office:value="33.5" calcext:value-type="float">
            <text:p>33.50</text:p>
          </table:table-cell>
          <table:table-cell table:style-name="ce32" table:formula="of:=ROUND(([.J15]+[.K15])*(1-[.F15]);2)" office:value-type="float" office:value="33.5" calcext:value-type="float">
            <text:p>33.50</text:p>
          </table:table-cell>
          <table:table-cell table:number-columns-repeated="52"/>
        </table:table-row>
        <table:table-row table:style-name="ro1">
          <table:table-cell table:style-name="ce6" table:formula="of:=[.A15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5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16];[$'Rate data'.$A$24:$'Rate data'.$A$34];0)+IF([.B16]=&quot;Express&quot;;16;0)" office:value-type="float" office:value="19" calcext:value-type="float">
            <text:p>19</text:p>
          </table:table-cell>
          <table:table-cell table:style-name="ce6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6];[.I16])" office:value-type="float" office:value="39.85" calcext:value-type="float">
            <text:p>39.85</text:p>
          </table:table-cell>
          <table:table-cell table:style-name="ce32" table:formula="of:=ROUND(([.J16]+[.K16])*(1-[.F16]);2)" office:value-type="float" office:value="39.85" calcext:value-type="float">
            <text:p>39.85</text:p>
          </table:table-cell>
          <table:table-cell table:number-columns-repeated="52"/>
        </table:table-row>
        <table:table-row table:style-name="ro1">
          <table:table-cell table:style-name="ce6" table:formula="of:=[.A16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6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17];[$'Rate data'.$A$24:$'Rate data'.$A$34];0)+IF([.B17]=&quot;Express&quot;;16;0)" office:value-type="float" office:value="20" calcext:value-type="float">
            <text:p>20</text:p>
          </table:table-cell>
          <table:table-cell table:style-name="ce6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7];[.I17])" office:value-type="float" office:value="46.2" calcext:value-type="float">
            <text:p>46.20</text:p>
          </table:table-cell>
          <table:table-cell table:style-name="ce32" table:formula="of:=ROUND(([.J17]+[.K17])*(1-[.F17]);2)" office:value-type="float" office:value="46.2" calcext:value-type="float">
            <text:p>46.2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18];[$'Rate data'.$A$24:$'Rate data'.$A$34];0)+IF([.B18]=&quot;Express&quot;;16;0)" office:value-type="float" office:value="1" calcext:value-type="float">
            <text:p>1</text:p>
          </table:table-cell>
          <table:table-cell table:style-name="ce6" table:formula="of:=MATCH([.A18];[$'Rate data'.$B$23:$'Rate data'.$K$23];0)" office:value-type="float" office:value="3" calcext:value-type="float">
            <text:p>3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8];[.I18])" office:value-type="float" office:value="18.75" calcext:value-type="float">
            <text:p>18.75</text:p>
          </table:table-cell>
          <table:table-cell table:style-name="ce32" table:formula="of:=ROUND(([.J18]+[.K18])*(1-[.F18]);2)" office:value-type="float" office:value="18.75" calcext:value-type="float">
            <text:p>18.75</text:p>
          </table:table-cell>
          <table:table-cell table:number-columns-repeated="52"/>
        </table:table-row>
        <table:table-row table:style-name="ro1">
          <table:table-cell table:style-name="ce6" table:formula="of:=[.A18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8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19];[$'Rate data'.$A$24:$'Rate data'.$A$34];0)+IF([.B19]=&quot;Express&quot;;16;0)" office:value-type="float" office:value="2" calcext:value-type="float">
            <text:p>2</text:p>
          </table:table-cell>
          <table:table-cell table:style-name="ce6" table:formula="of:=MATCH([.A19];[$'Rate data'.$B$23:$'Rate data'.$K$23];0)" office:value-type="float" office:value="3" calcext:value-type="float">
            <text:p>3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9];[.I19])" office:value-type="float" office:value="24.45" calcext:value-type="float">
            <text:p>24.45</text:p>
          </table:table-cell>
          <table:table-cell table:style-name="ce32" table:formula="of:=ROUND(([.J19]+[.K19])*(1-[.F19]);2)" office:value-type="float" office:value="24.45" calcext:value-type="float">
            <text:p>24.45</text:p>
          </table:table-cell>
          <table:table-cell table:number-columns-repeated="52"/>
        </table:table-row>
        <table:table-row table:style-name="ro1">
          <table:table-cell table:style-name="ce6" table:formula="of:=[.A19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19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20];[$'Rate data'.$A$24:$'Rate data'.$A$34];0)+IF([.B20]=&quot;Express&quot;;16;0)" office:value-type="float" office:value="3" calcext:value-type="float">
            <text:p>3</text:p>
          </table:table-cell>
          <table:table-cell table:style-name="ce6" table:formula="of:=MATCH([.A20];[$'Rate data'.$B$23:$'Rate data'.$K$23];0)" office:value-type="float" office:value="3" calcext:value-type="float">
            <text:p>3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0];[.I20])" office:value-type="float" office:value="35.9" calcext:value-type="float">
            <text:p>35.90</text:p>
          </table:table-cell>
          <table:table-cell table:style-name="ce32" table:formula="of:=ROUND(([.J20]+[.K20])*(1-[.F20]);2)" office:value-type="float" office:value="35.9" calcext:value-type="float">
            <text:p>35.90</text:p>
          </table:table-cell>
          <table:table-cell table:number-columns-repeated="52"/>
        </table:table-row>
        <table:table-row table:style-name="ro1">
          <table:table-cell table:style-name="ce6" table:formula="of:=[.A20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0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21];[$'Rate data'.$A$24:$'Rate data'.$A$34];0)+IF([.B21]=&quot;Express&quot;;16;0)" office:value-type="float" office:value="4" calcext:value-type="float">
            <text:p>4</text:p>
          </table:table-cell>
          <table:table-cell table:style-name="ce6" table:formula="of:=MATCH([.A21];[$'Rate data'.$B$23:$'Rate data'.$K$23];0)" office:value-type="float" office:value="3" calcext:value-type="float">
            <text:p>3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1];[.I21])" office:value-type="float" office:value="47.35" calcext:value-type="float">
            <text:p>47.35</text:p>
          </table:table-cell>
          <table:table-cell table:style-name="ce32" table:formula="of:=ROUND(([.J21]+[.K21])*(1-[.F21]);2)" office:value-type="float" office:value="47.35" calcext:value-type="float">
            <text:p>47.35</text:p>
          </table:table-cell>
          <table:table-cell table:number-columns-repeated="52"/>
        </table:table-row>
        <table:table-row table:style-name="ro1">
          <table:table-cell table:style-name="ce6" table:formula="of:=[.A20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6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75" calcext:value-type="float">
            <text:p>33.75</text:p>
          </table:table-cell>
          <table:table-cell table:style-name="ce32" table:formula="of:=ROUND(([.J22]+[.K22])*(1-[.F22]);2)" office:value-type="float" office:value="33.75" calcext:value-type="float">
            <text:p>33.75</text:p>
          </table:table-cell>
          <table:table-cell table:number-columns-repeated="52"/>
        </table:table-row>
        <table:table-row table:style-name="ro1">
          <table:table-cell table:style-name="ce6" table:formula="of:=[.A22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2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6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3];[.I23])" office:value-type="float" office:value="39.45" calcext:value-type="float">
            <text:p>39.45</text:p>
          </table:table-cell>
          <table:table-cell table:style-name="ce32" table:formula="of:=ROUND(([.J23]+[.K23])*(1-[.F23]);2)" office:value-type="float" office:value="39.45" calcext:value-type="float">
            <text:p>39.45</text:p>
          </table:table-cell>
          <table:table-cell table:number-columns-repeated="52"/>
        </table:table-row>
        <table:table-row table:style-name="ro1">
          <table:table-cell table:style-name="ce6" table:formula="of:=[.A23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3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6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4];[.I24])" office:value-type="float" office:value="50.9" calcext:value-type="float">
            <text:p>50.90</text:p>
          </table:table-cell>
          <table:table-cell table:style-name="ce32" table:formula="of:=ROUND(([.J24]+[.K24])*(1-[.F24]);2)" office:value-type="float" office:value="50.9" calcext:value-type="float">
            <text:p>50.90</text:p>
          </table:table-cell>
          <table:table-cell table:number-columns-repeated="52"/>
        </table:table-row>
        <table:table-row table:style-name="ro1">
          <table:table-cell table:style-name="ce6" table:formula="of:=[.A24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6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5];[.I25])" office:value-type="float" office:value="62.35" calcext:value-type="float">
            <text:p>62.35</text:p>
          </table:table-cell>
          <table:table-cell table:style-name="ce32" table:formula="of:=ROUND(([.J25]+[.K25])*(1-[.F25]);2)" office:value-type="float" office:value="62.35" calcext:value-type="float">
            <text:p>62.3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26];[$'Rate data'.$A$24:$'Rate data'.$A$34];0)+IF([.B26]=&quot;Express&quot;;16;0)" office:value-type="float" office:value="1" calcext:value-type="float">
            <text:p>1</text:p>
          </table:table-cell>
          <table:table-cell table:style-name="ce6" table:formula="of:=MATCH([.A26];[$'Rate data'.$B$23:$'Rate data'.$K$23];0)" office:value-type="float" office:value="4" calcext:value-type="float">
            <text:p>4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6];[.I26])" office:value-type="float" office:value="21" calcext:value-type="float">
            <text:p>21.00</text:p>
          </table:table-cell>
          <table:table-cell table:style-name="ce32" table:formula="of:=ROUND(([.J26]+[.K26])*(1-[.F26]);2)" office:value-type="float" office:value="21" calcext:value-type="float">
            <text:p>21.00</text:p>
          </table:table-cell>
          <table:table-cell table:number-columns-repeated="52"/>
        </table:table-row>
        <table:table-row table:style-name="ro1">
          <table:table-cell table:style-name="ce6" table:formula="of:=[.A26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6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27];[$'Rate data'.$A$24:$'Rate data'.$A$34];0)+IF([.B27]=&quot;Express&quot;;16;0)" office:value-type="float" office:value="2" calcext:value-type="float">
            <text:p>2</text:p>
          </table:table-cell>
          <table:table-cell table:style-name="ce6" table:formula="of:=MATCH([.A27];[$'Rate data'.$B$23:$'Rate data'.$K$23];0)" office:value-type="float" office:value="4" calcext:value-type="float">
            <text:p>4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7];[.I27])" office:value-type="float" office:value="27.25" calcext:value-type="float">
            <text:p>27.25</text:p>
          </table:table-cell>
          <table:table-cell table:style-name="ce32" table:formula="of:=ROUND(([.J27]+[.K27])*(1-[.F27]);2)" office:value-type="float" office:value="27.25" calcext:value-type="float">
            <text:p>27.25</text:p>
          </table:table-cell>
          <table:table-cell table:number-columns-repeated="52"/>
        </table:table-row>
        <table:table-row table:style-name="ro1">
          <table:table-cell table:style-name="ce6" table:formula="of:=[.A27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7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28];[$'Rate data'.$A$24:$'Rate data'.$A$34];0)+IF([.B28]=&quot;Express&quot;;16;0)" office:value-type="float" office:value="3" calcext:value-type="float">
            <text:p>3</text:p>
          </table:table-cell>
          <table:table-cell table:style-name="ce6" table:formula="of:=MATCH([.A28];[$'Rate data'.$B$23:$'Rate data'.$K$23];0)" office:value-type="float" office:value="4" calcext:value-type="float">
            <text:p>4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8];[.I28])" office:value-type="float" office:value="39.75" calcext:value-type="float">
            <text:p>39.75</text:p>
          </table:table-cell>
          <table:table-cell table:style-name="ce32" table:formula="of:=ROUND(([.J28]+[.K28])*(1-[.F28]);2)" office:value-type="float" office:value="39.75" calcext:value-type="float">
            <text:p>39.75</text:p>
          </table:table-cell>
          <table:table-cell table:number-columns-repeated="52"/>
        </table:table-row>
        <table:table-row table:style-name="ro1">
          <table:table-cell table:style-name="ce6" table:formula="of:=[.A28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28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29];[$'Rate data'.$A$24:$'Rate data'.$A$34];0)+IF([.B29]=&quot;Express&quot;;16;0)" office:value-type="float" office:value="4" calcext:value-type="float">
            <text:p>4</text:p>
          </table:table-cell>
          <table:table-cell table:style-name="ce6" table:formula="of:=MATCH([.A29];[$'Rate data'.$B$23:$'Rate data'.$K$23];0)" office:value-type="float" office:value="4" calcext:value-type="float">
            <text:p>4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9];[.I29])" office:value-type="float" office:value="52.3" calcext:value-type="float">
            <text:p>52.30</text:p>
          </table:table-cell>
          <table:table-cell table:style-name="ce32" table:formula="of:=ROUND(([.J29]+[.K29])*(1-[.F29]);2)" office:value-type="float" office:value="52.3" calcext:value-type="float">
            <text:p>52.30</text:p>
          </table:table-cell>
          <table:table-cell table:number-columns-repeated="52"/>
        </table:table-row>
        <table:table-row table:style-name="ro1">
          <table:table-cell table:style-name="ce6" table:formula="of:=[.A28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30];[$'Rate data'.$A$24:$'Rate data'.$A$34];0)+IF([.B30]=&quot;Express&quot;;16;0)" office:value-type="float" office:value="17" calcext:value-type="float">
            <text:p>17</text:p>
          </table:table-cell>
          <table:table-cell table:style-name="ce6" table:formula="of:=MATCH([.A30];[$'Rate data'.$B$23:$'Rate data'.$K$23];0)" office:value-type="float" office:value="4" calcext:value-type="float">
            <text:p>4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0];[.I30])" office:value-type="float" office:value="36" calcext:value-type="float">
            <text:p>36.00</text:p>
          </table:table-cell>
          <table:table-cell table:style-name="ce32" table:formula="of:=ROUND(([.J30]+[.K30])*(1-[.F30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6" table:formula="of:=[.A30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31];[$'Rate data'.$A$24:$'Rate data'.$A$34];0)+IF([.B31]=&quot;Express&quot;;16;0)" office:value-type="float" office:value="18" calcext:value-type="float">
            <text:p>18</text:p>
          </table:table-cell>
          <table:table-cell table:style-name="ce6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42.25" calcext:value-type="float">
            <text:p>42.25</text:p>
          </table:table-cell>
          <table:table-cell table:style-name="ce32" table:formula="of:=ROUND(([.J31]+[.K31])*(1-[.F31]);2)" office:value-type="float" office:value="42.25" calcext:value-type="float">
            <text:p>42.25</text:p>
          </table:table-cell>
          <table:table-cell table:number-columns-repeated="52"/>
        </table:table-row>
        <table:table-row table:style-name="ro1">
          <table:table-cell table:style-name="ce6" table:formula="of:=[.A31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32];[$'Rate data'.$A$24:$'Rate data'.$A$34];0)+IF([.B32]=&quot;Express&quot;;16;0)" office:value-type="float" office:value="19" calcext:value-type="float">
            <text:p>19</text:p>
          </table:table-cell>
          <table:table-cell table:style-name="ce6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2];[.I32])" office:value-type="float" office:value="54.75" calcext:value-type="float">
            <text:p>54.75</text:p>
          </table:table-cell>
          <table:table-cell table:style-name="ce32" table:formula="of:=ROUND(([.J32]+[.K32])*(1-[.F32]);2)" office:value-type="float" office:value="54.75" calcext:value-type="float">
            <text:p>54.75</text:p>
          </table:table-cell>
          <table:table-cell table:number-columns-repeated="52"/>
        </table:table-row>
        <table:table-row table:style-name="ro1">
          <table:table-cell table:style-name="ce6" table:formula="of:=[.A32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33];[$'Rate data'.$A$24:$'Rate data'.$A$34];0)+IF([.B33]=&quot;Express&quot;;16;0)" office:value-type="float" office:value="20" calcext:value-type="float">
            <text:p>20</text:p>
          </table:table-cell>
          <table:table-cell table:style-name="ce6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3];[.I33])" office:value-type="float" office:value="67.3" calcext:value-type="float">
            <text:p>67.30</text:p>
          </table:table-cell>
          <table:table-cell table:style-name="ce32" table:formula="of:=ROUND(([.J33]+[.K33])*(1-[.F33]);2)" office:value-type="float" office:value="67.3" calcext:value-type="float">
            <text:p>67.3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34];[$'Rate data'.$A$24:$'Rate data'.$A$34];0)+IF([.B34]=&quot;Express&quot;;16;0)" office:value-type="float" office:value="1" calcext:value-type="float">
            <text:p>1</text:p>
          </table:table-cell>
          <table:table-cell table:style-name="ce6" table:formula="of:=MATCH([.A34];[$'Rate data'.$B$23:$'Rate data'.$K$23];0)" office:value-type="float" office:value="5" calcext:value-type="float">
            <text:p>5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4];[.I34])" office:value-type="float" office:value="25.75" calcext:value-type="float">
            <text:p>25.75</text:p>
          </table:table-cell>
          <table:table-cell table:style-name="ce32" table:formula="of:=ROUND(([.J34]+[.K34])*(1-[.F34]);2)" office:value-type="float" office:value="25.75" calcext:value-type="float">
            <text:p>25.75</text:p>
          </table:table-cell>
          <table:table-cell table:number-columns-repeated="52"/>
        </table:table-row>
        <table:table-row table:style-name="ro1">
          <table:table-cell table:style-name="ce6" table:formula="of:=[.A34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34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35];[$'Rate data'.$A$24:$'Rate data'.$A$34];0)+IF([.B35]=&quot;Express&quot;;16;0)" office:value-type="float" office:value="2" calcext:value-type="float">
            <text:p>2</text:p>
          </table:table-cell>
          <table:table-cell table:style-name="ce6" table:formula="of:=MATCH([.A35];[$'Rate data'.$B$23:$'Rate data'.$K$23];0)" office:value-type="float" office:value="5" calcext:value-type="float">
            <text:p>5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5];[.I35])" office:value-type="float" office:value="32.35" calcext:value-type="float">
            <text:p>32.35</text:p>
          </table:table-cell>
          <table:table-cell table:style-name="ce32" table:formula="of:=ROUND(([.J35]+[.K35])*(1-[.F35]);2)" office:value-type="float" office:value="32.35" calcext:value-type="float">
            <text:p>32.35</text:p>
          </table:table-cell>
          <table:table-cell table:number-columns-repeated="52"/>
        </table:table-row>
        <table:table-row table:style-name="ro1">
          <table:table-cell table:style-name="ce6" table:formula="of:=[.A35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35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36];[$'Rate data'.$A$24:$'Rate data'.$A$34];0)+IF([.B36]=&quot;Express&quot;;16;0)" office:value-type="float" office:value="3" calcext:value-type="float">
            <text:p>3</text:p>
          </table:table-cell>
          <table:table-cell table:style-name="ce6" table:formula="of:=MATCH([.A36];[$'Rate data'.$B$23:$'Rate data'.$K$23];0)" office:value-type="float" office:value="5" calcext:value-type="float">
            <text:p>5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6];[.I36])" office:value-type="float" office:value="45.25" calcext:value-type="float">
            <text:p>45.25</text:p>
          </table:table-cell>
          <table:table-cell table:style-name="ce32" table:formula="of:=ROUND(([.J36]+[.K36])*(1-[.F36]);2)" office:value-type="float" office:value="45.25" calcext:value-type="float">
            <text:p>45.25</text:p>
          </table:table-cell>
          <table:table-cell table:number-columns-repeated="52"/>
        </table:table-row>
        <table:table-row table:style-name="ro1">
          <table:table-cell table:style-name="ce6" table:formula="of:=[.A36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36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37];[$'Rate data'.$A$24:$'Rate data'.$A$34];0)+IF([.B37]=&quot;Express&quot;;16;0)" office:value-type="float" office:value="4" calcext:value-type="float">
            <text:p>4</text:p>
          </table:table-cell>
          <table:table-cell table:style-name="ce6" table:formula="of:=MATCH([.A37];[$'Rate data'.$B$23:$'Rate data'.$K$23];0)" office:value-type="float" office:value="5" calcext:value-type="float">
            <text:p>5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7];[.I37])" office:value-type="float" office:value="58.25" calcext:value-type="float">
            <text:p>58.25</text:p>
          </table:table-cell>
          <table:table-cell table:style-name="ce32" table:formula="of:=ROUND(([.J37]+[.K37])*(1-[.F37]);2)" office:value-type="float" office:value="58.25" calcext:value-type="float">
            <text:p>58.25</text:p>
          </table:table-cell>
          <table:table-cell table:number-columns-repeated="52"/>
        </table:table-row>
        <table:table-row table:style-name="ro1">
          <table:table-cell table:style-name="ce6" table:formula="of:=[.A36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38];[$'Rate data'.$A$24:$'Rate data'.$A$34];0)+IF([.B38]=&quot;Express&quot;;16;0)" office:value-type="float" office:value="17" calcext:value-type="float">
            <text:p>17</text:p>
          </table:table-cell>
          <table:table-cell table:style-name="ce6" table:formula="of:=MATCH([.A38];[$'Rate data'.$B$23:$'Rate data'.$K$23];0)" office:value-type="float" office:value="5" calcext:value-type="float">
            <text:p>5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8];[.I38])" office:value-type="float" office:value="40.75" calcext:value-type="float">
            <text:p>40.75</text:p>
          </table:table-cell>
          <table:table-cell table:style-name="ce32" table:formula="of:=ROUND(([.J38]+[.K38])*(1-[.F38]);2)" office:value-type="float" office:value="40.75" calcext:value-type="float">
            <text:p>40.75</text:p>
          </table:table-cell>
          <table:table-cell table:number-columns-repeated="52"/>
        </table:table-row>
        <table:table-row table:style-name="ro1">
          <table:table-cell table:style-name="ce6" table:formula="of:=[.A38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8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39];[$'Rate data'.$A$24:$'Rate data'.$A$34];0)+IF([.B39]=&quot;Express&quot;;16;0)" office:value-type="float" office:value="18" calcext:value-type="float">
            <text:p>18</text:p>
          </table:table-cell>
          <table:table-cell table:style-name="ce6" table:formula="of:=MATCH([.A39];[$'Rate data'.$B$23:$'Rate data'.$K$23];0)" office:value-type="float" office:value="5" calcext:value-type="float">
            <text:p>5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9];[.I39])" office:value-type="float" office:value="47.35" calcext:value-type="float">
            <text:p>47.35</text:p>
          </table:table-cell>
          <table:table-cell table:style-name="ce32" table:formula="of:=ROUND(([.J39]+[.K39])*(1-[.F39]);2)" office:value-type="float" office:value="47.35" calcext:value-type="float">
            <text:p>47.35</text:p>
          </table:table-cell>
          <table:table-cell table:number-columns-repeated="52"/>
        </table:table-row>
        <table:table-row table:style-name="ro1">
          <table:table-cell table:style-name="ce6" table:formula="of:=[.A39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9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40];[$'Rate data'.$A$24:$'Rate data'.$A$34];0)+IF([.B40]=&quot;Express&quot;;16;0)" office:value-type="float" office:value="19" calcext:value-type="float">
            <text:p>19</text:p>
          </table:table-cell>
          <table:table-cell table:style-name="ce6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60.25" calcext:value-type="float">
            <text:p>60.25</text:p>
          </table:table-cell>
          <table:table-cell table:style-name="ce32" table:formula="of:=ROUND(([.J40]+[.K40])*(1-[.F40]);2)" office:value-type="float" office:value="60.25" calcext:value-type="float">
            <text:p>60.25</text:p>
          </table:table-cell>
          <table:table-cell table:number-columns-repeated="52"/>
        </table:table-row>
        <table:table-row table:style-name="ro1">
          <table:table-cell table:style-name="ce6" table:formula="of:=[.A40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0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41];[$'Rate data'.$A$24:$'Rate data'.$A$34];0)+IF([.B41]=&quot;Express&quot;;16;0)" office:value-type="float" office:value="20" calcext:value-type="float">
            <text:p>20</text:p>
          </table:table-cell>
          <table:table-cell table:style-name="ce6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1];[.I41])" office:value-type="float" office:value="73.25" calcext:value-type="float">
            <text:p>73.25</text:p>
          </table:table-cell>
          <table:table-cell table:style-name="ce32" table:formula="of:=ROUND(([.J41]+[.K41])*(1-[.F41]);2)" office:value-type="float" office:value="73.25" calcext:value-type="float">
            <text:p>73.2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6" table:formula="of:=MATCH([.D42];[$'Rate data'.$A$24:$'Rate data'.$A$34];0)+IF([.B42]=&quot;Express&quot;;16;0)" office:value-type="float" office:value="1" calcext:value-type="float">
            <text:p>1</text:p>
          </table:table-cell>
          <table:table-cell table:style-name="ce6" table:formula="of:=MATCH([.A42];[$'Rate data'.$B$23:$'Rate data'.$K$23];0)" office:value-type="float" office:value="6" calcext:value-type="float">
            <text:p>6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2];[.I42])" office:value-type="float" office:value="30.95" calcext:value-type="float">
            <text:p>30.95</text:p>
          </table:table-cell>
          <table:table-cell table:style-name="ce32" table:formula="of:=ROUND(([.J42]+[.K42])*(1-[.F42]);2)" office:value-type="float" office:value="30.95" calcext:value-type="float">
            <text:p>30.95</text:p>
          </table:table-cell>
          <table:table-cell table:number-columns-repeated="52"/>
        </table:table-row>
        <table:table-row table:style-name="ro1">
          <table:table-cell table:style-name="ce6" table:formula="of:=[.A42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2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6" table:formula="of:=MATCH([.D43];[$'Rate data'.$A$24:$'Rate data'.$A$34];0)+IF([.B43]=&quot;Express&quot;;16;0)" office:value-type="float" office:value="2" calcext:value-type="float">
            <text:p>2</text:p>
          </table:table-cell>
          <table:table-cell table:style-name="ce6" table:formula="of:=MATCH([.A43];[$'Rate data'.$B$23:$'Rate data'.$K$23];0)" office:value-type="float" office:value="6" calcext:value-type="float">
            <text:p>6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3];[.I43])" office:value-type="float" office:value="39.35" calcext:value-type="float">
            <text:p>39.35</text:p>
          </table:table-cell>
          <table:table-cell table:style-name="ce32" table:formula="of:=ROUND(([.J43]+[.K43])*(1-[.F43]);2)" office:value-type="float" office:value="39.35" calcext:value-type="float">
            <text:p>39.35</text:p>
          </table:table-cell>
          <table:table-cell table:number-columns-repeated="52"/>
        </table:table-row>
        <table:table-row table:style-name="ro1">
          <table:table-cell table:style-name="ce6" table:formula="of:=[.A43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3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6" table:formula="of:=MATCH([.D44];[$'Rate data'.$A$24:$'Rate data'.$A$34];0)+IF([.B44]=&quot;Express&quot;;16;0)" office:value-type="float" office:value="3" calcext:value-type="float">
            <text:p>3</text:p>
          </table:table-cell>
          <table:table-cell table:style-name="ce6" table:formula="of:=MATCH([.A44];[$'Rate data'.$B$23:$'Rate data'.$K$23];0)" office:value-type="float" office:value="6" calcext:value-type="float">
            <text:p>6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4];[.I44])" office:value-type="float" office:value="56.15" calcext:value-type="float">
            <text:p>56.15</text:p>
          </table:table-cell>
          <table:table-cell table:style-name="ce32" table:formula="of:=ROUND(([.J44]+[.K44])*(1-[.F44]);2)" office:value-type="float" office:value="56.15" calcext:value-type="float">
            <text:p>56.15</text:p>
          </table:table-cell>
          <table:table-cell table:number-columns-repeated="52"/>
        </table:table-row>
        <table:table-row table:style-name="ro1">
          <table:table-cell table:style-name="ce6" table:formula="of:=[.A44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Standard</text:p>
          </table:table-cell>
          <table:table-cell table:style-name="ce6" table:formula="of:=[.D4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6" table:formula="of:=MATCH([.D45];[$'Rate data'.$A$24:$'Rate data'.$A$34];0)+IF([.B45]=&quot;Express&quot;;16;0)" office:value-type="float" office:value="4" calcext:value-type="float">
            <text:p>4</text:p>
          </table:table-cell>
          <table:table-cell table:style-name="ce6" table:formula="of:=MATCH([.A45];[$'Rate data'.$B$23:$'Rate data'.$K$23];0)" office:value-type="float" office:value="6" calcext:value-type="float">
            <text:p>6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5];[.I45])" office:value-type="float" office:value="72.95" calcext:value-type="float">
            <text:p>72.95</text:p>
          </table:table-cell>
          <table:table-cell table:style-name="ce32" table:formula="of:=ROUND(([.J45]+[.K45])*(1-[.F45]);2)" office:value-type="float" office:value="72.95" calcext:value-type="float">
            <text:p>72.95</text:p>
          </table:table-cell>
          <table:table-cell table:number-columns-repeated="52"/>
        </table:table-row>
        <table:table-row table:style-name="ro1">
          <table:table-cell table:style-name="ce6" table:formula="of:=[.A44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6" table:formula="of:=MATCH([.D46];[$'Rate data'.$A$24:$'Rate data'.$A$34];0)+IF([.B46]=&quot;Express&quot;;16;0)" office:value-type="float" office:value="17" calcext:value-type="float">
            <text:p>17</text:p>
          </table:table-cell>
          <table:table-cell table:style-name="ce6" table:formula="of:=MATCH([.A46];[$'Rate data'.$B$23:$'Rate data'.$K$23];0)" office:value-type="float" office:value="6" calcext:value-type="float">
            <text:p>6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6];[.I46])" office:value-type="float" office:value="45.95" calcext:value-type="float">
            <text:p>45.95</text:p>
          </table:table-cell>
          <table:table-cell table:style-name="ce32" table:formula="of:=ROUND(([.J46]+[.K46])*(1-[.F46]);2)" office:value-type="float" office:value="45.95" calcext:value-type="float">
            <text:p>45.95</text:p>
          </table:table-cell>
          <table:table-cell table:number-columns-repeated="52"/>
        </table:table-row>
        <table:table-row table:style-name="ro1">
          <table:table-cell table:style-name="ce6" table:formula="of:=[.A46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6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6" table:formula="of:=MATCH([.D47];[$'Rate data'.$A$24:$'Rate data'.$A$34];0)+IF([.B47]=&quot;Express&quot;;16;0)" office:value-type="float" office:value="18" calcext:value-type="float">
            <text:p>18</text:p>
          </table:table-cell>
          <table:table-cell table:style-name="ce6" table:formula="of:=MATCH([.A47];[$'Rate data'.$B$23:$'Rate data'.$K$23];0)" office:value-type="float" office:value="6" calcext:value-type="float">
            <text:p>6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7];[.I47])" office:value-type="float" office:value="54.35" calcext:value-type="float">
            <text:p>54.35</text:p>
          </table:table-cell>
          <table:table-cell table:style-name="ce32" table:formula="of:=ROUND(([.J47]+[.K47])*(1-[.F47]);2)" office:value-type="float" office:value="54.35" calcext:value-type="float">
            <text:p>54.35</text:p>
          </table:table-cell>
          <table:table-cell table:number-columns-repeated="52"/>
        </table:table-row>
        <table:table-row table:style-name="ro1">
          <table:table-cell table:style-name="ce6" table:formula="of:=[.A47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7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6" table:formula="of:=MATCH([.D48];[$'Rate data'.$A$24:$'Rate data'.$A$34];0)+IF([.B48]=&quot;Express&quot;;16;0)" office:value-type="float" office:value="19" calcext:value-type="float">
            <text:p>19</text:p>
          </table:table-cell>
          <table:table-cell table:style-name="ce6" table:formula="of:=MATCH([.A48];[$'Rate data'.$B$23:$'Rate data'.$K$23];0)" office:value-type="float" office:value="6" calcext:value-type="float">
            <text:p>6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8];[.I48])" office:value-type="float" office:value="71.15" calcext:value-type="float">
            <text:p>71.15</text:p>
          </table:table-cell>
          <table:table-cell table:style-name="ce32" table:formula="of:=ROUND(([.J48]+[.K48])*(1-[.F48]);2)" office:value-type="float" office:value="71.15" calcext:value-type="float">
            <text:p>71.15</text:p>
          </table:table-cell>
          <table:table-cell table:number-columns-repeated="52"/>
        </table:table-row>
        <table:table-row table:style-name="ro1">
          <table:table-cell table:style-name="ce6" table:formula="of:=[.A48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8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6" table:formula="of:=MATCH([.D49];[$'Rate data'.$A$24:$'Rate data'.$A$34];0)+IF([.B49]=&quot;Express&quot;;16;0)" office:value-type="float" office:value="20" calcext:value-type="float">
            <text:p>20</text:p>
          </table:table-cell>
          <table:table-cell table:style-name="ce6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87.95" calcext:value-type="float">
            <text:p>87.95</text:p>
          </table:table-cell>
          <table:table-cell table:style-name="ce32" table:formula="of:=ROUND(([.J49]+[.K49])*(1-[.F49]);2)" office:value-type="float" office:value="87.95" calcext:value-type="float">
            <text:p>87.95</text:p>
          </table:table-cell>
          <table:table-cell table:number-columns-repeated="52"/>
        </table:table-row>
        <table:table-row table:style-name="ro1" table:number-rows-repeated="23">
          <table:table-cell table:style-name="ce6" table:number-columns-repeated="5"/>
          <table:table-cell table:style-name="ce36"/>
          <table:table-cell/>
          <table:table-cell table:style-name="ce6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7">
        <office:forms form:automatic-focus="false" form:apply-design-mode="false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2" table:default-cell-style-name="ce38"/>
        <table:table-column table:style-name="co1" table:number-columns-repeated="59" table:default-cell-style-name="Default"/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greaterThanKg</text:p>
          </table:table-cell>
          <table:table-cell table:style-name="ce7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1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10.6" calcext:value-type="float">
            <text:p>10.60</text:p>
          </table:table-cell>
          <table:table-cell table:number-columns-repeated="59"/>
        </table:table-row>
        <table:table-row table:style-name="ro1">
          <table:table-cell table:formula="of:=VLOOKUP([$'Rate definitions 1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4.5" calcext:value-type="float">
            <text:p>14.50</text:p>
          </table:table-cell>
          <table:table-cell table:number-columns-repeated="59"/>
        </table:table-row>
        <table:table-row table:style-name="ro1">
          <table:table-cell table:formula="of:=VLOOKUP([$'Rate definitions 1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Parcel Post (1.5kg)" calcext:value-type="string">
            <text:p>Parcel Post (1.5kg)</text:p>
          </table:table-cell>
          <table:table-cell table:formula="of:=IF([$'Rate definitions 1'.C6]=0;0;[$'Rate definitions 1'.C6]+0.001)" office:value-type="float" office:value="1.001" calcext:value-type="float">
            <text:p>1.001</text:p>
          </table:table-cell>
          <table:table-cell table:formula="of:=[$'Rate definitions 1'.D6]+0.001" office:value-type="float" office:value="1.501" calcext:value-type="float">
            <text:p>1.501</text:p>
          </table:table-cell>
          <table:table-cell table:formula="of:=[$'Rate definitions 1'.L6]" office:value-type="float" office:value="18.25" calcext:value-type="float">
            <text:p>18.25</text:p>
          </table:table-cell>
          <table:table-cell table:number-columns-repeated="59"/>
        </table:table-row>
        <table:table-row table:style-name="ro1">
          <table:table-cell table:formula="of:=VLOOKUP([$'Rate definitions 1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" calcext:value-type="string">
            <text:p>Express Post</text:p>
          </table:table-cell>
          <table:table-cell table:formula="of:=IF([$'Rate definitions 1'.C7]=0;0;[$'Rate definitions 1'.C7]+0.001)" office:value-type="float" office:value="0" calcext:value-type="float">
            <text:p>0</text:p>
          </table:table-cell>
          <table:table-cell table:formula="of:=[$'Rate definitions 1'.D7]+0.001" office:value-type="float" office:value="0.501" calcext:value-type="float">
            <text:p>0.501</text:p>
          </table:table-cell>
          <table:table-cell table:formula="of:=[$'Rate definitions 1'.L7]" office:value-type="float" office:value="14.1" calcext:value-type="float">
            <text:p>14.10</text:p>
          </table:table-cell>
          <table:table-cell table:number-columns-repeated="59"/>
        </table:table-row>
        <table:table-row table:style-name="ro1">
          <table:table-cell table:formula="of:=VLOOKUP([$'Rate definitions 1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8]" office:value-type="string" office:string-value="Express Post (1kg)" calcext:value-type="string">
            <text:p>Express Post (1kg)</text:p>
          </table:table-cell>
          <table:table-cell table:formula="of:=IF([$'Rate definitions 1'.C8]=0;0;[$'Rate definitions 1'.C8]+0.001)" office:value-type="float" office:value="0.501" calcext:value-type="float">
            <text:p>0.501</text:p>
          </table:table-cell>
          <table:table-cell table:formula="of:=[$'Rate definitions 1'.D8]+0.001" office:value-type="float" office:value="1.001" calcext:value-type="float">
            <text:p>1.001</text:p>
          </table:table-cell>
          <table:table-cell table:formula="of:=[$'Rate definitions 1'.L8]" office:value-type="float" office:value="18.5" calcext:value-type="float">
            <text:p>18.50</text:p>
          </table:table-cell>
          <table:table-cell table:number-columns-repeated="59"/>
        </table:table-row>
        <table:table-row table:style-name="ro1">
          <table:table-cell table:formula="of:=VLOOKUP([$'Rate definitions 1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9]" office:value-type="string" office:string-value="Express Post (1.5kg)" calcext:value-type="string">
            <text:p>Express Post (1.5kg)</text:p>
          </table:table-cell>
          <table:table-cell table:formula="of:=IF([$'Rate definitions 1'.C9]=0;0;[$'Rate definitions 1'.C9]+0.001)" office:value-type="float" office:value="1.001" calcext:value-type="float">
            <text:p>1.001</text:p>
          </table:table-cell>
          <table:table-cell table:formula="of:=[$'Rate definitions 1'.D9]+0.001" office:value-type="float" office:value="1.501" calcext:value-type="float">
            <text:p>1.501</text:p>
          </table:table-cell>
          <table:table-cell table:formula="of:=[$'Rate definitions 1'.L9]" office:value-type="float" office:value="22.75" calcext:value-type="float">
            <text:p>22.75</text:p>
          </table:table-cell>
          <table:table-cell table:number-columns-repeated="59"/>
        </table:table-row>
        <table:table-row table:style-name="ro1">
          <table:table-cell table:formula="of:=VLOOKUP([$'Rate definitions 1'.A1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" calcext:value-type="string">
            <text:p>International Standard</text:p>
          </table:table-cell>
          <table:table-cell table:formula="of:=IF([$'Rate definitions 1'.C10]=0;0;[$'Rate definitions 1'.C10]+0.001)" office:value-type="float" office:value="0" calcext:value-type="float">
            <text:p>0</text:p>
          </table:table-cell>
          <table:table-cell table:formula="of:=[$'Rate definitions 1'.D10]+0.001" office:value-type="float" office:value="0.251" calcext:value-type="float">
            <text:p>0.251</text:p>
          </table:table-cell>
          <table:table-cell table:formula="of:=[$'Rate definitions 1'.L10]" office:value-type="float" office:value="15.35" calcext:value-type="float">
            <text:p>15.35</text:p>
          </table:table-cell>
          <table:table-cell table:number-columns-repeated="59"/>
        </table:table-row>
        <table:table-row table:style-name="ro1">
          <table:table-cell table:formula="of:=VLOOKUP([$'Rate definitions 1'.A1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Standard (500g)" calcext:value-type="string">
            <text:p>International Standard (500g)</text:p>
          </table:table-cell>
          <table:table-cell table:formula="of:=IF([$'Rate definitions 1'.C11]=0;0;[$'Rate definitions 1'.C11]+0.001)" office:value-type="float" office:value="0.251" calcext:value-type="float">
            <text:p>0.251</text:p>
          </table:table-cell>
          <table:table-cell table:formula="of:=[$'Rate definitions 1'.D11]+0.001" office:value-type="float" office:value="0.501" calcext:value-type="float">
            <text:p>0.501</text:p>
          </table:table-cell>
          <table:table-cell table:formula="of:=[$'Rate definitions 1'.L11]" office:value-type="float" office:value="18.5" calcext:value-type="float">
            <text:p>18.50</text:p>
          </table:table-cell>
          <table:table-cell table:number-columns-repeated="59"/>
        </table:table-row>
        <table:table-row table:style-name="ro1">
          <table:table-cell table:formula="of:=VLOOKUP([$'Rate definitions 1'.A12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Standard (1kg)" calcext:value-type="string">
            <text:p>International Standard (1kg)</text:p>
          </table:table-cell>
          <table:table-cell table:formula="of:=IF([$'Rate definitions 1'.C12]=0;0;[$'Rate definitions 1'.C12]+0.001)" office:value-type="float" office:value="0.501" calcext:value-type="float">
            <text:p>0.501</text:p>
          </table:table-cell>
          <table:table-cell table:formula="of:=[$'Rate definitions 1'.D12]+0.001" office:value-type="float" office:value="1.001" calcext:value-type="float">
            <text:p>1.001</text:p>
          </table:table-cell>
          <table:table-cell table:formula="of:=[$'Rate definitions 1'.L12]" office:value-type="float" office:value="24.85" calcext:value-type="float">
            <text:p>24.85</text:p>
          </table:table-cell>
          <table:table-cell table:number-columns-repeated="59"/>
        </table:table-row>
        <table:table-row table:style-name="ro1">
          <table:table-cell table:formula="of:=VLOOKUP([$'Rate definitions 1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Standard (1.5kg)" calcext:value-type="string">
            <text:p>International Standard (1.5kg)</text:p>
          </table:table-cell>
          <table:table-cell table:formula="of:=IF([$'Rate definitions 1'.C13]=0;0;[$'Rate definitions 1'.C13]+0.001)" office:value-type="float" office:value="1.001" calcext:value-type="float">
            <text:p>1.001</text:p>
          </table:table-cell>
          <table:table-cell table:formula="of:=[$'Rate definitions 1'.D13]+0.001" office:value-type="float" office:value="1.501" calcext:value-type="float">
            <text:p>1.501</text:p>
          </table:table-cell>
          <table:table-cell table:formula="of:=[$'Rate definitions 1'.L13]" office:value-type="float" office:value="31.2" calcext:value-type="float">
            <text:p>31.20</text:p>
          </table:table-cell>
          <table:table-cell table:number-columns-repeated="59"/>
        </table:table-row>
        <table:table-row table:style-name="ro1">
          <table:table-cell table:formula="of:=VLOOKUP([$'Rate definitions 1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4]" office:value-type="string" office:string-value="International Express" calcext:value-type="string">
            <text:p>International Express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30.35" calcext:value-type="float">
            <text:p>30.35</text:p>
          </table:table-cell>
          <table:table-cell table:number-columns-repeated="59"/>
        </table:table-row>
        <table:table-row table:style-name="ro1">
          <table:table-cell table:formula="of:=VLOOKUP([$'Rate definitions 1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5]" office:value-type="string" office:string-value="International Express (500g)" calcext:value-type="string">
            <text:p>International Express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3.5" calcext:value-type="float">
            <text:p>33.50</text:p>
          </table:table-cell>
          <table:table-cell table:number-columns-repeated="59"/>
        </table:table-row>
        <table:table-row table:style-name="ro1">
          <table:table-cell table:formula="of:=VLOOKUP([$'Rate definitions 1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6]" office:value-type="string" office:string-value="International Express (1kg)" calcext:value-type="string">
            <text:p>International Express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39.85" calcext:value-type="float">
            <text:p>39.85</text:p>
          </table:table-cell>
          <table:table-cell table:number-columns-repeated="59"/>
        </table:table-row>
        <table:table-row table:style-name="ro1">
          <table:table-cell table:formula="of:=VLOOKUP([$'Rate definitions 1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7]" office:value-type="string" office:string-value="International Express (1.5kg)" calcext:value-type="string">
            <text:p>International Express (1.5kg)</text:p>
          </table:table-cell>
          <table:table-cell table:formula="of:=IF([$'Rate definitions 1'.C17]=0;0;[$'Rate definitions 1'.C17]+0.001)" office:value-type="float" office:value="1.001" calcext:value-type="float">
            <text:p>1.001</text:p>
          </table:table-cell>
          <table:table-cell table:formula="of:=[$'Rate definitions 1'.D17]+0.001" office:value-type="float" office:value="1.501" calcext:value-type="float">
            <text:p>1.501</text:p>
          </table:table-cell>
          <table:table-cell table:formula="of:=[$'Rate definitions 1'.L17]" office:value-type="float" office:value="46.2" calcext:value-type="float">
            <text:p>46.20</text:p>
          </table:table-cell>
          <table:table-cell table:number-columns-repeated="59"/>
        </table:table-row>
        <table:table-row table:style-name="ro1">
          <table:table-cell table:formula="of:=VLOOKUP([$'Rate definitions 1'.A1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8]" office:value-type="string" office:string-value="International Standard" calcext:value-type="string">
            <text:p>International Standard</text:p>
          </table:table-cell>
          <table:table-cell table:formula="of:=IF([$'Rate definitions 1'.C18]=0;0;[$'Rate definitions 1'.C18]+0.001)" office:value-type="float" office:value="0" calcext:value-type="float">
            <text:p>0</text:p>
          </table:table-cell>
          <table:table-cell table:formula="of:=[$'Rate definitions 1'.D18]+0.001" office:value-type="float" office:value="0.251" calcext:value-type="float">
            <text:p>0.251</text:p>
          </table:table-cell>
          <table:table-cell table:formula="of:=[$'Rate definitions 1'.L18]" office:value-type="float" office:value="18.75" calcext:value-type="float">
            <text:p>18.75</text:p>
          </table:table-cell>
          <table:table-cell table:number-columns-repeated="59"/>
        </table:table-row>
        <table:table-row table:style-name="ro1">
          <table:table-cell table:formula="of:=VLOOKUP([$'Rate definitions 1'.A1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9]" office:value-type="string" office:string-value="International Standard (500g)" calcext:value-type="string">
            <text:p>International Standard (500g)</text:p>
          </table:table-cell>
          <table:table-cell table:formula="of:=IF([$'Rate definitions 1'.C19]=0;0;[$'Rate definitions 1'.C19]+0.001)" office:value-type="float" office:value="0.251" calcext:value-type="float">
            <text:p>0.251</text:p>
          </table:table-cell>
          <table:table-cell table:formula="of:=[$'Rate definitions 1'.D19]+0.001" office:value-type="float" office:value="0.501" calcext:value-type="float">
            <text:p>0.501</text:p>
          </table:table-cell>
          <table:table-cell table:formula="of:=[$'Rate definitions 1'.L19]" office:value-type="float" office:value="24.45" calcext:value-type="float">
            <text:p>24.45</text:p>
          </table:table-cell>
          <table:table-cell table:number-columns-repeated="59"/>
        </table:table-row>
        <table:table-row table:style-name="ro1">
          <table:table-cell table:formula="of:=VLOOKUP([$'Rate definitions 1'.A2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0]" office:value-type="string" office:string-value="International Standard (1kg)" calcext:value-type="string">
            <text:p>International Standard (1kg)</text:p>
          </table:table-cell>
          <table:table-cell table:formula="of:=IF([$'Rate definitions 1'.C20]=0;0;[$'Rate definitions 1'.C20]+0.001)" office:value-type="float" office:value="0.501" calcext:value-type="float">
            <text:p>0.501</text:p>
          </table:table-cell>
          <table:table-cell table:formula="of:=[$'Rate definitions 1'.D20]+0.001" office:value-type="float" office:value="1.001" calcext:value-type="float">
            <text:p>1.001</text:p>
          </table:table-cell>
          <table:table-cell table:formula="of:=[$'Rate definitions 1'.L20]" office:value-type="float" office:value="35.9" calcext:value-type="float">
            <text:p>35.90</text:p>
          </table:table-cell>
          <table:table-cell table:number-columns-repeated="59"/>
        </table:table-row>
        <table:table-row table:style-name="ro1">
          <table:table-cell table:formula="of:=VLOOKUP([$'Rate definitions 1'.A21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1]" office:value-type="string" office:string-value="International Standard (1.5kg)" calcext:value-type="string">
            <text:p>International Standard (1.5kg)</text:p>
          </table:table-cell>
          <table:table-cell table:formula="of:=IF([$'Rate definitions 1'.C21]=0;0;[$'Rate definitions 1'.C21]+0.001)" office:value-type="float" office:value="1.001" calcext:value-type="float">
            <text:p>1.001</text:p>
          </table:table-cell>
          <table:table-cell table:formula="of:=[$'Rate definitions 1'.D21]+0.001" office:value-type="float" office:value="1.501" calcext:value-type="float">
            <text:p>1.501</text:p>
          </table:table-cell>
          <table:table-cell table:formula="of:=[$'Rate definitions 1'.L21]" office:value-type="float" office:value="47.35" calcext:value-type="float">
            <text:p>47.35</text:p>
          </table:table-cell>
          <table:table-cell table:number-columns-repeated="59"/>
        </table:table-row>
        <table:table-row table:style-name="ro1">
          <table:table-cell table:formula="of:=VLOOKUP([$'Rate definitions 1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2]" office:value-type="string" office:string-value="International Express" calcext:value-type="string">
            <text:p>International Express</text:p>
          </table:table-cell>
          <table:table-cell table:formula="of:=IF([$'Rate definitions 1'.C22]=0;0;[$'Rate definitions 1'.C22]+0.001)" office:value-type="float" office:value="0" calcext:value-type="float">
            <text:p>0</text:p>
          </table:table-cell>
          <table:table-cell table:formula="of:=[$'Rate definitions 1'.D22]+0.001" office:value-type="float" office:value="0.251" calcext:value-type="float">
            <text:p>0.251</text:p>
          </table:table-cell>
          <table:table-cell table:formula="of:=[$'Rate definitions 1'.L22]" office:value-type="float" office:value="33.75" calcext:value-type="float">
            <text:p>33.75</text:p>
          </table:table-cell>
          <table:table-cell table:number-columns-repeated="59"/>
        </table:table-row>
        <table:table-row table:style-name="ro1">
          <table:table-cell table:formula="of:=VLOOKUP([$'Rate definitions 1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3]" office:value-type="string" office:string-value="International Express (500g)" calcext:value-type="string">
            <text:p>International Express (500g)</text:p>
          </table:table-cell>
          <table:table-cell table:formula="of:=IF([$'Rate definitions 1'.C23]=0;0;[$'Rate definitions 1'.C23]+0.001)" office:value-type="float" office:value="0.251" calcext:value-type="float">
            <text:p>0.251</text:p>
          </table:table-cell>
          <table:table-cell table:formula="of:=[$'Rate definitions 1'.D23]+0.001" office:value-type="float" office:value="0.501" calcext:value-type="float">
            <text:p>0.501</text:p>
          </table:table-cell>
          <table:table-cell table:formula="of:=[$'Rate definitions 1'.L23]" office:value-type="float" office:value="39.45" calcext:value-type="float">
            <text:p>39.45</text:p>
          </table:table-cell>
          <table:table-cell table:number-columns-repeated="59"/>
        </table:table-row>
        <table:table-row table:style-name="ro1">
          <table:table-cell table:formula="of:=VLOOKUP([$'Rate definitions 1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4]" office:value-type="string" office:string-value="International Express (1kg)" calcext:value-type="string">
            <text:p>International Express (1kg)</text:p>
          </table:table-cell>
          <table:table-cell table:formula="of:=IF([$'Rate definitions 1'.C24]=0;0;[$'Rate definitions 1'.C24]+0.001)" office:value-type="float" office:value="0.501" calcext:value-type="float">
            <text:p>0.501</text:p>
          </table:table-cell>
          <table:table-cell table:formula="of:=[$'Rate definitions 1'.D24]+0.001" office:value-type="float" office:value="1.001" calcext:value-type="float">
            <text:p>1.001</text:p>
          </table:table-cell>
          <table:table-cell table:formula="of:=[$'Rate definitions 1'.L24]" office:value-type="float" office:value="50.9" calcext:value-type="float">
            <text:p>50.90</text:p>
          </table:table-cell>
          <table:table-cell table:number-columns-repeated="59"/>
        </table:table-row>
        <table:table-row table:style-name="ro1">
          <table:table-cell table:formula="of:=VLOOKUP([$'Rate definitions 1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5]" office:value-type="string" office:string-value="International Express (1.5kg)" calcext:value-type="string">
            <text:p>International Express (1.5kg)</text:p>
          </table:table-cell>
          <table:table-cell table:formula="of:=IF([$'Rate definitions 1'.C25]=0;0;[$'Rate definitions 1'.C25]+0.001)" office:value-type="float" office:value="1.001" calcext:value-type="float">
            <text:p>1.001</text:p>
          </table:table-cell>
          <table:table-cell table:formula="of:=[$'Rate definitions 1'.D25]+0.001" office:value-type="float" office:value="1.501" calcext:value-type="float">
            <text:p>1.501</text:p>
          </table:table-cell>
          <table:table-cell table:formula="of:=[$'Rate definitions 1'.L25]" office:value-type="float" office:value="62.35" calcext:value-type="float">
            <text:p>62.35</text:p>
          </table:table-cell>
          <table:table-cell table:number-columns-repeated="59"/>
        </table:table-row>
        <table:table-row table:style-name="ro1">
          <table:table-cell table:formula="of:=VLOOKUP([$'Rate definitions 1'.A2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21" calcext:value-type="float">
            <text:p>21.00</text:p>
          </table:table-cell>
          <table:table-cell table:number-columns-repeated="59"/>
        </table:table-row>
        <table:table-row table:style-name="ro1">
          <table:table-cell table:formula="of:=VLOOKUP([$'Rate definitions 1'.A2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27.25" calcext:value-type="float">
            <text:p>27.25</text:p>
          </table:table-cell>
          <table:table-cell table:number-columns-repeated="59"/>
        </table:table-row>
        <table:table-row table:style-name="ro1">
          <table:table-cell table:formula="of:=VLOOKUP([$'Rate definitions 1'.A2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39.75" calcext:value-type="float">
            <text:p>39.75</text:p>
          </table:table-cell>
          <table:table-cell table:number-columns-repeated="59"/>
        </table:table-row>
        <table:table-row table:style-name="ro1">
          <table:table-cell table:formula="of:=VLOOKUP([$'Rate definitions 1'.A2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9]" office:value-type="string" office:string-value="International Standard (1.5kg)" calcext:value-type="string">
            <text:p>International Standard (1.5kg)</text:p>
          </table:table-cell>
          <table:table-cell table:formula="of:=IF([$'Rate definitions 1'.C29]=0;0;[$'Rate definitions 1'.C29]+0.001)" office:value-type="float" office:value="1.001" calcext:value-type="float">
            <text:p>1.001</text:p>
          </table:table-cell>
          <table:table-cell table:formula="of:=[$'Rate definitions 1'.D29]+0.001" office:value-type="float" office:value="1.501" calcext:value-type="float">
            <text:p>1.501</text:p>
          </table:table-cell>
          <table:table-cell table:formula="of:=[$'Rate definitions 1'.L29]" office:value-type="float" office:value="52.3" calcext:value-type="float">
            <text:p>52.30</text:p>
          </table:table-cell>
          <table:table-cell table:number-columns-repeated="59"/>
        </table:table-row>
        <table:table-row table:style-name="ro1">
          <table:table-cell table:formula="of:=VLOOKUP([$'Rate definitions 1'.A30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0]" office:value-type="string" office:string-value="International Express" calcext:value-type="string">
            <text:p>International Express</text:p>
          </table:table-cell>
          <table:table-cell table:formula="of:=IF([$'Rate definitions 1'.C30]=0;0;[$'Rate definitions 1'.C30]+0.001)" office:value-type="float" office:value="0" calcext:value-type="float">
            <text:p>0</text:p>
          </table:table-cell>
          <table:table-cell table:formula="of:=[$'Rate definitions 1'.D30]+0.001" office:value-type="float" office:value="0.251" calcext:value-type="float">
            <text:p>0.251</text:p>
          </table:table-cell>
          <table:table-cell table:formula="of:=[$'Rate definitions 1'.L30]" office:value-type="float" office:value="36" calcext:value-type="float">
            <text:p>36.00</text:p>
          </table:table-cell>
          <table:table-cell table:number-columns-repeated="59"/>
        </table:table-row>
        <table:table-row table:style-name="ro1">
          <table:table-cell table:formula="of:=VLOOKUP([$'Rate definitions 1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1]" office:value-type="string" office:string-value="International Express (500g)" calcext:value-type="string">
            <text:p>International Express (500g)</text:p>
          </table:table-cell>
          <table:table-cell table:formula="of:=IF([$'Rate definitions 1'.C31]=0;0;[$'Rate definitions 1'.C31]+0.001)" office:value-type="float" office:value="0.251" calcext:value-type="float">
            <text:p>0.251</text:p>
          </table:table-cell>
          <table:table-cell table:formula="of:=[$'Rate definitions 1'.D31]+0.001" office:value-type="float" office:value="0.501" calcext:value-type="float">
            <text:p>0.501</text:p>
          </table:table-cell>
          <table:table-cell table:formula="of:=[$'Rate definitions 1'.L31]" office:value-type="float" office:value="42.25" calcext:value-type="float">
            <text:p>42.25</text:p>
          </table:table-cell>
          <table:table-cell table:number-columns-repeated="59"/>
        </table:table-row>
        <table:table-row table:style-name="ro1">
          <table:table-cell table:formula="of:=VLOOKUP([$'Rate definitions 1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2]" office:value-type="string" office:string-value="International Express (1kg)" calcext:value-type="string">
            <text:p>International Express (1kg)</text:p>
          </table:table-cell>
          <table:table-cell table:formula="of:=IF([$'Rate definitions 1'.C32]=0;0;[$'Rate definitions 1'.C32]+0.001)" office:value-type="float" office:value="0.501" calcext:value-type="float">
            <text:p>0.501</text:p>
          </table:table-cell>
          <table:table-cell table:formula="of:=[$'Rate definitions 1'.D32]+0.001" office:value-type="float" office:value="1.001" calcext:value-type="float">
            <text:p>1.001</text:p>
          </table:table-cell>
          <table:table-cell table:formula="of:=[$'Rate definitions 1'.L32]" office:value-type="float" office:value="54.75" calcext:value-type="float">
            <text:p>54.75</text:p>
          </table:table-cell>
          <table:table-cell table:number-columns-repeated="59"/>
        </table:table-row>
        <table:table-row table:style-name="ro1">
          <table:table-cell table:formula="of:=VLOOKUP([$'Rate definitions 1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3]" office:value-type="string" office:string-value="International Express (1.5kg)" calcext:value-type="string">
            <text:p>International Express (1.5kg)</text:p>
          </table:table-cell>
          <table:table-cell table:formula="of:=IF([$'Rate definitions 1'.C33]=0;0;[$'Rate definitions 1'.C33]+0.001)" office:value-type="float" office:value="1.001" calcext:value-type="float">
            <text:p>1.001</text:p>
          </table:table-cell>
          <table:table-cell table:formula="of:=[$'Rate definitions 1'.D33]+0.001" office:value-type="float" office:value="1.501" calcext:value-type="float">
            <text:p>1.501</text:p>
          </table:table-cell>
          <table:table-cell table:formula="of:=[$'Rate definitions 1'.L33]" office:value-type="float" office:value="67.3" calcext:value-type="float">
            <text:p>67.30</text:p>
          </table:table-cell>
          <table:table-cell table:number-columns-repeated="59"/>
        </table:table-row>
        <table:table-row table:style-name="ro1">
          <table:table-cell table:formula="of:=VLOOKUP([$'Rate definitions 1'.A3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4]" office:value-type="string" office:string-value="International Standard" calcext:value-type="string">
            <text:p>International Standard</text:p>
          </table:table-cell>
          <table:table-cell table:formula="of:=IF([$'Rate definitions 1'.C34]=0;0;[$'Rate definitions 1'.C34]+0.001)" office:value-type="float" office:value="0" calcext:value-type="float">
            <text:p>0</text:p>
          </table:table-cell>
          <table:table-cell table:formula="of:=[$'Rate definitions 1'.D34]+0.001" office:value-type="float" office:value="0.251" calcext:value-type="float">
            <text:p>0.251</text:p>
          </table:table-cell>
          <table:table-cell table:formula="of:=[$'Rate definitions 1'.L34]" office:value-type="float" office:value="25.75" calcext:value-type="float">
            <text:p>25.75</text:p>
          </table:table-cell>
          <table:table-cell table:number-columns-repeated="59"/>
        </table:table-row>
        <table:table-row table:style-name="ro1">
          <table:table-cell table:formula="of:=VLOOKUP([$'Rate definitions 1'.A3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5]" office:value-type="string" office:string-value="International Standard (500g)" calcext:value-type="string">
            <text:p>International Standard (500g)</text:p>
          </table:table-cell>
          <table:table-cell table:formula="of:=IF([$'Rate definitions 1'.C35]=0;0;[$'Rate definitions 1'.C35]+0.001)" office:value-type="float" office:value="0.251" calcext:value-type="float">
            <text:p>0.251</text:p>
          </table:table-cell>
          <table:table-cell table:formula="of:=[$'Rate definitions 1'.D35]+0.001" office:value-type="float" office:value="0.501" calcext:value-type="float">
            <text:p>0.501</text:p>
          </table:table-cell>
          <table:table-cell table:formula="of:=[$'Rate definitions 1'.L35]" office:value-type="float" office:value="32.35" calcext:value-type="float">
            <text:p>32.35</text:p>
          </table:table-cell>
          <table:table-cell table:number-columns-repeated="59"/>
        </table:table-row>
        <table:table-row table:style-name="ro1">
          <table:table-cell table:formula="of:=VLOOKUP([$'Rate definitions 1'.A3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6]" office:value-type="string" office:string-value="International Standard (1kg)" calcext:value-type="string">
            <text:p>International Standard (1kg)</text:p>
          </table:table-cell>
          <table:table-cell table:formula="of:=IF([$'Rate definitions 1'.C36]=0;0;[$'Rate definitions 1'.C36]+0.001)" office:value-type="float" office:value="0.501" calcext:value-type="float">
            <text:p>0.501</text:p>
          </table:table-cell>
          <table:table-cell table:formula="of:=[$'Rate definitions 1'.D36]+0.001" office:value-type="float" office:value="1.001" calcext:value-type="float">
            <text:p>1.001</text:p>
          </table:table-cell>
          <table:table-cell table:formula="of:=[$'Rate definitions 1'.L36]" office:value-type="float" office:value="45.25" calcext:value-type="float">
            <text:p>45.25</text:p>
          </table:table-cell>
          <table:table-cell table:number-columns-repeated="59"/>
        </table:table-row>
        <table:table-row table:style-name="ro1">
          <table:table-cell table:formula="of:=VLOOKUP([$'Rate definitions 1'.A3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7]" office:value-type="string" office:string-value="International Standard (1.5kg)" calcext:value-type="string">
            <text:p>International Standard (1.5kg)</text:p>
          </table:table-cell>
          <table:table-cell table:formula="of:=IF([$'Rate definitions 1'.C37]=0;0;[$'Rate definitions 1'.C37]+0.001)" office:value-type="float" office:value="1.001" calcext:value-type="float">
            <text:p>1.001</text:p>
          </table:table-cell>
          <table:table-cell table:formula="of:=[$'Rate definitions 1'.D37]+0.001" office:value-type="float" office:value="1.501" calcext:value-type="float">
            <text:p>1.501</text:p>
          </table:table-cell>
          <table:table-cell table:formula="of:=[$'Rate definitions 1'.L37]" office:value-type="float" office:value="58.25" calcext:value-type="float">
            <text:p>58.25</text:p>
          </table:table-cell>
          <table:table-cell table:number-columns-repeated="59"/>
        </table:table-row>
        <table:table-row table:style-name="ro1">
          <table:table-cell table:formula="of:=VLOOKUP([$'Rate definitions 1'.A3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8]" office:value-type="string" office:string-value="International Express" calcext:value-type="string">
            <text:p>International Express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40.75" calcext:value-type="float">
            <text:p>40.75</text:p>
          </table:table-cell>
          <table:table-cell table:number-columns-repeated="59"/>
        </table:table-row>
        <table:table-row table:style-name="ro1">
          <table:table-cell table:formula="of:=VLOOKUP([$'Rate definitions 1'.A3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9]" office:value-type="string" office:string-value="International Express (500g)" calcext:value-type="string">
            <text:p>International Express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7.35" calcext:value-type="float">
            <text:p>47.35</text:p>
          </table:table-cell>
          <table:table-cell table:number-columns-repeated="59"/>
        </table:table-row>
        <table:table-row table:style-name="ro1">
          <table:table-cell table:formula="of:=VLOOKUP([$'Rate definitions 1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0]" office:value-type="string" office:string-value="International Express (1kg)" calcext:value-type="string">
            <text:p>International Express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60.25" calcext:value-type="float">
            <text:p>60.25</text:p>
          </table:table-cell>
          <table:table-cell table:number-columns-repeated="59"/>
        </table:table-row>
        <table:table-row table:style-name="ro1">
          <table:table-cell table:formula="of:=VLOOKUP([$'Rate definitions 1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1]" office:value-type="string" office:string-value="International Express (1.5kg)" calcext:value-type="string">
            <text:p>International Express (1.5kg)</text:p>
          </table:table-cell>
          <table:table-cell table:formula="of:=IF([$'Rate definitions 1'.C41]=0;0;[$'Rate definitions 1'.C41]+0.001)" office:value-type="float" office:value="1.001" calcext:value-type="float">
            <text:p>1.001</text:p>
          </table:table-cell>
          <table:table-cell table:formula="of:=[$'Rate definitions 1'.D41]+0.001" office:value-type="float" office:value="1.501" calcext:value-type="float">
            <text:p>1.501</text:p>
          </table:table-cell>
          <table:table-cell table:formula="of:=[$'Rate definitions 1'.L41]" office:value-type="float" office:value="73.25" calcext:value-type="float">
            <text:p>73.25</text:p>
          </table:table-cell>
          <table:table-cell table:number-columns-repeated="59"/>
        </table:table-row>
        <table:table-row table:style-name="ro1">
          <table:table-cell table:formula="of:=VLOOKUP([$'Rate definitions 1'.A4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2]" office:value-type="string" office:string-value="International Standard" calcext:value-type="string">
            <text:p>International Standard</text:p>
          </table:table-cell>
          <table:table-cell table:formula="of:=IF([$'Rate definitions 1'.C42]=0;0;[$'Rate definitions 1'.C42]+0.001)" office:value-type="float" office:value="0" calcext:value-type="float">
            <text:p>0</text:p>
          </table:table-cell>
          <table:table-cell table:formula="of:=[$'Rate definitions 1'.D42]+0.001" office:value-type="float" office:value="0.251" calcext:value-type="float">
            <text:p>0.251</text:p>
          </table:table-cell>
          <table:table-cell table:formula="of:=[$'Rate definitions 1'.L42]" office:value-type="float" office:value="30.95" calcext:value-type="float">
            <text:p>30.95</text:p>
          </table:table-cell>
          <table:table-cell table:number-columns-repeated="59"/>
        </table:table-row>
        <table:table-row table:style-name="ro1">
          <table:table-cell table:formula="of:=VLOOKUP([$'Rate definitions 1'.A4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3]" office:value-type="string" office:string-value="International Standard (500g)" calcext:value-type="string">
            <text:p>International Standard (500g)</text:p>
          </table:table-cell>
          <table:table-cell table:formula="of:=IF([$'Rate definitions 1'.C43]=0;0;[$'Rate definitions 1'.C43]+0.001)" office:value-type="float" office:value="0.251" calcext:value-type="float">
            <text:p>0.251</text:p>
          </table:table-cell>
          <table:table-cell table:formula="of:=[$'Rate definitions 1'.D43]+0.001" office:value-type="float" office:value="0.501" calcext:value-type="float">
            <text:p>0.501</text:p>
          </table:table-cell>
          <table:table-cell table:formula="of:=[$'Rate definitions 1'.L43]" office:value-type="float" office:value="39.35" calcext:value-type="float">
            <text:p>39.35</text:p>
          </table:table-cell>
          <table:table-cell table:number-columns-repeated="59"/>
        </table:table-row>
        <table:table-row table:style-name="ro1">
          <table:table-cell table:formula="of:=VLOOKUP([$'Rate definitions 1'.A4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4]" office:value-type="string" office:string-value="International Standard (1kg)" calcext:value-type="string">
            <text:p>International Standard (1kg)</text:p>
          </table:table-cell>
          <table:table-cell table:formula="of:=IF([$'Rate definitions 1'.C44]=0;0;[$'Rate definitions 1'.C44]+0.001)" office:value-type="float" office:value="0.501" calcext:value-type="float">
            <text:p>0.501</text:p>
          </table:table-cell>
          <table:table-cell table:formula="of:=[$'Rate definitions 1'.D44]+0.001" office:value-type="float" office:value="1.001" calcext:value-type="float">
            <text:p>1.001</text:p>
          </table:table-cell>
          <table:table-cell table:formula="of:=[$'Rate definitions 1'.L44]" office:value-type="float" office:value="56.15" calcext:value-type="float">
            <text:p>56.15</text:p>
          </table:table-cell>
          <table:table-cell table:number-columns-repeated="59"/>
        </table:table-row>
        <table:table-row table:style-name="ro1">
          <table:table-cell table:formula="of:=VLOOKUP([$'Rate definitions 1'.A4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5]" office:value-type="string" office:string-value="International Standard (1.5kg)" calcext:value-type="string">
            <text:p>International Standard (1.5kg)</text:p>
          </table:table-cell>
          <table:table-cell table:formula="of:=IF([$'Rate definitions 1'.C45]=0;0;[$'Rate definitions 1'.C45]+0.001)" office:value-type="float" office:value="1.001" calcext:value-type="float">
            <text:p>1.001</text:p>
          </table:table-cell>
          <table:table-cell table:formula="of:=[$'Rate definitions 1'.D45]+0.001" office:value-type="float" office:value="1.501" calcext:value-type="float">
            <text:p>1.501</text:p>
          </table:table-cell>
          <table:table-cell table:formula="of:=[$'Rate definitions 1'.L45]" office:value-type="float" office:value="72.95" calcext:value-type="float">
            <text:p>72.95</text:p>
          </table:table-cell>
          <table:table-cell table:number-columns-repeated="59"/>
        </table:table-row>
        <table:table-row table:style-name="ro1">
          <table:table-cell table:formula="of:=VLOOKUP([$'Rate definitions 1'.A4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6]" office:value-type="string" office:string-value="International Express" calcext:value-type="string">
            <text:p>International Express</text:p>
          </table:table-cell>
          <table:table-cell table:formula="of:=IF([$'Rate definitions 1'.C46]=0;0;[$'Rate definitions 1'.C46]+0.001)" office:value-type="float" office:value="0" calcext:value-type="float">
            <text:p>0</text:p>
          </table:table-cell>
          <table:table-cell table:formula="of:=[$'Rate definitions 1'.D46]+0.001" office:value-type="float" office:value="0.251" calcext:value-type="float">
            <text:p>0.251</text:p>
          </table:table-cell>
          <table:table-cell table:formula="of:=[$'Rate definitions 1'.L46]" office:value-type="float" office:value="45.95" calcext:value-type="float">
            <text:p>45.95</text:p>
          </table:table-cell>
          <table:table-cell table:number-columns-repeated="59"/>
        </table:table-row>
        <table:table-row table:style-name="ro1">
          <table:table-cell table:formula="of:=VLOOKUP([$'Rate definitions 1'.A4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7]" office:value-type="string" office:string-value="International Express (500g)" calcext:value-type="string">
            <text:p>International Express (500g)</text:p>
          </table:table-cell>
          <table:table-cell table:formula="of:=IF([$'Rate definitions 1'.C47]=0;0;[$'Rate definitions 1'.C47]+0.001)" office:value-type="float" office:value="0.251" calcext:value-type="float">
            <text:p>0.251</text:p>
          </table:table-cell>
          <table:table-cell table:formula="of:=[$'Rate definitions 1'.D47]+0.001" office:value-type="float" office:value="0.501" calcext:value-type="float">
            <text:p>0.501</text:p>
          </table:table-cell>
          <table:table-cell table:formula="of:=[$'Rate definitions 1'.L47]" office:value-type="float" office:value="54.35" calcext:value-type="float">
            <text:p>54.35</text:p>
          </table:table-cell>
          <table:table-cell table:number-columns-repeated="59"/>
        </table:table-row>
        <table:table-row table:style-name="ro1">
          <table:table-cell table:formula="of:=VLOOKUP([$'Rate definitions 1'.A4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8]" office:value-type="string" office:string-value="International Express (1kg)" calcext:value-type="string">
            <text:p>International Express (1kg)</text:p>
          </table:table-cell>
          <table:table-cell table:formula="of:=IF([$'Rate definitions 1'.C48]=0;0;[$'Rate definitions 1'.C48]+0.001)" office:value-type="float" office:value="0.501" calcext:value-type="float">
            <text:p>0.501</text:p>
          </table:table-cell>
          <table:table-cell table:formula="of:=[$'Rate definitions 1'.D48]+0.001" office:value-type="float" office:value="1.001" calcext:value-type="float">
            <text:p>1.001</text:p>
          </table:table-cell>
          <table:table-cell table:formula="of:=[$'Rate definitions 1'.L48]" office:value-type="float" office:value="71.15" calcext:value-type="float">
            <text:p>71.15</text:p>
          </table:table-cell>
          <table:table-cell table:number-columns-repeated="59"/>
        </table:table-row>
        <table:table-row table:style-name="ro1">
          <table:table-cell table:formula="of:=VLOOKUP([$'Rate definitions 1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9]" office:value-type="string" office:string-value="International Express (1.5kg)" calcext:value-type="string">
            <text:p>International Express (1.5kg)</text:p>
          </table:table-cell>
          <table:table-cell table:formula="of:=IF([$'Rate definitions 1'.C49]=0;0;[$'Rate definitions 1'.C49]+0.001)" office:value-type="float" office:value="1.001" calcext:value-type="float">
            <text:p>1.001</text:p>
          </table:table-cell>
          <table:table-cell table:formula="of:=[$'Rate definitions 1'.D49]+0.001" office:value-type="float" office:value="1.501" calcext:value-type="float">
            <text:p>1.501</text:p>
          </table:table-cell>
          <table:table-cell table:formula="of:=[$'Rate definitions 1'.L49]" office:value-type="float" office:value="87.95" calcext:value-type="float">
            <text:p>87.95</text:p>
          </table:table-cell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2" table:style-name="ta8">
        <office:forms form:automatic-focus="false" form:apply-design-mode="false"/>
        <table:table-column table:style-name="co1" table:number-columns-repeated="5" table:default-cell-style-name="Default"/>
        <table:table-column table:style-name="co13" table:default-cell-style-name="ce6"/>
        <table:table-column table:style-name="co19" table:default-cell-style-name="ce6"/>
        <table:table-column table:style-name="co1" table:number-columns-repeated="57" table:default-cell-style-name="Default"/>
        <table:table-row table:style-name="ro1">
          <table:table-cell table:style-name="ce5" office:value-type="string" calcext:value-type="string">
            <text:p>Example 2: <text:s/>Express, up to 5 kg, with insurance, with varying discount</text:p>
          </table:table-cell>
          <table:table-cell table:style-name="ce7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7" table:number-columns-repeated="11"/>
          <table:table-cell table:number-columns-repeated="52"/>
        </table:table-row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Min (kg)</text:p>
          </table:table-cell>
          <table:table-cell table:style-name="ce7" office:value-type="string" calcext:value-type="string">
            <text:p>Max (kg)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Discou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Insurance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4];[$'Rate data'.$A$24:$'Rate data'.$A$34];0)+IF([.B4]=&quot;Express&quot;;16;0)" office:value-type="float" office:value="17" calcext:value-type="float">
            <text:p>17</text:p>
          </table:table-cell>
          <table:table-cell table:style-name="ce6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4.1" calcext:value-type="float">
            <text:p>14.10</text:p>
          </table:table-cell>
          <table:table-cell table:style-name="ce32" table:formula="of:=ROUND(([.J4]+[.K4])*(1-[.F4]);2)" office:value-type="float" office:value="9.87" calcext:value-type="float">
            <text:p>9.87</text:p>
          </table:table-cell>
          <table:table-cell table:number-columns-repeated="52"/>
        </table:table-row>
        <table:table-row table:style-name="ro1">
          <table:table-cell table:style-name="ce6" table:formula="of:=[.A4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5];[$'Rate data'.$A$24:$'Rate data'.$A$34];0)+IF([.B5]=&quot;Express&quot;;16;0)" office:value-type="float" office:value="18" calcext:value-type="float">
            <text:p>18</text:p>
          </table:table-cell>
          <table:table-cell table:style-name="ce6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32" table:formula="of:=OFFSET([$'Rate data'.$A$23];[.H5];[.I5])" office:value-type="float" office:value="14.1" calcext:value-type="float">
            <text:p>14.10</text:p>
          </table:table-cell>
          <table:table-cell table:style-name="ce32" table:formula="of:=ROUND(([.J5]+[.K5])*(1-[.F5]);2)" office:value-type="float" office:value="11.62" calcext:value-type="float">
            <text:p>11.62</text:p>
          </table:table-cell>
          <table:table-cell table:number-columns-repeated="52"/>
        </table:table-row>
        <table:table-row table:style-name="ro1">
          <table:table-cell table:style-name="ce6" table:formula="of:=[.A5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6];[$'Rate data'.$A$24:$'Rate data'.$A$34];0)+IF([.B6]=&quot;Express&quot;;16;0)" office:value-type="float" office:value="19" calcext:value-type="float">
            <text:p>19</text:p>
          </table:table-cell>
          <table:table-cell table:style-name="ce6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32" table:formula="of:=OFFSET([$'Rate data'.$A$23];[.H6];[.I6])" office:value-type="float" office:value="18.5" calcext:value-type="float">
            <text:p>18.50</text:p>
          </table:table-cell>
          <table:table-cell table:style-name="ce32" table:formula="of:=ROUND(([.J6]+[.K6])*(1-[.F6]);2)" office:value-type="float" office:value="18.2" calcext:value-type="float">
            <text:p>18.20</text:p>
          </table:table-cell>
          <table:table-cell table:number-columns-repeated="52"/>
        </table:table-row>
        <table:table-row table:style-name="ro1">
          <table:table-cell table:style-name="ce6" table:formula="of:=[.A6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6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7];[$'Rate data'.$A$24:$'Rate data'.$A$34];0)+IF([.B7]=&quot;Express&quot;;16;0)" office:value-type="float" office:value="20" calcext:value-type="float">
            <text:p>20</text:p>
          </table:table-cell>
          <table:table-cell table:style-name="ce6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32" table:formula="of:=OFFSET([$'Rate data'.$A$23];[.H7];[.I7])" office:value-type="float" office:value="22.75" calcext:value-type="float">
            <text:p>22.75</text:p>
          </table:table-cell>
          <table:table-cell table:style-name="ce32" table:formula="of:=ROUND(([.J7]+[.K7])*(1-[.F7]);2)" office:value-type="float" office:value="24.68" calcext:value-type="float">
            <text:p>24.68</text:p>
          </table:table-cell>
          <table:table-cell table:number-columns-repeated="52"/>
        </table:table-row>
        <table:table-row table:style-name="ro1">
          <table:table-cell table:style-name="ce6" table:formula="of:=[.A7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7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8];[$'Rate data'.$A$24:$'Rate data'.$A$34];0)+IF([.B8]=&quot;Express&quot;;16;0)" office:value-type="float" office:value="21" calcext:value-type="float">
            <text:p>21</text:p>
          </table:table-cell>
          <table:table-cell table:style-name="ce6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32" table:formula="of:=OFFSET([$'Rate data'.$A$23];[.H8];[.I8])" office:value-type="float" office:value="22.75" calcext:value-type="float">
            <text:p>22.75</text:p>
          </table:table-cell>
          <table:table-cell table:style-name="ce32" table:formula="of:=ROUND(([.J8]+[.K8])*(1-[.F8]);2)" office:value-type="float" office:value="28.18" calcext:value-type="float">
            <text:p>28.18</text:p>
          </table:table-cell>
          <table:table-cell table:number-columns-repeated="52"/>
        </table:table-row>
        <table:table-row table:style-name="ro1">
          <table:table-cell table:style-name="ce6" table:formula="of:=[.A8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8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9];[$'Rate data'.$A$24:$'Rate data'.$A$34];0)+IF([.B9]=&quot;Express&quot;;16;0)" office:value-type="float" office:value="22" calcext:value-type="float">
            <text:p>22</text:p>
          </table:table-cell>
          <table:table-cell table:style-name="ce6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22.5" calcext:value-type="float">
            <text:p>22.50</text:p>
          </table:table-cell>
          <table:table-cell table:style-name="ce32" table:formula="of:=OFFSET([$'Rate data'.$A$23];[.H9];[.I9])" office:value-type="float" office:value="22.75" calcext:value-type="float">
            <text:p>22.75</text:p>
          </table:table-cell>
          <table:table-cell table:style-name="ce32" table:formula="of:=ROUND(([.J9]+[.K9])*(1-[.F9]);2)" office:value-type="float" office:value="31.68" calcext:value-type="float">
            <text:p>31.68</text:p>
          </table:table-cell>
          <table:table-cell table:number-columns-repeated="52"/>
        </table:table-row>
        <table:table-row table:style-name="ro1">
          <table:table-cell table:style-name="ce6" table:formula="of:=[.A9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9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10];[$'Rate data'.$A$24:$'Rate data'.$A$34];0)+IF([.B10]=&quot;Express&quot;;16;0)" office:value-type="float" office:value="23" calcext:value-type="float">
            <text:p>23</text:p>
          </table:table-cell>
          <table:table-cell table:style-name="ce6" table:formula="of:=MATCH([.A10];[$'Rate data'.$B$23:$'Rate data'.$K$23];0)" office:value-type="float" office:value="1" calcext:value-type="float">
            <text:p>1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27.5" calcext:value-type="float">
            <text:p>27.50</text:p>
          </table:table-cell>
          <table:table-cell table:style-name="ce32" table:formula="of:=OFFSET([$'Rate data'.$A$23];[.H10];[.I10])" office:value-type="float" office:value="22.75" calcext:value-type="float">
            <text:p>22.75</text:p>
          </table:table-cell>
          <table:table-cell table:style-name="ce32" table:formula="of:=ROUND(([.J10]+[.K10])*(1-[.F10]);2)" office:value-type="float" office:value="35.18" calcext:value-type="float">
            <text:p>35.18</text:p>
          </table:table-cell>
          <table:table-cell table:number-columns-repeated="52"/>
        </table:table-row>
        <table:table-row table:style-name="ro1">
          <table:table-cell table:style-name="ce6" table:formula="of:=[.A10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0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11];[$'Rate data'.$A$24:$'Rate data'.$A$34];0)+IF([.B11]=&quot;Express&quot;;16;0)" office:value-type="float" office:value="24" calcext:value-type="float">
            <text:p>24</text:p>
          </table:table-cell>
          <table:table-cell table:style-name="ce6" table:formula="of:=MATCH([.A11];[$'Rate data'.$B$23:$'Rate data'.$K$23];0)" office:value-type="float" office:value="1" calcext:value-type="float">
            <text:p>1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32.5" calcext:value-type="float">
            <text:p>32.50</text:p>
          </table:table-cell>
          <table:table-cell table:style-name="ce32" table:formula="of:=OFFSET([$'Rate data'.$A$23];[.H11];[.I11])" office:value-type="float" office:value="29.95" calcext:value-type="float">
            <text:p>29.95</text:p>
          </table:table-cell>
          <table:table-cell table:style-name="ce32" table:formula="of:=ROUND(([.J11]+[.K11])*(1-[.F11]);2)" office:value-type="float" office:value="43.72" calcext:value-type="float">
            <text:p>43.72</text:p>
          </table:table-cell>
          <table:table-cell table:number-columns-repeated="52"/>
        </table:table-row>
        <table:table-row table:style-name="ro1">
          <table:table-cell table:style-name="ce6" table:formula="of:=[.A11]" office:value-type="string" office:string-value="Domestic" calcext:value-type="string">
            <text:p>Domestic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1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6" table:formula="of:=MATCH([.D12];[$'Rate data'.$A$24:$'Rate data'.$A$34];0)+IF([.B12]=&quot;Express&quot;;16;0)" office:value-type="float" office:value="25" calcext:value-type="float">
            <text:p>25</text:p>
          </table:table-cell>
          <table:table-cell table:style-name="ce6" table:formula="of:=MATCH([.A12];[$'Rate data'.$B$23:$'Rate data'.$K$23];0)" office:value-type="float" office:value="1" calcext:value-type="float">
            <text:p>1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37.5" calcext:value-type="float">
            <text:p>37.50</text:p>
          </table:table-cell>
          <table:table-cell table:style-name="ce32" table:formula="of:=OFFSET([$'Rate data'.$A$23];[.H12];[.I12])" office:value-type="float" office:value="29.95" calcext:value-type="float">
            <text:p>29.95</text:p>
          </table:table-cell>
          <table:table-cell table:style-name="ce32" table:formula="of:=ROUND(([.J12]+[.K12])*(1-[.F12]);2)" office:value-type="float" office:value="47.22" calcext:value-type="float">
            <text:p>47.22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3];[$'Rate data'.$A$24:$'Rate data'.$A$34];0)+IF([.B13]=&quot;Express&quot;;16;0)" office:value-type="float" office:value="17" calcext:value-type="float">
            <text:p>17</text:p>
          </table:table-cell>
          <table:table-cell table:style-name="ce6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0.35" calcext:value-type="float">
            <text:p>30.35</text:p>
          </table:table-cell>
          <table:table-cell table:style-name="ce32" table:formula="of:=ROUND(([.J13]+[.K13])*(1-[.F13]);2)" office:value-type="float" office:value="18.21" calcext:value-type="float">
            <text:p>18.21</text:p>
          </table:table-cell>
          <table:table-cell table:number-columns-repeated="52"/>
        </table:table-row>
        <table:table-row table:style-name="ro1">
          <table:table-cell table:style-name="ce6" table:formula="of:=[.A13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3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4];[$'Rate data'.$A$24:$'Rate data'.$A$34];0)+IF([.B14]=&quot;Express&quot;;16;0)" office:value-type="float" office:value="18" calcext:value-type="float">
            <text:p>18</text:p>
          </table:table-cell>
          <table:table-cell table:style-name="ce6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14];[.I14])" office:value-type="float" office:value="33.5" calcext:value-type="float">
            <text:p>33.50</text:p>
          </table:table-cell>
          <table:table-cell table:style-name="ce32" table:formula="of:=ROUND(([.J14]+[.K14])*(1-[.F14]);2)" office:value-type="float" office:value="22.5" calcext:value-type="float">
            <text:p>22.50</text:p>
          </table:table-cell>
          <table:table-cell table:number-columns-repeated="52"/>
        </table:table-row>
        <table:table-row table:style-name="ro1">
          <table:table-cell table:style-name="ce6" table:formula="of:=[.A14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4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5];[$'Rate data'.$A$24:$'Rate data'.$A$34];0)+IF([.B15]=&quot;Express&quot;;16;0)" office:value-type="float" office:value="19" calcext:value-type="float">
            <text:p>19</text:p>
          </table:table-cell>
          <table:table-cell table:style-name="ce6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15];[.I15])" office:value-type="float" office:value="39.85" calcext:value-type="float">
            <text:p>39.85</text:p>
          </table:table-cell>
          <table:table-cell table:style-name="ce32" table:formula="of:=ROUND(([.J15]+[.K15])*(1-[.F15]);2)" office:value-type="float" office:value="31.11" calcext:value-type="float">
            <text:p>31.11</text:p>
          </table:table-cell>
          <table:table-cell table:number-columns-repeated="52"/>
        </table:table-row>
        <table:table-row table:style-name="ro1">
          <table:table-cell table:style-name="ce6" table:formula="of:=[.A15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5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6];[$'Rate data'.$A$24:$'Rate data'.$A$34];0)+IF([.B16]=&quot;Express&quot;;16;0)" office:value-type="float" office:value="20" calcext:value-type="float">
            <text:p>20</text:p>
          </table:table-cell>
          <table:table-cell table:style-name="ce6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16];[.I16])" office:value-type="float" office:value="46.2" calcext:value-type="float">
            <text:p>46.20</text:p>
          </table:table-cell>
          <table:table-cell table:style-name="ce32" table:formula="of:=ROUND(([.J16]+[.K16])*(1-[.F16]);2)" office:value-type="float" office:value="39.72" calcext:value-type="float">
            <text:p>39.72</text:p>
          </table:table-cell>
          <table:table-cell table:number-columns-repeated="52"/>
        </table:table-row>
        <table:table-row table:style-name="ro1">
          <table:table-cell table:style-name="ce6" table:formula="of:=[.A16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6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7];[$'Rate data'.$A$24:$'Rate data'.$A$34];0)+IF([.B17]=&quot;Express&quot;;16;0)" office:value-type="float" office:value="21" calcext:value-type="float">
            <text:p>21</text:p>
          </table:table-cell>
          <table:table-cell table:style-name="ce6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17];[.I17])" office:value-type="float" office:value="52.55" calcext:value-type="float">
            <text:p>52.55</text:p>
          </table:table-cell>
          <table:table-cell table:style-name="ce32" table:formula="of:=ROUND(([.J17]+[.K17])*(1-[.F17]);2)" office:value-type="float" office:value="48.33" calcext:value-type="float">
            <text:p>48.33</text:p>
          </table:table-cell>
          <table:table-cell table:number-columns-repeated="52"/>
        </table:table-row>
        <table:table-row table:style-name="ro1">
          <table:table-cell table:style-name="ce6" table:formula="of:=[.A17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7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8];[$'Rate data'.$A$24:$'Rate data'.$A$34];0)+IF([.B18]=&quot;Express&quot;;16;0)" office:value-type="float" office:value="22" calcext:value-type="float">
            <text:p>22</text:p>
          </table:table-cell>
          <table:table-cell table:style-name="ce6" table:formula="of:=MATCH([.A18];[$'Rate data'.$B$23:$'Rate data'.$K$23];0)" office:value-type="float" office:value="2" calcext:value-type="float">
            <text:p>2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18];[.I18])" office:value-type="float" office:value="56.65" calcext:value-type="float">
            <text:p>56.65</text:p>
          </table:table-cell>
          <table:table-cell table:style-name="ce32" table:formula="of:=ROUND(([.J18]+[.K18])*(1-[.F18]);2)" office:value-type="float" office:value="55.59" calcext:value-type="float">
            <text:p>55.59</text:p>
          </table:table-cell>
          <table:table-cell table:number-columns-repeated="52"/>
        </table:table-row>
        <table:table-row table:style-name="ro1">
          <table:table-cell table:style-name="ce6" table:formula="of:=[.A18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8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19];[$'Rate data'.$A$24:$'Rate data'.$A$34];0)+IF([.B19]=&quot;Express&quot;;16;0)" office:value-type="float" office:value="23" calcext:value-type="float">
            <text:p>23</text:p>
          </table:table-cell>
          <table:table-cell table:style-name="ce6" table:formula="of:=MATCH([.A19];[$'Rate data'.$B$23:$'Rate data'.$K$23];0)" office:value-type="float" office:value="2" calcext:value-type="float">
            <text:p>2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19];[.I19])" office:value-type="float" office:value="60.75" calcext:value-type="float">
            <text:p>60.75</text:p>
          </table:table-cell>
          <table:table-cell table:style-name="ce32" table:formula="of:=ROUND(([.J19]+[.K19])*(1-[.F19]);2)" office:value-type="float" office:value="62.85" calcext:value-type="float">
            <text:p>62.85</text:p>
          </table:table-cell>
          <table:table-cell table:number-columns-repeated="52"/>
        </table:table-row>
        <table:table-row table:style-name="ro1">
          <table:table-cell table:style-name="ce6" table:formula="of:=[.A19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19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0];[$'Rate data'.$A$24:$'Rate data'.$A$34];0)+IF([.B20]=&quot;Express&quot;;16;0)" office:value-type="float" office:value="24" calcext:value-type="float">
            <text:p>24</text:p>
          </table:table-cell>
          <table:table-cell table:style-name="ce6" table:formula="of:=MATCH([.A20];[$'Rate data'.$B$23:$'Rate data'.$K$23];0)" office:value-type="float" office:value="2" calcext:value-type="float">
            <text:p>2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0];[.I20])" office:value-type="float" office:value="64.85" calcext:value-type="float">
            <text:p>64.85</text:p>
          </table:table-cell>
          <table:table-cell table:style-name="ce32" table:formula="of:=ROUND(([.J20]+[.K20])*(1-[.F20]);2)" office:value-type="float" office:value="70.11" calcext:value-type="float">
            <text:p>70.11</text:p>
          </table:table-cell>
          <table:table-cell table:number-columns-repeated="52"/>
        </table:table-row>
        <table:table-row table:style-name="ro1">
          <table:table-cell table:style-name="ce6" table:formula="of:=[.A20]" office:value-type="string" office:string-value="Zone 1" calcext:value-type="string">
            <text:p>Zone 1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0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1];[$'Rate data'.$A$24:$'Rate data'.$A$34];0)+IF([.B21]=&quot;Express&quot;;16;0)" office:value-type="float" office:value="25" calcext:value-type="float">
            <text:p>25</text:p>
          </table:table-cell>
          <table:table-cell table:style-name="ce6" table:formula="of:=MATCH([.A21];[$'Rate data'.$B$23:$'Rate data'.$K$23];0)" office:value-type="float" office:value="2" calcext:value-type="float">
            <text:p>2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21];[.I21])" office:value-type="float" office:value="68.95" calcext:value-type="float">
            <text:p>68.95</text:p>
          </table:table-cell>
          <table:table-cell table:style-name="ce32" table:formula="of:=ROUND(([.J21]+[.K21])*(1-[.F21]);2)" office:value-type="float" office:value="77.37" calcext:value-type="float">
            <text:p>77.37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6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75" calcext:value-type="float">
            <text:p>33.75</text:p>
          </table:table-cell>
          <table:table-cell table:style-name="ce32" table:formula="of:=ROUND(([.J22]+[.K22])*(1-[.F22]);2)" office:value-type="float" office:value="20.25" calcext:value-type="float">
            <text:p>20.25</text:p>
          </table:table-cell>
          <table:table-cell table:number-columns-repeated="52"/>
        </table:table-row>
        <table:table-row table:style-name="ro1">
          <table:table-cell table:style-name="ce6" table:formula="of:=[.A22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2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6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23];[.I23])" office:value-type="float" office:value="39.45" calcext:value-type="float">
            <text:p>39.45</text:p>
          </table:table-cell>
          <table:table-cell table:style-name="ce32" table:formula="of:=ROUND(([.J23]+[.K23])*(1-[.F23]);2)" office:value-type="float" office:value="26.07" calcext:value-type="float">
            <text:p>26.07</text:p>
          </table:table-cell>
          <table:table-cell table:number-columns-repeated="52"/>
        </table:table-row>
        <table:table-row table:style-name="ro1">
          <table:table-cell table:style-name="ce6" table:formula="of:=[.A23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3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6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24];[.I24])" office:value-type="float" office:value="50.9" calcext:value-type="float">
            <text:p>50.90</text:p>
          </table:table-cell>
          <table:table-cell table:style-name="ce32" table:formula="of:=ROUND(([.J24]+[.K24])*(1-[.F24]);2)" office:value-type="float" office:value="37.74" calcext:value-type="float">
            <text:p>37.74</text:p>
          </table:table-cell>
          <table:table-cell table:number-columns-repeated="52"/>
        </table:table-row>
        <table:table-row table:style-name="ro1">
          <table:table-cell table:style-name="ce6" table:formula="of:=[.A24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4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6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25];[.I25])" office:value-type="float" office:value="62.35" calcext:value-type="float">
            <text:p>62.35</text:p>
          </table:table-cell>
          <table:table-cell table:style-name="ce32" table:formula="of:=ROUND(([.J25]+[.K25])*(1-[.F25]);2)" office:value-type="float" office:value="49.41" calcext:value-type="float">
            <text:p>49.41</text:p>
          </table:table-cell>
          <table:table-cell table:number-columns-repeated="52"/>
        </table:table-row>
        <table:table-row table:style-name="ro1">
          <table:table-cell table:style-name="ce6" table:formula="of:=[.A25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5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6];[$'Rate data'.$A$24:$'Rate data'.$A$34];0)+IF([.B26]=&quot;Express&quot;;16;0)" office:value-type="float" office:value="21" calcext:value-type="float">
            <text:p>21</text:p>
          </table:table-cell>
          <table:table-cell table:style-name="ce6" table:formula="of:=MATCH([.A26];[$'Rate data'.$B$23:$'Rate data'.$K$23];0)" office:value-type="float" office:value="3" calcext:value-type="float">
            <text:p>3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26];[.I26])" office:value-type="float" office:value="73.8" calcext:value-type="float">
            <text:p>73.80</text:p>
          </table:table-cell>
          <table:table-cell table:style-name="ce32" table:formula="of:=ROUND(([.J26]+[.K26])*(1-[.F26]);2)" office:value-type="float" office:value="61.08" calcext:value-type="float">
            <text:p>61.08</text:p>
          </table:table-cell>
          <table:table-cell table:number-columns-repeated="52"/>
        </table:table-row>
        <table:table-row table:style-name="ro1">
          <table:table-cell table:style-name="ce6" table:formula="of:=[.A26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6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7];[$'Rate data'.$A$24:$'Rate data'.$A$34];0)+IF([.B27]=&quot;Express&quot;;16;0)" office:value-type="float" office:value="22" calcext:value-type="float">
            <text:p>22</text:p>
          </table:table-cell>
          <table:table-cell table:style-name="ce6" table:formula="of:=MATCH([.A27];[$'Rate data'.$B$23:$'Rate data'.$K$23];0)" office:value-type="float" office:value="3" calcext:value-type="float">
            <text:p>3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27];[.I27])" office:value-type="float" office:value="79.55" calcext:value-type="float">
            <text:p>79.55</text:p>
          </table:table-cell>
          <table:table-cell table:style-name="ce32" table:formula="of:=ROUND(([.J27]+[.K27])*(1-[.F27]);2)" office:value-type="float" office:value="69.33" calcext:value-type="float">
            <text:p>69.33</text:p>
          </table:table-cell>
          <table:table-cell table:number-columns-repeated="52"/>
        </table:table-row>
        <table:table-row table:style-name="ro1">
          <table:table-cell table:style-name="ce6" table:formula="of:=[.A27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7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8];[$'Rate data'.$A$24:$'Rate data'.$A$34];0)+IF([.B28]=&quot;Express&quot;;16;0)" office:value-type="float" office:value="23" calcext:value-type="float">
            <text:p>23</text:p>
          </table:table-cell>
          <table:table-cell table:style-name="ce6" table:formula="of:=MATCH([.A28];[$'Rate data'.$B$23:$'Rate data'.$K$23];0)" office:value-type="float" office:value="3" calcext:value-type="float">
            <text:p>3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28];[.I28])" office:value-type="float" office:value="85.3" calcext:value-type="float">
            <text:p>85.30</text:p>
          </table:table-cell>
          <table:table-cell table:style-name="ce32" table:formula="of:=ROUND(([.J28]+[.K28])*(1-[.F28]);2)" office:value-type="float" office:value="77.58" calcext:value-type="float">
            <text:p>77.58</text:p>
          </table:table-cell>
          <table:table-cell table:number-columns-repeated="52"/>
        </table:table-row>
        <table:table-row table:style-name="ro1">
          <table:table-cell table:style-name="ce6" table:formula="of:=[.A28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8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29];[$'Rate data'.$A$24:$'Rate data'.$A$34];0)+IF([.B29]=&quot;Express&quot;;16;0)" office:value-type="float" office:value="24" calcext:value-type="float">
            <text:p>24</text:p>
          </table:table-cell>
          <table:table-cell table:style-name="ce6" table:formula="of:=MATCH([.A29];[$'Rate data'.$B$23:$'Rate data'.$K$23];0)" office:value-type="float" office:value="3" calcext:value-type="float">
            <text:p>3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9];[.I29])" office:value-type="float" office:value="91.05" calcext:value-type="float">
            <text:p>91.05</text:p>
          </table:table-cell>
          <table:table-cell table:style-name="ce32" table:formula="of:=ROUND(([.J29]+[.K29])*(1-[.F29]);2)" office:value-type="float" office:value="85.83" calcext:value-type="float">
            <text:p>85.83</text:p>
          </table:table-cell>
          <table:table-cell table:number-columns-repeated="52"/>
        </table:table-row>
        <table:table-row table:style-name="ro1">
          <table:table-cell table:style-name="ce6" table:formula="of:=[.A29]" office:value-type="string" office:string-value="Zone 2" calcext:value-type="string">
            <text:p>Zone 2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29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0];[$'Rate data'.$A$24:$'Rate data'.$A$34];0)+IF([.B30]=&quot;Express&quot;;16;0)" office:value-type="float" office:value="25" calcext:value-type="float">
            <text:p>25</text:p>
          </table:table-cell>
          <table:table-cell table:style-name="ce6" table:formula="of:=MATCH([.A30];[$'Rate data'.$B$23:$'Rate data'.$K$23];0)" office:value-type="float" office:value="3" calcext:value-type="float">
            <text:p>3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0];[.I30])" office:value-type="float" office:value="96.8" calcext:value-type="float">
            <text:p>96.80</text:p>
          </table:table-cell>
          <table:table-cell table:style-name="ce32" table:formula="of:=ROUND(([.J30]+[.K30])*(1-[.F30]);2)" office:value-type="float" office:value="94.08" calcext:value-type="float">
            <text:p>94.0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1];[$'Rate data'.$A$24:$'Rate data'.$A$34];0)+IF([.B31]=&quot;Express&quot;;16;0)" office:value-type="float" office:value="17" calcext:value-type="float">
            <text:p>17</text:p>
          </table:table-cell>
          <table:table-cell table:style-name="ce6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6" calcext:value-type="float">
            <text:p>36.00</text:p>
          </table:table-cell>
          <table:table-cell table:style-name="ce32" table:formula="of:=ROUND(([.J31]+[.K31])*(1-[.F31]);2)" office:value-type="float" office:value="21.6" calcext:value-type="float">
            <text:p>21.60</text:p>
          </table:table-cell>
          <table:table-cell table:number-columns-repeated="52"/>
        </table:table-row>
        <table:table-row table:style-name="ro1">
          <table:table-cell table:style-name="ce6" table:formula="of:=[.A31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1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2];[$'Rate data'.$A$24:$'Rate data'.$A$34];0)+IF([.B32]=&quot;Express&quot;;16;0)" office:value-type="float" office:value="18" calcext:value-type="float">
            <text:p>18</text:p>
          </table:table-cell>
          <table:table-cell table:style-name="ce6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32];[.I32])" office:value-type="float" office:value="42.25" calcext:value-type="float">
            <text:p>42.25</text:p>
          </table:table-cell>
          <table:table-cell table:style-name="ce32" table:formula="of:=ROUND(([.J32]+[.K32])*(1-[.F32]);2)" office:value-type="float" office:value="27.75" calcext:value-type="float">
            <text:p>27.75</text:p>
          </table:table-cell>
          <table:table-cell table:number-columns-repeated="52"/>
        </table:table-row>
        <table:table-row table:style-name="ro1">
          <table:table-cell table:style-name="ce6" table:formula="of:=[.A32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2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3];[$'Rate data'.$A$24:$'Rate data'.$A$34];0)+IF([.B33]=&quot;Express&quot;;16;0)" office:value-type="float" office:value="19" calcext:value-type="float">
            <text:p>19</text:p>
          </table:table-cell>
          <table:table-cell table:style-name="ce6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33];[.I33])" office:value-type="float" office:value="54.75" calcext:value-type="float">
            <text:p>54.75</text:p>
          </table:table-cell>
          <table:table-cell table:style-name="ce32" table:formula="of:=ROUND(([.J33]+[.K33])*(1-[.F33]);2)" office:value-type="float" office:value="40.05" calcext:value-type="float">
            <text:p>40.05</text:p>
          </table:table-cell>
          <table:table-cell table:number-columns-repeated="52"/>
        </table:table-row>
        <table:table-row table:style-name="ro1">
          <table:table-cell table:style-name="ce6" table:formula="of:=[.A33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3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4];[$'Rate data'.$A$24:$'Rate data'.$A$34];0)+IF([.B34]=&quot;Express&quot;;16;0)" office:value-type="float" office:value="20" calcext:value-type="float">
            <text:p>20</text:p>
          </table:table-cell>
          <table:table-cell table:style-name="ce6" table:formula="of:=MATCH([.A34];[$'Rate data'.$B$23:$'Rate data'.$K$23];0)" office:value-type="float" office:value="4" calcext:value-type="float">
            <text:p>4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34];[.I34])" office:value-type="float" office:value="67.3" calcext:value-type="float">
            <text:p>67.30</text:p>
          </table:table-cell>
          <table:table-cell table:style-name="ce32" table:formula="of:=ROUND(([.J34]+[.K34])*(1-[.F34]);2)" office:value-type="float" office:value="52.38" calcext:value-type="float">
            <text:p>52.38</text:p>
          </table:table-cell>
          <table:table-cell table:number-columns-repeated="52"/>
        </table:table-row>
        <table:table-row table:style-name="ro1">
          <table:table-cell table:style-name="ce6" table:formula="of:=[.A34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4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5];[$'Rate data'.$A$24:$'Rate data'.$A$34];0)+IF([.B35]=&quot;Express&quot;;16;0)" office:value-type="float" office:value="21" calcext:value-type="float">
            <text:p>21</text:p>
          </table:table-cell>
          <table:table-cell table:style-name="ce6" table:formula="of:=MATCH([.A35];[$'Rate data'.$B$23:$'Rate data'.$K$23];0)" office:value-type="float" office:value="4" calcext:value-type="float">
            <text:p>4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35];[.I35])" office:value-type="float" office:value="79.85" calcext:value-type="float">
            <text:p>79.85</text:p>
          </table:table-cell>
          <table:table-cell table:style-name="ce32" table:formula="of:=ROUND(([.J35]+[.K35])*(1-[.F35]);2)" office:value-type="float" office:value="64.71" calcext:value-type="float">
            <text:p>64.71</text:p>
          </table:table-cell>
          <table:table-cell table:number-columns-repeated="52"/>
        </table:table-row>
        <table:table-row table:style-name="ro1">
          <table:table-cell table:style-name="ce6" table:formula="of:=[.A35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5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6];[$'Rate data'.$A$24:$'Rate data'.$A$34];0)+IF([.B36]=&quot;Express&quot;;16;0)" office:value-type="float" office:value="22" calcext:value-type="float">
            <text:p>22</text:p>
          </table:table-cell>
          <table:table-cell table:style-name="ce6" table:formula="of:=MATCH([.A36];[$'Rate data'.$B$23:$'Rate data'.$K$23];0)" office:value-type="float" office:value="4" calcext:value-type="float">
            <text:p>4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36];[.I36])" office:value-type="float" office:value="86.6" calcext:value-type="float">
            <text:p>86.60</text:p>
          </table:table-cell>
          <table:table-cell table:style-name="ce32" table:formula="of:=ROUND(([.J36]+[.K36])*(1-[.F36]);2)" office:value-type="float" office:value="73.56" calcext:value-type="float">
            <text:p>73.56</text:p>
          </table:table-cell>
          <table:table-cell table:number-columns-repeated="52"/>
        </table:table-row>
        <table:table-row table:style-name="ro1">
          <table:table-cell table:style-name="ce6" table:formula="of:=[.A36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6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7];[$'Rate data'.$A$24:$'Rate data'.$A$34];0)+IF([.B37]=&quot;Express&quot;;16;0)" office:value-type="float" office:value="23" calcext:value-type="float">
            <text:p>23</text:p>
          </table:table-cell>
          <table:table-cell table:style-name="ce6" table:formula="of:=MATCH([.A37];[$'Rate data'.$B$23:$'Rate data'.$K$23];0)" office:value-type="float" office:value="4" calcext:value-type="float">
            <text:p>4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37];[.I37])" office:value-type="float" office:value="93.35" calcext:value-type="float">
            <text:p>93.35</text:p>
          </table:table-cell>
          <table:table-cell table:style-name="ce32" table:formula="of:=ROUND(([.J37]+[.K37])*(1-[.F37]);2)" office:value-type="float" office:value="82.41" calcext:value-type="float">
            <text:p>82.41</text:p>
          </table:table-cell>
          <table:table-cell table:number-columns-repeated="52"/>
        </table:table-row>
        <table:table-row table:style-name="ro1">
          <table:table-cell table:style-name="ce6" table:formula="of:=[.A37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7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8];[$'Rate data'.$A$24:$'Rate data'.$A$34];0)+IF([.B38]=&quot;Express&quot;;16;0)" office:value-type="float" office:value="24" calcext:value-type="float">
            <text:p>24</text:p>
          </table:table-cell>
          <table:table-cell table:style-name="ce6" table:formula="of:=MATCH([.A38];[$'Rate data'.$B$23:$'Rate data'.$K$23];0)" office:value-type="float" office:value="4" calcext:value-type="float">
            <text:p>4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38];[.I38])" office:value-type="float" office:value="100.1" calcext:value-type="float">
            <text:p>100.10</text:p>
          </table:table-cell>
          <table:table-cell table:style-name="ce32" table:formula="of:=ROUND(([.J38]+[.K38])*(1-[.F38]);2)" office:value-type="float" office:value="91.26" calcext:value-type="float">
            <text:p>91.26</text:p>
          </table:table-cell>
          <table:table-cell table:number-columns-repeated="52"/>
        </table:table-row>
        <table:table-row table:style-name="ro1">
          <table:table-cell table:style-name="ce6" table:formula="of:=[.A38]" office:value-type="string" office:string-value="Zone 3" calcext:value-type="string">
            <text:p>Zone 3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38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39];[$'Rate data'.$A$24:$'Rate data'.$A$34];0)+IF([.B39]=&quot;Express&quot;;16;0)" office:value-type="float" office:value="25" calcext:value-type="float">
            <text:p>25</text:p>
          </table:table-cell>
          <table:table-cell table:style-name="ce6" table:formula="of:=MATCH([.A39];[$'Rate data'.$B$23:$'Rate data'.$K$23];0)" office:value-type="float" office:value="4" calcext:value-type="float">
            <text:p>4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9];[.I39])" office:value-type="float" office:value="106.85" calcext:value-type="float">
            <text:p>106.85</text:p>
          </table:table-cell>
          <table:table-cell table:style-name="ce32" table:formula="of:=ROUND(([.J39]+[.K39])*(1-[.F39]);2)" office:value-type="float" office:value="100.11" calcext:value-type="float">
            <text:p>100.11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0];[$'Rate data'.$A$24:$'Rate data'.$A$34];0)+IF([.B40]=&quot;Express&quot;;16;0)" office:value-type="float" office:value="17" calcext:value-type="float">
            <text:p>17</text:p>
          </table:table-cell>
          <table:table-cell table:style-name="ce6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40.75" calcext:value-type="float">
            <text:p>40.75</text:p>
          </table:table-cell>
          <table:table-cell table:style-name="ce32" table:formula="of:=ROUND(([.J40]+[.K40])*(1-[.F40]);2)" office:value-type="float" office:value="24.45" calcext:value-type="float">
            <text:p>24.45</text:p>
          </table:table-cell>
          <table:table-cell table:number-columns-repeated="52"/>
        </table:table-row>
        <table:table-row table:style-name="ro1">
          <table:table-cell table:style-name="ce6" table:formula="of:=[.A40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1];[$'Rate data'.$A$24:$'Rate data'.$A$34];0)+IF([.B41]=&quot;Express&quot;;16;0)" office:value-type="float" office:value="18" calcext:value-type="float">
            <text:p>18</text:p>
          </table:table-cell>
          <table:table-cell table:style-name="ce6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41];[.I41])" office:value-type="float" office:value="47.35" calcext:value-type="float">
            <text:p>47.35</text:p>
          </table:table-cell>
          <table:table-cell table:style-name="ce32" table:formula="of:=ROUND(([.J41]+[.K41])*(1-[.F41]);2)" office:value-type="float" office:value="30.81" calcext:value-type="float">
            <text:p>30.81</text:p>
          </table:table-cell>
          <table:table-cell table:number-columns-repeated="52"/>
        </table:table-row>
        <table:table-row table:style-name="ro1">
          <table:table-cell table:style-name="ce6" table:formula="of:=[.A41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2];[$'Rate data'.$A$24:$'Rate data'.$A$34];0)+IF([.B42]=&quot;Express&quot;;16;0)" office:value-type="float" office:value="19" calcext:value-type="float">
            <text:p>19</text:p>
          </table:table-cell>
          <table:table-cell table:style-name="ce6" table:formula="of:=MATCH([.A42];[$'Rate data'.$B$23:$'Rate data'.$K$23];0)" office:value-type="float" office:value="5" calcext:value-type="float">
            <text:p>5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42];[.I42])" office:value-type="float" office:value="60.25" calcext:value-type="float">
            <text:p>60.25</text:p>
          </table:table-cell>
          <table:table-cell table:style-name="ce32" table:formula="of:=ROUND(([.J42]+[.K42])*(1-[.F42]);2)" office:value-type="float" office:value="43.35" calcext:value-type="float">
            <text:p>43.35</text:p>
          </table:table-cell>
          <table:table-cell table:number-columns-repeated="52"/>
        </table:table-row>
        <table:table-row table:style-name="ro1">
          <table:table-cell table:style-name="ce6" table:formula="of:=[.A42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3];[$'Rate data'.$A$24:$'Rate data'.$A$34];0)+IF([.B43]=&quot;Express&quot;;16;0)" office:value-type="float" office:value="20" calcext:value-type="float">
            <text:p>20</text:p>
          </table:table-cell>
          <table:table-cell table:style-name="ce6" table:formula="of:=MATCH([.A43];[$'Rate data'.$B$23:$'Rate data'.$K$23];0)" office:value-type="float" office:value="5" calcext:value-type="float">
            <text:p>5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43];[.I43])" office:value-type="float" office:value="73.25" calcext:value-type="float">
            <text:p>73.25</text:p>
          </table:table-cell>
          <table:table-cell table:style-name="ce32" table:formula="of:=ROUND(([.J43]+[.K43])*(1-[.F43]);2)" office:value-type="float" office:value="55.95" calcext:value-type="float">
            <text:p>55.95</text:p>
          </table:table-cell>
          <table:table-cell table:number-columns-repeated="52"/>
        </table:table-row>
        <table:table-row table:style-name="ro1">
          <table:table-cell table:style-name="ce6" table:formula="of:=[.A43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3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4];[$'Rate data'.$A$24:$'Rate data'.$A$34];0)+IF([.B44]=&quot;Express&quot;;16;0)" office:value-type="float" office:value="21" calcext:value-type="float">
            <text:p>21</text:p>
          </table:table-cell>
          <table:table-cell table:style-name="ce6" table:formula="of:=MATCH([.A44];[$'Rate data'.$B$23:$'Rate data'.$K$23];0)" office:value-type="float" office:value="5" calcext:value-type="float">
            <text:p>5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44];[.I44])" office:value-type="float" office:value="86.25" calcext:value-type="float">
            <text:p>86.25</text:p>
          </table:table-cell>
          <table:table-cell table:style-name="ce32" table:formula="of:=ROUND(([.J44]+[.K44])*(1-[.F44]);2)" office:value-type="float" office:value="68.55" calcext:value-type="float">
            <text:p>68.55</text:p>
          </table:table-cell>
          <table:table-cell table:number-columns-repeated="52"/>
        </table:table-row>
        <table:table-row table:style-name="ro1">
          <table:table-cell table:style-name="ce6" table:formula="of:=[.A44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4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5];[$'Rate data'.$A$24:$'Rate data'.$A$34];0)+IF([.B45]=&quot;Express&quot;;16;0)" office:value-type="float" office:value="22" calcext:value-type="float">
            <text:p>22</text:p>
          </table:table-cell>
          <table:table-cell table:style-name="ce6" table:formula="of:=MATCH([.A45];[$'Rate data'.$B$23:$'Rate data'.$K$23];0)" office:value-type="float" office:value="5" calcext:value-type="float">
            <text:p>5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45];[.I45])" office:value-type="float" office:value="93.75" calcext:value-type="float">
            <text:p>93.75</text:p>
          </table:table-cell>
          <table:table-cell table:style-name="ce32" table:formula="of:=ROUND(([.J45]+[.K45])*(1-[.F45]);2)" office:value-type="float" office:value="77.85" calcext:value-type="float">
            <text:p>77.85</text:p>
          </table:table-cell>
          <table:table-cell table:number-columns-repeated="52"/>
        </table:table-row>
        <table:table-row table:style-name="ro1">
          <table:table-cell table:style-name="ce6" table:formula="of:=[.A45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5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6];[$'Rate data'.$A$24:$'Rate data'.$A$34];0)+IF([.B46]=&quot;Express&quot;;16;0)" office:value-type="float" office:value="23" calcext:value-type="float">
            <text:p>23</text:p>
          </table:table-cell>
          <table:table-cell table:style-name="ce6" table:formula="of:=MATCH([.A46];[$'Rate data'.$B$23:$'Rate data'.$K$23];0)" office:value-type="float" office:value="5" calcext:value-type="float">
            <text:p>5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46];[.I46])" office:value-type="float" office:value="101.25" calcext:value-type="float">
            <text:p>101.25</text:p>
          </table:table-cell>
          <table:table-cell table:style-name="ce32" table:formula="of:=ROUND(([.J46]+[.K46])*(1-[.F46]);2)" office:value-type="float" office:value="87.15" calcext:value-type="float">
            <text:p>87.15</text:p>
          </table:table-cell>
          <table:table-cell table:number-columns-repeated="52"/>
        </table:table-row>
        <table:table-row table:style-name="ro1">
          <table:table-cell table:style-name="ce6" table:formula="of:=[.A46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6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7];[$'Rate data'.$A$24:$'Rate data'.$A$34];0)+IF([.B47]=&quot;Express&quot;;16;0)" office:value-type="float" office:value="24" calcext:value-type="float">
            <text:p>24</text:p>
          </table:table-cell>
          <table:table-cell table:style-name="ce6" table:formula="of:=MATCH([.A47];[$'Rate data'.$B$23:$'Rate data'.$K$23];0)" office:value-type="float" office:value="5" calcext:value-type="float">
            <text:p>5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47];[.I47])" office:value-type="float" office:value="108.75" calcext:value-type="float">
            <text:p>108.75</text:p>
          </table:table-cell>
          <table:table-cell table:style-name="ce32" table:formula="of:=ROUND(([.J47]+[.K47])*(1-[.F47]);2)" office:value-type="float" office:value="96.45" calcext:value-type="float">
            <text:p>96.45</text:p>
          </table:table-cell>
          <table:table-cell table:number-columns-repeated="52"/>
        </table:table-row>
        <table:table-row table:style-name="ro1">
          <table:table-cell table:style-name="ce6" table:formula="of:=[.A47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47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48];[$'Rate data'.$A$24:$'Rate data'.$A$34];0)+IF([.B48]=&quot;Express&quot;;16;0)" office:value-type="float" office:value="25" calcext:value-type="float">
            <text:p>25</text:p>
          </table:table-cell>
          <table:table-cell table:style-name="ce6" table:formula="of:=MATCH([.A48];[$'Rate data'.$B$23:$'Rate data'.$K$23];0)" office:value-type="float" office:value="5" calcext:value-type="float">
            <text:p>5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48];[.I48])" office:value-type="float" office:value="116.25" calcext:value-type="float">
            <text:p>116.25</text:p>
          </table:table-cell>
          <table:table-cell table:style-name="ce32" table:formula="of:=ROUND(([.J48]+[.K48])*(1-[.F48]);2)" office:value-type="float" office:value="105.75" calcext:value-type="float">
            <text:p>105.75</text:p>
          </table:table-cell>
          <table:table-cell table:number-columns-repeated="52"/>
        </table:table-row>
        <table:table-row table:style-name="ro1">
          <table:table-cell table:style-name="ce6" table:formula="of:=[.A48]" office:value-type="string" office:string-value="Zone 4" calcext:value-type="string">
            <text:p>Zone 4</text:p>
          </table:table-cell>
          <table:table-cell table:style-name="ce6" office:value-type="string" calcext:value-type="string">
            <text:p>Ow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1" calcext:value-type="float">
            <text:p>-0.001</text:p>
          </table:table-cell>
          <table:table-cell table:style-name="ce6" office:value-type="string" calcext:value-type="string">
            <text:p>NA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Own shipping, purchaser will arrange (EXW)</text:p>
          </table:table-cell>
          <table:table-cell table:style-name="ce6" table:formula="of:=MATCH([.D49];[$'Rate data'.$A$24:$'Rate data'.$A$34];0)+IF([.B49]=&quot;Express&quot;;16;0)" office:value-type="string" office:string-value="" calcext:value-type="error">
            <text:p>#N/A</text:p>
          </table:table-cell>
          <table:table-cell table:style-name="ce6" table:formula="of:=MATCH([.A49];[$'Rate data'.$B$23:$'Rate data'.$K$23];0)" office:value-type="float" office:value="5" calcext:value-type="float">
            <text:p>5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IFNA(OFFSET([$'Rate data'.$A$23];[.H49];[.I49]);0)" office:value-type="float" office:value="0" calcext:value-type="float">
            <text:p>0.00</text:p>
          </table:table-cell>
          <table:table-cell table:style-name="ce32" table:formula="of:=ROUND(([.J49]+[.K49])*(1-[.F49]);2)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0];[$'Rate data'.$A$24:$'Rate data'.$A$34];0)+IF([.B50]=&quot;Express&quot;;16;0)" office:value-type="float" office:value="17" calcext:value-type="float">
            <text:p>17</text:p>
          </table:table-cell>
          <table:table-cell table:style-name="ce6" table:formula="of:=MATCH([.A50];[$'Rate data'.$B$23:$'Rate data'.$K$23];0)" office:value-type="float" office:value="6" calcext:value-type="float">
            <text:p>6</text:p>
          </table:table-cell>
          <table:table-cell table:style-name="ce32" table:formula="of:=IF([.E50]=&quot;Yes&quot;;([.D50]*[$'Rate data'.$C$8]-100)/100*IF([.A5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50];[.I50])" office:value-type="float" office:value="45.95" calcext:value-type="float">
            <text:p>45.95</text:p>
          </table:table-cell>
          <table:table-cell table:style-name="ce32" table:formula="of:=ROUND(([.J50]+[.K50])*(1-[.F50]);2)" office:value-type="float" office:value="27.57" calcext:value-type="float">
            <text:p>27.57</text:p>
          </table:table-cell>
          <table:table-cell table:number-columns-repeated="52"/>
        </table:table-row>
        <table:table-row table:style-name="ro1">
          <table:table-cell table:style-name="ce6" table:formula="of:=[.A50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0]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1];[$'Rate data'.$A$24:$'Rate data'.$A$34];0)+IF([.B51]=&quot;Express&quot;;16;0)" office:value-type="float" office:value="18" calcext:value-type="float">
            <text:p>18</text:p>
          </table:table-cell>
          <table:table-cell table:style-name="ce6" table:formula="of:=MATCH([.A51];[$'Rate data'.$B$23:$'Rate data'.$K$23];0)" office:value-type="float" office:value="6" calcext:value-type="float">
            <text:p>6</text:p>
          </table:table-cell>
          <table:table-cell table:style-name="ce32" table:formula="of:=IF([.E51]=&quot;Yes&quot;;([.D51]*[$'Rate data'.$C$8]-100)/100*IF([.A51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51];[.I51])" office:value-type="float" office:value="54.35" calcext:value-type="float">
            <text:p>54.35</text:p>
          </table:table-cell>
          <table:table-cell table:style-name="ce32" table:formula="of:=ROUND(([.J51]+[.K51])*(1-[.F51]);2)" office:value-type="float" office:value="35.01" calcext:value-type="float">
            <text:p>35.01</text:p>
          </table:table-cell>
          <table:table-cell table:number-columns-repeated="52"/>
        </table:table-row>
        <table:table-row table:style-name="ro1">
          <table:table-cell table:style-name="ce6" table:formula="of:=[.A51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1]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2];[$'Rate data'.$A$24:$'Rate data'.$A$34];0)+IF([.B52]=&quot;Express&quot;;16;0)" office:value-type="float" office:value="19" calcext:value-type="float">
            <text:p>19</text:p>
          </table:table-cell>
          <table:table-cell table:style-name="ce6" table:formula="of:=MATCH([.A52];[$'Rate data'.$B$23:$'Rate data'.$K$23];0)" office:value-type="float" office:value="6" calcext:value-type="float">
            <text:p>6</text:p>
          </table:table-cell>
          <table:table-cell table:style-name="ce32" table:formula="of:=IF([.E52]=&quot;Yes&quot;;([.D52]*[$'Rate data'.$C$8]-100)/100*IF([.A52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52];[.I52])" office:value-type="float" office:value="71.15" calcext:value-type="float">
            <text:p>71.15</text:p>
          </table:table-cell>
          <table:table-cell table:style-name="ce32" table:formula="of:=ROUND(([.J52]+[.K52])*(1-[.F52]);2)" office:value-type="float" office:value="49.89" calcext:value-type="float">
            <text:p>49.89</text:p>
          </table:table-cell>
          <table:table-cell table:number-columns-repeated="52"/>
        </table:table-row>
        <table:table-row table:style-name="ro1">
          <table:table-cell table:style-name="ce6" table:formula="of:=[.A52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2]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3];[$'Rate data'.$A$24:$'Rate data'.$A$34];0)+IF([.B53]=&quot;Express&quot;;16;0)" office:value-type="float" office:value="20" calcext:value-type="float">
            <text:p>20</text:p>
          </table:table-cell>
          <table:table-cell table:style-name="ce6" table:formula="of:=MATCH([.A53];[$'Rate data'.$B$23:$'Rate data'.$K$23];0)" office:value-type="float" office:value="6" calcext:value-type="float">
            <text:p>6</text:p>
          </table:table-cell>
          <table:table-cell table:style-name="ce32" table:formula="of:=IF([.E53]=&quot;Yes&quot;;([.D53]*[$'Rate data'.$C$8]-100)/100*IF([.A53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53];[.I53])" office:value-type="float" office:value="87.95" calcext:value-type="float">
            <text:p>87.95</text:p>
          </table:table-cell>
          <table:table-cell table:style-name="ce32" table:formula="of:=ROUND(([.J53]+[.K53])*(1-[.F53]);2)" office:value-type="float" office:value="64.77" calcext:value-type="float">
            <text:p>64.77</text:p>
          </table:table-cell>
          <table:table-cell table:number-columns-repeated="52"/>
        </table:table-row>
        <table:table-row table:style-name="ro1">
          <table:table-cell table:style-name="ce6" table:formula="of:=[.A53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3]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4];[$'Rate data'.$A$24:$'Rate data'.$A$34];0)+IF([.B54]=&quot;Express&quot;;16;0)" office:value-type="float" office:value="21" calcext:value-type="float">
            <text:p>21</text:p>
          </table:table-cell>
          <table:table-cell table:style-name="ce6" table:formula="of:=MATCH([.A54];[$'Rate data'.$B$23:$'Rate data'.$K$23];0)" office:value-type="float" office:value="6" calcext:value-type="float">
            <text:p>6</text:p>
          </table:table-cell>
          <table:table-cell table:style-name="ce32" table:formula="of:=IF([.E54]=&quot;Yes&quot;;([.D54]*[$'Rate data'.$C$8]-100)/100*IF([.A54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54];[.I54])" office:value-type="float" office:value="104.75" calcext:value-type="float">
            <text:p>104.75</text:p>
          </table:table-cell>
          <table:table-cell table:style-name="ce32" table:formula="of:=ROUND(([.J54]+[.K54])*(1-[.F54]);2)" office:value-type="float" office:value="79.65" calcext:value-type="float">
            <text:p>79.65</text:p>
          </table:table-cell>
          <table:table-cell table:number-columns-repeated="52"/>
        </table:table-row>
        <table:table-row table:style-name="ro1">
          <table:table-cell table:style-name="ce6" table:formula="of:=[.A54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4]" office:value-type="float" office:value="2" calcext:value-type="float">
            <text:p>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5];[$'Rate data'.$A$24:$'Rate data'.$A$34];0)+IF([.B55]=&quot;Express&quot;;16;0)" office:value-type="float" office:value="22" calcext:value-type="float">
            <text:p>22</text:p>
          </table:table-cell>
          <table:table-cell table:style-name="ce6" table:formula="of:=MATCH([.A55];[$'Rate data'.$B$23:$'Rate data'.$K$23];0)" office:value-type="float" office:value="6" calcext:value-type="float">
            <text:p>6</text:p>
          </table:table-cell>
          <table:table-cell table:style-name="ce32" table:formula="of:=IF([.E55]=&quot;Yes&quot;;([.D55]*[$'Rate data'.$C$8]-100)/100*IF([.A55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55];[.I55])" office:value-type="float" office:value="114.85" calcext:value-type="float">
            <text:p>114.85</text:p>
          </table:table-cell>
          <table:table-cell table:style-name="ce32" table:formula="of:=ROUND(([.J55]+[.K55])*(1-[.F55]);2)" office:value-type="float" office:value="90.51" calcext:value-type="float">
            <text:p>90.51</text:p>
          </table:table-cell>
          <table:table-cell table:number-columns-repeated="52"/>
        </table:table-row>
        <table:table-row table:style-name="ro1">
          <table:table-cell table:style-name="ce6" table:formula="of:=[.A55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5]" office:value-type="float" office:value="2.5" calcext:value-type="float">
            <text:p>2.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6];[$'Rate data'.$A$24:$'Rate data'.$A$34];0)+IF([.B56]=&quot;Express&quot;;16;0)" office:value-type="float" office:value="23" calcext:value-type="float">
            <text:p>23</text:p>
          </table:table-cell>
          <table:table-cell table:style-name="ce6" table:formula="of:=MATCH([.A56];[$'Rate data'.$B$23:$'Rate data'.$K$23];0)" office:value-type="float" office:value="6" calcext:value-type="float">
            <text:p>6</text:p>
          </table:table-cell>
          <table:table-cell table:style-name="ce32" table:formula="of:=IF([.E56]=&quot;Yes&quot;;([.D56]*[$'Rate data'.$C$8]-100)/100*IF([.A56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56];[.I56])" office:value-type="float" office:value="124.95" calcext:value-type="float">
            <text:p>124.95</text:p>
          </table:table-cell>
          <table:table-cell table:style-name="ce32" table:formula="of:=ROUND(([.J56]+[.K56])*(1-[.F56]);2)" office:value-type="float" office:value="101.37" calcext:value-type="float">
            <text:p>101.37</text:p>
          </table:table-cell>
          <table:table-cell table:number-columns-repeated="52"/>
        </table:table-row>
        <table:table-row table:style-name="ro1">
          <table:table-cell table:style-name="ce6" table:formula="of:=[.A56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6]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7];[$'Rate data'.$A$24:$'Rate data'.$A$34];0)+IF([.B57]=&quot;Express&quot;;16;0)" office:value-type="float" office:value="24" calcext:value-type="float">
            <text:p>24</text:p>
          </table:table-cell>
          <table:table-cell table:style-name="ce6" table:formula="of:=MATCH([.A57];[$'Rate data'.$B$23:$'Rate data'.$K$23];0)" office:value-type="float" office:value="6" calcext:value-type="float">
            <text:p>6</text:p>
          </table:table-cell>
          <table:table-cell table:style-name="ce32" table:formula="of:=IF([.E57]=&quot;Yes&quot;;([.D57]*[$'Rate data'.$C$8]-100)/100*IF([.A57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57];[.I57])" office:value-type="float" office:value="135.05" calcext:value-type="float">
            <text:p>135.05</text:p>
          </table:table-cell>
          <table:table-cell table:style-name="ce32" table:formula="of:=ROUND(([.J57]+[.K57])*(1-[.F57]);2)" office:value-type="float" office:value="112.23" calcext:value-type="float">
            <text:p>112.23</text:p>
          </table:table-cell>
          <table:table-cell table:number-columns-repeated="52"/>
        </table:table-row>
        <table:table-row table:style-name="ro1">
          <table:table-cell table:style-name="ce6" table:formula="of:=[.A57]" office:value-type="string" office:string-value="Zone 5" calcext:value-type="string">
            <text:p>Zone 5</text:p>
          </table:table-cell>
          <table:table-cell table:style-name="ce6" office:value-type="string" calcext:value-type="string">
            <text:p>Express</text:p>
          </table:table-cell>
          <table:table-cell table:style-name="ce6" table:formula="of:=[.D57]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style-name="ce6" table:formula="of:=MATCH([.D58];[$'Rate data'.$A$24:$'Rate data'.$A$34];0)+IF([.B58]=&quot;Express&quot;;16;0)" office:value-type="float" office:value="25" calcext:value-type="float">
            <text:p>25</text:p>
          </table:table-cell>
          <table:table-cell table:style-name="ce6" table:formula="of:=MATCH([.A58];[$'Rate data'.$B$23:$'Rate data'.$K$23];0)" office:value-type="float" office:value="6" calcext:value-type="float">
            <text:p>6</text:p>
          </table:table-cell>
          <table:table-cell table:style-name="ce32" table:formula="of:=IF([.E58]=&quot;Yes&quot;;([.D58]*[$'Rate data'.$C$8]-100)/100*IF([.A58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58];[.I58])" office:value-type="float" office:value="145.15" calcext:value-type="float">
            <text:p>145.15</text:p>
          </table:table-cell>
          <table:table-cell table:style-name="ce32" table:formula="of:=ROUND(([.J58]+[.K58])*(1-[.F58]);2)" office:value-type="float" office:value="123.09" calcext:value-type="float">
            <text:p>123.09</text:p>
          </table:table-cell>
          <table:table-cell table:number-columns-repeated="52"/>
        </table:table-row>
        <table:table-row table:style-name="ro1" table:number-rows-repeated="26">
          <table:table-cell table:style-name="ce6" table:number-columns-repeated="5"/>
          <table:table-cell table:style-name="ce36"/>
          <table:table-cell/>
          <table:table-cell table:style-name="ce6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9">
        <office:forms form:automatic-focus="false" form:apply-design-mode="false"/>
        <table:table-column table:style-name="co15" table:default-cell-style-name="ce6"/>
        <table:table-column table:style-name="co20" table:default-cell-style-name="ce6"/>
        <table:table-column table:style-name="co17" table:default-cell-style-name="ce6"/>
        <table:table-column table:style-name="co18" table:default-cell-style-name="ce6"/>
        <table:table-column table:style-name="co2" table:default-cell-style-name="ce38"/>
        <table:table-column table:style-name="co1" table:number-columns-repeated="59" table:default-cell-style-name="Default"/>
        <table:table-row table:style-name="ro1"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greaterThanKg</text:p>
          </table:table-cell>
          <table:table-cell table:style-name="ce7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2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9.87" calcext:value-type="float">
            <text:p>9.87</text:p>
          </table:table-cell>
          <table:table-cell table:number-columns-repeated="59"/>
        </table:table-row>
        <table:table-row table:style-name="ro1">
          <table:table-cell table:formula="of:=VLOOKUP([$'Rate definitions 2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1.62" calcext:value-type="float">
            <text:p>11.62</text:p>
          </table:table-cell>
          <table:table-cell table:number-columns-repeated="59"/>
        </table:table-row>
        <table:table-row table:style-name="ro1">
          <table:table-cell table:formula="of:=VLOOKUP([$'Rate definitions 2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8.2" calcext:value-type="float">
            <text:p>18.20</text:p>
          </table:table-cell>
          <table:table-cell table:number-columns-repeated="59"/>
        </table:table-row>
        <table:table-row table:style-name="ro1">
          <table:table-cell table:formula="of:=VLOOKUP([$'Rate definitions 2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4.68" calcext:value-type="float">
            <text:p>24.68</text:p>
          </table:table-cell>
          <table:table-cell table:number-columns-repeated="59"/>
        </table:table-row>
        <table:table-row table:style-name="ro1">
          <table:table-cell table:formula="of:=VLOOKUP([$'Rate definitions 2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8.18" calcext:value-type="float">
            <text:p>28.18</text:p>
          </table:table-cell>
          <table:table-cell table:number-columns-repeated="59"/>
        </table:table-row>
        <table:table-row table:style-name="ro1">
          <table:table-cell table:formula="of:=VLOOKUP([$'Rate definitions 2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2.501" calcext:value-type="float">
            <text:p>2.501</text:p>
          </table:table-cell>
          <table:table-cell table:formula="of:=[$'Rate definitions 2'.L9]" office:value-type="float" office:value="31.68" calcext:value-type="float">
            <text:p>31.68</text:p>
          </table:table-cell>
          <table:table-cell table:number-columns-repeated="59"/>
        </table:table-row>
        <table:table-row table:style-name="ro1">
          <table:table-cell table:formula="of:=VLOOKUP([$'Rate definitions 2'.A10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2.501" calcext:value-type="float">
            <text:p>2.501</text:p>
          </table:table-cell>
          <table:table-cell table:formula="of:=[$'Rate definitions 2'.D10]+0.001" office:value-type="float" office:value="3.001" calcext:value-type="float">
            <text:p>3.001</text:p>
          </table:table-cell>
          <table:table-cell table:formula="of:=[$'Rate definitions 2'.L10]" office:value-type="float" office:value="35.18" calcext:value-type="float">
            <text:p>35.18</text:p>
          </table:table-cell>
          <table:table-cell table:number-columns-repeated="59"/>
        </table:table-row>
        <table:table-row table:style-name="ro1">
          <table:table-cell table:formula="of:=VLOOKUP([$'Rate definitions 2'.A11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1]" office:value-type="string" office:string-value="Wholesale Insured Express" calcext:value-type="string">
            <text:p>Wholesale Insured Express</text:p>
          </table:table-cell>
          <table:table-cell table:formula="of:=IF([$'Rate definitions 2'.C11]=0;0;[$'Rate definitions 2'.C11]+0.001)" office:value-type="float" office:value="3.001" calcext:value-type="float">
            <text:p>3.001</text:p>
          </table:table-cell>
          <table:table-cell table:formula="of:=[$'Rate definitions 2'.D11]+0.001" office:value-type="float" office:value="3.501" calcext:value-type="float">
            <text:p>3.501</text:p>
          </table:table-cell>
          <table:table-cell table:formula="of:=[$'Rate definitions 2'.L11]" office:value-type="float" office:value="43.72" calcext:value-type="float">
            <text:p>43.72</text:p>
          </table:table-cell>
          <table:table-cell table:number-columns-repeated="59"/>
        </table:table-row>
        <table:table-row table:style-name="ro1">
          <table:table-cell table:formula="of:=VLOOKUP([$'Rate definitions 2'.A12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2]" office:value-type="string" office:string-value="Wholesale Insured Express" calcext:value-type="string">
            <text:p>Wholesale Insured Express</text:p>
          </table:table-cell>
          <table:table-cell table:formula="of:=IF([$'Rate definitions 2'.C12]=0;0;[$'Rate definitions 2'.C12]+0.001)" office:value-type="float" office:value="3.501" calcext:value-type="float">
            <text:p>3.501</text:p>
          </table:table-cell>
          <table:table-cell table:formula="of:=[$'Rate definitions 2'.D12]+0.001" office:value-type="float" office:value="4.001" calcext:value-type="float">
            <text:p>4.001</text:p>
          </table:table-cell>
          <table:table-cell table:formula="of:=[$'Rate definitions 2'.L12]" office:value-type="float" office:value="47.22" calcext:value-type="float">
            <text:p>47.22</text:p>
          </table:table-cell>
          <table:table-cell table:number-columns-repeated="59"/>
        </table:table-row>
        <table:table-row table:style-name="ro1">
          <table:table-cell table:formula="of:=VLOOKUP([$'Rate definitions 2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3]=0;0;[$'Rate definitions 2'.C13]+0.001)" office:value-type="float" office:value="0" calcext:value-type="float">
            <text:p>0</text:p>
          </table:table-cell>
          <table:table-cell table:formula="of:=[$'Rate definitions 2'.D13]+0.001" office:value-type="float" office:value="0.251" calcext:value-type="float">
            <text:p>0.251</text:p>
          </table:table-cell>
          <table:table-cell table:formula="of:=[$'Rate definitions 2'.L13]" office:value-type="float" office:value="18.21" calcext:value-type="float">
            <text:p>18.21</text:p>
          </table:table-cell>
          <table:table-cell table:number-columns-repeated="59"/>
        </table:table-row>
        <table:table-row table:style-name="ro1">
          <table:table-cell table:formula="of:=VLOOKUP([$'Rate definitions 2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4]=0;0;[$'Rate definitions 2'.C14]+0.001)" office:value-type="float" office:value="0.251" calcext:value-type="float">
            <text:p>0.251</text:p>
          </table:table-cell>
          <table:table-cell table:formula="of:=[$'Rate definitions 2'.D14]+0.001" office:value-type="float" office:value="0.501" calcext:value-type="float">
            <text:p>0.501</text:p>
          </table:table-cell>
          <table:table-cell table:formula="of:=[$'Rate definitions 2'.L14]" office:value-type="float" office:value="22.5" calcext:value-type="float">
            <text:p>22.50</text:p>
          </table:table-cell>
          <table:table-cell table:number-columns-repeated="59"/>
        </table:table-row>
        <table:table-row table:style-name="ro1">
          <table:table-cell table:formula="of:=VLOOKUP([$'Rate definitions 2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5]=0;0;[$'Rate definitions 2'.C15]+0.001)" office:value-type="float" office:value="0.501" calcext:value-type="float">
            <text:p>0.501</text:p>
          </table:table-cell>
          <table:table-cell table:formula="of:=[$'Rate definitions 2'.D15]+0.001" office:value-type="float" office:value="1.001" calcext:value-type="float">
            <text:p>1.001</text:p>
          </table:table-cell>
          <table:table-cell table:formula="of:=[$'Rate definitions 2'.L15]" office:value-type="float" office:value="31.11" calcext:value-type="float">
            <text:p>31.11</text:p>
          </table:table-cell>
          <table:table-cell table:number-columns-repeated="59"/>
        </table:table-row>
        <table:table-row table:style-name="ro1">
          <table:table-cell table:formula="of:=VLOOKUP([$'Rate definitions 2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6]=0;0;[$'Rate definitions 2'.C16]+0.001)" office:value-type="float" office:value="1.001" calcext:value-type="float">
            <text:p>1.001</text:p>
          </table:table-cell>
          <table:table-cell table:formula="of:=[$'Rate definitions 2'.D16]+0.001" office:value-type="float" office:value="1.501" calcext:value-type="float">
            <text:p>1.501</text:p>
          </table:table-cell>
          <table:table-cell table:formula="of:=[$'Rate definitions 2'.L16]" office:value-type="float" office:value="39.72" calcext:value-type="float">
            <text:p>39.72</text:p>
          </table:table-cell>
          <table:table-cell table:number-columns-repeated="59"/>
        </table:table-row>
        <table:table-row table:style-name="ro1">
          <table:table-cell table:formula="of:=VLOOKUP([$'Rate definitions 2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7]=0;0;[$'Rate definitions 2'.C17]+0.001)" office:value-type="float" office:value="1.501" calcext:value-type="float">
            <text:p>1.501</text:p>
          </table:table-cell>
          <table:table-cell table:formula="of:=[$'Rate definitions 2'.D17]+0.001" office:value-type="float" office:value="2.001" calcext:value-type="float">
            <text:p>2.001</text:p>
          </table:table-cell>
          <table:table-cell table:formula="of:=[$'Rate definitions 2'.L17]" office:value-type="float" office:value="48.33" calcext:value-type="float">
            <text:p>48.33</text:p>
          </table:table-cell>
          <table:table-cell table:number-columns-repeated="59"/>
        </table:table-row>
        <table:table-row table:style-name="ro1">
          <table:table-cell table:formula="of:=VLOOKUP([$'Rate definitions 2'.A18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8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8]=0;0;[$'Rate definitions 2'.C18]+0.001)" office:value-type="float" office:value="2.001" calcext:value-type="float">
            <text:p>2.001</text:p>
          </table:table-cell>
          <table:table-cell table:formula="of:=[$'Rate definitions 2'.D18]+0.001" office:value-type="float" office:value="2.501" calcext:value-type="float">
            <text:p>2.501</text:p>
          </table:table-cell>
          <table:table-cell table:formula="of:=[$'Rate definitions 2'.L18]" office:value-type="float" office:value="55.59" calcext:value-type="float">
            <text:p>55.59</text:p>
          </table:table-cell>
          <table:table-cell table:number-columns-repeated="59"/>
        </table:table-row>
        <table:table-row table:style-name="ro1">
          <table:table-cell table:formula="of:=VLOOKUP([$'Rate definitions 2'.A19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9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19]=0;0;[$'Rate definitions 2'.C19]+0.001)" office:value-type="float" office:value="2.501" calcext:value-type="float">
            <text:p>2.501</text:p>
          </table:table-cell>
          <table:table-cell table:formula="of:=[$'Rate definitions 2'.D19]+0.001" office:value-type="float" office:value="3.001" calcext:value-type="float">
            <text:p>3.001</text:p>
          </table:table-cell>
          <table:table-cell table:formula="of:=[$'Rate definitions 2'.L19]" office:value-type="float" office:value="62.85" calcext:value-type="float">
            <text:p>62.85</text:p>
          </table:table-cell>
          <table:table-cell table:number-columns-repeated="59"/>
        </table:table-row>
        <table:table-row table:style-name="ro1">
          <table:table-cell table:formula="of:=VLOOKUP([$'Rate definitions 2'.A2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0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0]=0;0;[$'Rate definitions 2'.C20]+0.001)" office:value-type="float" office:value="3.001" calcext:value-type="float">
            <text:p>3.001</text:p>
          </table:table-cell>
          <table:table-cell table:formula="of:=[$'Rate definitions 2'.D20]+0.001" office:value-type="float" office:value="3.501" calcext:value-type="float">
            <text:p>3.501</text:p>
          </table:table-cell>
          <table:table-cell table:formula="of:=[$'Rate definitions 2'.L20]" office:value-type="float" office:value="70.11" calcext:value-type="float">
            <text:p>70.11</text:p>
          </table:table-cell>
          <table:table-cell table:number-columns-repeated="59"/>
        </table:table-row>
        <table:table-row table:style-name="ro1">
          <table:table-cell table:formula="of:=VLOOKUP([$'Rate definitions 2'.A2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1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1]=0;0;[$'Rate definitions 2'.C21]+0.001)" office:value-type="float" office:value="3.501" calcext:value-type="float">
            <text:p>3.501</text:p>
          </table:table-cell>
          <table:table-cell table:formula="of:=[$'Rate definitions 2'.D21]+0.001" office:value-type="float" office:value="4.001" calcext:value-type="float">
            <text:p>4.001</text:p>
          </table:table-cell>
          <table:table-cell table:formula="of:=[$'Rate definitions 2'.L21]" office:value-type="float" office:value="77.37" calcext:value-type="float">
            <text:p>77.37</text:p>
          </table:table-cell>
          <table:table-cell table:number-columns-repeated="59"/>
        </table:table-row>
        <table:table-row table:style-name="ro1">
          <table:table-cell table:formula="of:=VLOOKUP([$'Rate definitions 2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2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2]=0;0;[$'Rate definitions 2'.C22]+0.001)" office:value-type="float" office:value="0" calcext:value-type="float">
            <text:p>0</text:p>
          </table:table-cell>
          <table:table-cell table:formula="of:=[$'Rate definitions 2'.D22]+0.001" office:value-type="float" office:value="0.251" calcext:value-type="float">
            <text:p>0.251</text:p>
          </table:table-cell>
          <table:table-cell table:formula="of:=[$'Rate definitions 2'.L22]" office:value-type="float" office:value="20.25" calcext:value-type="float">
            <text:p>20.25</text:p>
          </table:table-cell>
          <table:table-cell table:number-columns-repeated="59"/>
        </table:table-row>
        <table:table-row table:style-name="ro1">
          <table:table-cell table:formula="of:=VLOOKUP([$'Rate definitions 2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3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3]=0;0;[$'Rate definitions 2'.C23]+0.001)" office:value-type="float" office:value="0.251" calcext:value-type="float">
            <text:p>0.251</text:p>
          </table:table-cell>
          <table:table-cell table:formula="of:=[$'Rate definitions 2'.D23]+0.001" office:value-type="float" office:value="0.501" calcext:value-type="float">
            <text:p>0.501</text:p>
          </table:table-cell>
          <table:table-cell table:formula="of:=[$'Rate definitions 2'.L23]" office:value-type="float" office:value="26.07" calcext:value-type="float">
            <text:p>26.07</text:p>
          </table:table-cell>
          <table:table-cell table:number-columns-repeated="59"/>
        </table:table-row>
        <table:table-row table:style-name="ro1">
          <table:table-cell table:formula="of:=VLOOKUP([$'Rate definitions 2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4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4]=0;0;[$'Rate definitions 2'.C24]+0.001)" office:value-type="float" office:value="0.501" calcext:value-type="float">
            <text:p>0.501</text:p>
          </table:table-cell>
          <table:table-cell table:formula="of:=[$'Rate definitions 2'.D24]+0.001" office:value-type="float" office:value="1.001" calcext:value-type="float">
            <text:p>1.001</text:p>
          </table:table-cell>
          <table:table-cell table:formula="of:=[$'Rate definitions 2'.L24]" office:value-type="float" office:value="37.74" calcext:value-type="float">
            <text:p>37.74</text:p>
          </table:table-cell>
          <table:table-cell table:number-columns-repeated="59"/>
        </table:table-row>
        <table:table-row table:style-name="ro1">
          <table:table-cell table:formula="of:=VLOOKUP([$'Rate definitions 2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5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5]=0;0;[$'Rate definitions 2'.C25]+0.001)" office:value-type="float" office:value="1.001" calcext:value-type="float">
            <text:p>1.001</text:p>
          </table:table-cell>
          <table:table-cell table:formula="of:=[$'Rate definitions 2'.D25]+0.001" office:value-type="float" office:value="1.501" calcext:value-type="float">
            <text:p>1.501</text:p>
          </table:table-cell>
          <table:table-cell table:formula="of:=[$'Rate definitions 2'.L25]" office:value-type="float" office:value="49.41" calcext:value-type="float">
            <text:p>49.41</text:p>
          </table:table-cell>
          <table:table-cell table:number-columns-repeated="59"/>
        </table:table-row>
        <table:table-row table:style-name="ro1">
          <table:table-cell table:formula="of:=VLOOKUP([$'Rate definitions 2'.A26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6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6]=0;0;[$'Rate definitions 2'.C26]+0.001)" office:value-type="float" office:value="1.501" calcext:value-type="float">
            <text:p>1.501</text:p>
          </table:table-cell>
          <table:table-cell table:formula="of:=[$'Rate definitions 2'.D26]+0.001" office:value-type="float" office:value="2.001" calcext:value-type="float">
            <text:p>2.001</text:p>
          </table:table-cell>
          <table:table-cell table:formula="of:=[$'Rate definitions 2'.L26]" office:value-type="float" office:value="61.08" calcext:value-type="float">
            <text:p>61.08</text:p>
          </table:table-cell>
          <table:table-cell table:number-columns-repeated="59"/>
        </table:table-row>
        <table:table-row table:style-name="ro1">
          <table:table-cell table:formula="of:=VLOOKUP([$'Rate definitions 2'.A27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7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7]=0;0;[$'Rate definitions 2'.C27]+0.001)" office:value-type="float" office:value="2.001" calcext:value-type="float">
            <text:p>2.001</text:p>
          </table:table-cell>
          <table:table-cell table:formula="of:=[$'Rate definitions 2'.D27]+0.001" office:value-type="float" office:value="2.501" calcext:value-type="float">
            <text:p>2.501</text:p>
          </table:table-cell>
          <table:table-cell table:formula="of:=[$'Rate definitions 2'.L27]" office:value-type="float" office:value="69.33" calcext:value-type="float">
            <text:p>69.33</text:p>
          </table:table-cell>
          <table:table-cell table:number-columns-repeated="59"/>
        </table:table-row>
        <table:table-row table:style-name="ro1">
          <table:table-cell table:formula="of:=VLOOKUP([$'Rate definitions 2'.A2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8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8]=0;0;[$'Rate definitions 2'.C28]+0.001)" office:value-type="float" office:value="2.501" calcext:value-type="float">
            <text:p>2.501</text:p>
          </table:table-cell>
          <table:table-cell table:formula="of:=[$'Rate definitions 2'.D28]+0.001" office:value-type="float" office:value="3.001" calcext:value-type="float">
            <text:p>3.001</text:p>
          </table:table-cell>
          <table:table-cell table:formula="of:=[$'Rate definitions 2'.L28]" office:value-type="float" office:value="77.58" calcext:value-type="float">
            <text:p>77.58</text:p>
          </table:table-cell>
          <table:table-cell table:number-columns-repeated="59"/>
        </table:table-row>
        <table:table-row table:style-name="ro1">
          <table:table-cell table:formula="of:=VLOOKUP([$'Rate definitions 2'.A2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9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29]=0;0;[$'Rate definitions 2'.C29]+0.001)" office:value-type="float" office:value="3.001" calcext:value-type="float">
            <text:p>3.001</text:p>
          </table:table-cell>
          <table:table-cell table:formula="of:=[$'Rate definitions 2'.D29]+0.001" office:value-type="float" office:value="3.501" calcext:value-type="float">
            <text:p>3.501</text:p>
          </table:table-cell>
          <table:table-cell table:formula="of:=[$'Rate definitions 2'.L29]" office:value-type="float" office:value="85.83" calcext:value-type="float">
            <text:p>85.83</text:p>
          </table:table-cell>
          <table:table-cell table:number-columns-repeated="59"/>
        </table:table-row>
        <table:table-row table:style-name="ro1">
          <table:table-cell table:formula="of:=VLOOKUP([$'Rate definitions 2'.A3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30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0]=0;0;[$'Rate definitions 2'.C30]+0.001)" office:value-type="float" office:value="3.501" calcext:value-type="float">
            <text:p>3.501</text:p>
          </table:table-cell>
          <table:table-cell table:formula="of:=[$'Rate definitions 2'.D30]+0.001" office:value-type="float" office:value="4.001" calcext:value-type="float">
            <text:p>4.001</text:p>
          </table:table-cell>
          <table:table-cell table:formula="of:=[$'Rate definitions 2'.L30]" office:value-type="float" office:value="94.08" calcext:value-type="float">
            <text:p>94.08</text:p>
          </table:table-cell>
          <table:table-cell table:number-columns-repeated="59"/>
        </table:table-row>
        <table:table-row table:style-name="ro1">
          <table:table-cell table:formula="of:=VLOOKUP([$'Rate definitions 2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1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1]=0;0;[$'Rate definitions 2'.C31]+0.001)" office:value-type="float" office:value="0" calcext:value-type="float">
            <text:p>0</text:p>
          </table:table-cell>
          <table:table-cell table:formula="of:=[$'Rate definitions 2'.D31]+0.001" office:value-type="float" office:value="0.251" calcext:value-type="float">
            <text:p>0.251</text:p>
          </table:table-cell>
          <table:table-cell table:formula="of:=[$'Rate definitions 2'.L31]" office:value-type="float" office:value="21.6" calcext:value-type="float">
            <text:p>21.60</text:p>
          </table:table-cell>
          <table:table-cell table:number-columns-repeated="59"/>
        </table:table-row>
        <table:table-row table:style-name="ro1">
          <table:table-cell table:formula="of:=VLOOKUP([$'Rate definitions 2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2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2]=0;0;[$'Rate definitions 2'.C32]+0.001)" office:value-type="float" office:value="0.251" calcext:value-type="float">
            <text:p>0.251</text:p>
          </table:table-cell>
          <table:table-cell table:formula="of:=[$'Rate definitions 2'.D32]+0.001" office:value-type="float" office:value="0.501" calcext:value-type="float">
            <text:p>0.501</text:p>
          </table:table-cell>
          <table:table-cell table:formula="of:=[$'Rate definitions 2'.L32]" office:value-type="float" office:value="27.75" calcext:value-type="float">
            <text:p>27.75</text:p>
          </table:table-cell>
          <table:table-cell table:number-columns-repeated="59"/>
        </table:table-row>
        <table:table-row table:style-name="ro1">
          <table:table-cell table:formula="of:=VLOOKUP([$'Rate definitions 2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3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3]=0;0;[$'Rate definitions 2'.C33]+0.001)" office:value-type="float" office:value="0.501" calcext:value-type="float">
            <text:p>0.501</text:p>
          </table:table-cell>
          <table:table-cell table:formula="of:=[$'Rate definitions 2'.D33]+0.001" office:value-type="float" office:value="1.001" calcext:value-type="float">
            <text:p>1.001</text:p>
          </table:table-cell>
          <table:table-cell table:formula="of:=[$'Rate definitions 2'.L33]" office:value-type="float" office:value="40.05" calcext:value-type="float">
            <text:p>40.05</text:p>
          </table:table-cell>
          <table:table-cell table:number-columns-repeated="59"/>
        </table:table-row>
        <table:table-row table:style-name="ro1">
          <table:table-cell table:formula="of:=VLOOKUP([$'Rate definitions 2'.A34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4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4]=0;0;[$'Rate definitions 2'.C34]+0.001)" office:value-type="float" office:value="1.001" calcext:value-type="float">
            <text:p>1.001</text:p>
          </table:table-cell>
          <table:table-cell table:formula="of:=[$'Rate definitions 2'.D34]+0.001" office:value-type="float" office:value="1.501" calcext:value-type="float">
            <text:p>1.501</text:p>
          </table:table-cell>
          <table:table-cell table:formula="of:=[$'Rate definitions 2'.L34]" office:value-type="float" office:value="52.38" calcext:value-type="float">
            <text:p>52.38</text:p>
          </table:table-cell>
          <table:table-cell table:number-columns-repeated="59"/>
        </table:table-row>
        <table:table-row table:style-name="ro1">
          <table:table-cell table:formula="of:=VLOOKUP([$'Rate definitions 2'.A35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5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5]=0;0;[$'Rate definitions 2'.C35]+0.001)" office:value-type="float" office:value="1.501" calcext:value-type="float">
            <text:p>1.501</text:p>
          </table:table-cell>
          <table:table-cell table:formula="of:=[$'Rate definitions 2'.D35]+0.001" office:value-type="float" office:value="2.001" calcext:value-type="float">
            <text:p>2.001</text:p>
          </table:table-cell>
          <table:table-cell table:formula="of:=[$'Rate definitions 2'.L35]" office:value-type="float" office:value="64.71" calcext:value-type="float">
            <text:p>64.71</text:p>
          </table:table-cell>
          <table:table-cell table:number-columns-repeated="59"/>
        </table:table-row>
        <table:table-row table:style-name="ro1">
          <table:table-cell table:formula="of:=VLOOKUP([$'Rate definitions 2'.A3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6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6]=0;0;[$'Rate definitions 2'.C36]+0.001)" office:value-type="float" office:value="2.001" calcext:value-type="float">
            <text:p>2.001</text:p>
          </table:table-cell>
          <table:table-cell table:formula="of:=[$'Rate definitions 2'.D36]+0.001" office:value-type="float" office:value="2.501" calcext:value-type="float">
            <text:p>2.501</text:p>
          </table:table-cell>
          <table:table-cell table:formula="of:=[$'Rate definitions 2'.L36]" office:value-type="float" office:value="73.56" calcext:value-type="float">
            <text:p>73.56</text:p>
          </table:table-cell>
          <table:table-cell table:number-columns-repeated="59"/>
        </table:table-row>
        <table:table-row table:style-name="ro1">
          <table:table-cell table:formula="of:=VLOOKUP([$'Rate definitions 2'.A3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7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7]=0;0;[$'Rate definitions 2'.C37]+0.001)" office:value-type="float" office:value="2.501" calcext:value-type="float">
            <text:p>2.5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82.41" calcext:value-type="float">
            <text:p>82.41</text:p>
          </table:table-cell>
          <table:table-cell table:number-columns-repeated="59"/>
        </table:table-row>
        <table:table-row table:style-name="ro1">
          <table:table-cell table:formula="of:=VLOOKUP([$'Rate definitions 2'.A3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8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3.501" calcext:value-type="float">
            <text:p>3.501</text:p>
          </table:table-cell>
          <table:table-cell table:formula="of:=[$'Rate definitions 2'.L38]" office:value-type="float" office:value="91.26" calcext:value-type="float">
            <text:p>91.26</text:p>
          </table:table-cell>
          <table:table-cell table:number-columns-repeated="59"/>
        </table:table-row>
        <table:table-row table:style-name="ro1">
          <table:table-cell table:formula="of:=VLOOKUP([$'Rate definitions 2'.A3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9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39]=0;0;[$'Rate definitions 2'.C39]+0.001)" office:value-type="float" office:value="3.501" calcext:value-type="float">
            <text:p>3.501</text:p>
          </table:table-cell>
          <table:table-cell table:formula="of:=[$'Rate definitions 2'.D39]+0.001" office:value-type="float" office:value="4.001" calcext:value-type="float">
            <text:p>4.001</text:p>
          </table:table-cell>
          <table:table-cell table:formula="of:=[$'Rate definitions 2'.L39]" office:value-type="float" office:value="100.11" calcext:value-type="float">
            <text:p>100.11</text:p>
          </table:table-cell>
          <table:table-cell table:number-columns-repeated="59"/>
        </table:table-row>
        <table:table-row table:style-name="ro1">
          <table:table-cell table:formula="of:=VLOOKUP([$'Rate definitions 2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0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0]=0;0;[$'Rate definitions 2'.C40]+0.001)" office:value-type="float" office:value="0" calcext:value-type="float">
            <text:p>0</text:p>
          </table:table-cell>
          <table:table-cell table:formula="of:=[$'Rate definitions 2'.D40]+0.001" office:value-type="float" office:value="0.251" calcext:value-type="float">
            <text:p>0.251</text:p>
          </table:table-cell>
          <table:table-cell table:formula="of:=[$'Rate definitions 2'.L40]" office:value-type="float" office:value="24.45" calcext:value-type="float">
            <text:p>24.45</text:p>
          </table:table-cell>
          <table:table-cell table:number-columns-repeated="59"/>
        </table:table-row>
        <table:table-row table:style-name="ro1">
          <table:table-cell table:formula="of:=VLOOKUP([$'Rate definitions 2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1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1]=0;0;[$'Rate definitions 2'.C41]+0.001)" office:value-type="float" office:value="0.251" calcext:value-type="float">
            <text:p>0.251</text:p>
          </table:table-cell>
          <table:table-cell table:formula="of:=[$'Rate definitions 2'.D41]+0.001" office:value-type="float" office:value="0.501" calcext:value-type="float">
            <text:p>0.501</text:p>
          </table:table-cell>
          <table:table-cell table:formula="of:=[$'Rate definitions 2'.L41]" office:value-type="float" office:value="30.81" calcext:value-type="float">
            <text:p>30.81</text:p>
          </table:table-cell>
          <table:table-cell table:number-columns-repeated="59"/>
        </table:table-row>
        <table:table-row table:style-name="ro1">
          <table:table-cell table:formula="of:=VLOOKUP([$'Rate definitions 2'.A42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2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2]=0;0;[$'Rate definitions 2'.C42]+0.001)" office:value-type="float" office:value="0.501" calcext:value-type="float">
            <text:p>0.501</text:p>
          </table:table-cell>
          <table:table-cell table:formula="of:=[$'Rate definitions 2'.D42]+0.001" office:value-type="float" office:value="1.001" calcext:value-type="float">
            <text:p>1.001</text:p>
          </table:table-cell>
          <table:table-cell table:formula="of:=[$'Rate definitions 2'.L42]" office:value-type="float" office:value="43.35" calcext:value-type="float">
            <text:p>43.35</text:p>
          </table:table-cell>
          <table:table-cell table:number-columns-repeated="59"/>
        </table:table-row>
        <table:table-row table:style-name="ro1">
          <table:table-cell table:formula="of:=VLOOKUP([$'Rate definitions 2'.A43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3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3]=0;0;[$'Rate definitions 2'.C43]+0.001)" office:value-type="float" office:value="1.001" calcext:value-type="float">
            <text:p>1.001</text:p>
          </table:table-cell>
          <table:table-cell table:formula="of:=[$'Rate definitions 2'.D43]+0.001" office:value-type="float" office:value="1.501" calcext:value-type="float">
            <text:p>1.501</text:p>
          </table:table-cell>
          <table:table-cell table:formula="of:=[$'Rate definitions 2'.L43]" office:value-type="float" office:value="55.95" calcext:value-type="float">
            <text:p>55.95</text:p>
          </table:table-cell>
          <table:table-cell table:number-columns-repeated="59"/>
        </table:table-row>
        <table:table-row table:style-name="ro1">
          <table:table-cell table:formula="of:=VLOOKUP([$'Rate definitions 2'.A4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4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4]=0;0;[$'Rate definitions 2'.C44]+0.001)" office:value-type="float" office:value="1.501" calcext:value-type="float">
            <text:p>1.501</text:p>
          </table:table-cell>
          <table:table-cell table:formula="of:=[$'Rate definitions 2'.D44]+0.001" office:value-type="float" office:value="2.001" calcext:value-type="float">
            <text:p>2.001</text:p>
          </table:table-cell>
          <table:table-cell table:formula="of:=[$'Rate definitions 2'.L44]" office:value-type="float" office:value="68.55" calcext:value-type="float">
            <text:p>68.55</text:p>
          </table:table-cell>
          <table:table-cell table:number-columns-repeated="59"/>
        </table:table-row>
        <table:table-row table:style-name="ro1">
          <table:table-cell table:formula="of:=VLOOKUP([$'Rate definitions 2'.A4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5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5]=0;0;[$'Rate definitions 2'.C45]+0.001)" office:value-type="float" office:value="2.001" calcext:value-type="float">
            <text:p>2.001</text:p>
          </table:table-cell>
          <table:table-cell table:formula="of:=[$'Rate definitions 2'.D45]+0.001" office:value-type="float" office:value="2.501" calcext:value-type="float">
            <text:p>2.501</text:p>
          </table:table-cell>
          <table:table-cell table:formula="of:=[$'Rate definitions 2'.L45]" office:value-type="float" office:value="77.85" calcext:value-type="float">
            <text:p>77.85</text:p>
          </table:table-cell>
          <table:table-cell table:number-columns-repeated="59"/>
        </table:table-row>
        <table:table-row table:style-name="ro1">
          <table:table-cell table:formula="of:=VLOOKUP([$'Rate definitions 2'.A4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6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6]=0;0;[$'Rate definitions 2'.C46]+0.001)" office:value-type="float" office:value="2.501" calcext:value-type="float">
            <text:p>2.501</text:p>
          </table:table-cell>
          <table:table-cell table:formula="of:=[$'Rate definitions 2'.D46]+0.001" office:value-type="float" office:value="3.001" calcext:value-type="float">
            <text:p>3.001</text:p>
          </table:table-cell>
          <table:table-cell table:formula="of:=[$'Rate definitions 2'.L46]" office:value-type="float" office:value="87.15" calcext:value-type="float">
            <text:p>87.15</text:p>
          </table:table-cell>
          <table:table-cell table:number-columns-repeated="59"/>
        </table:table-row>
        <table:table-row table:style-name="ro1">
          <table:table-cell table:formula="of:=VLOOKUP([$'Rate definitions 2'.A4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7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7]=0;0;[$'Rate definitions 2'.C47]+0.001)" office:value-type="float" office:value="3.001" calcext:value-type="float">
            <text:p>3.001</text:p>
          </table:table-cell>
          <table:table-cell table:formula="of:=[$'Rate definitions 2'.D47]+0.001" office:value-type="float" office:value="3.501" calcext:value-type="float">
            <text:p>3.501</text:p>
          </table:table-cell>
          <table:table-cell table:formula="of:=[$'Rate definitions 2'.L47]" office:value-type="float" office:value="96.45" calcext:value-type="float">
            <text:p>96.45</text:p>
          </table:table-cell>
          <table:table-cell table:number-columns-repeated="59"/>
        </table:table-row>
        <table:table-row table:style-name="ro1">
          <table:table-cell table:formula="of:=VLOOKUP([$'Rate definitions 2'.A4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8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48]=0;0;[$'Rate definitions 2'.C48]+0.001)" office:value-type="float" office:value="3.501" calcext:value-type="float">
            <text:p>3.501</text:p>
          </table:table-cell>
          <table:table-cell table:formula="of:=[$'Rate definitions 2'.D48]+0.001" office:value-type="float" office:value="4.001" calcext:value-type="float">
            <text:p>4.001</text:p>
          </table:table-cell>
          <table:table-cell table:formula="of:=[$'Rate definitions 2'.L48]" office:value-type="float" office:value="105.75" calcext:value-type="float">
            <text:p>105.75</text:p>
          </table:table-cell>
          <table:table-cell table:number-columns-repeated="59"/>
        </table:table-row>
        <table:table-row table:style-name="ro1">
          <table:table-cell table:formula="of:=VLOOKUP([$'Rate definitions 2'.A4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9]" office:value-type="string" office:string-value="Own shipping, purchaser will arrange (EXW)" calcext:value-type="string">
            <text:p>Own shipping, purchaser will arrange (EXW)</text:p>
          </table:table-cell>
          <table:table-cell table:formula="of:=IF([$'Rate definitions 2'.C49]=0;0;[$'Rate definitions 2'.C49]+0.001)" office:value-type="float" office:value="0" calcext:value-type="float">
            <text:p>0</text:p>
          </table:table-cell>
          <table:table-cell table:formula="of:=[$'Rate definitions 2'.D49]+0.001" office:value-type="float" office:value="0" calcext:value-type="float">
            <text:p>0</text:p>
          </table:table-cell>
          <table:table-cell table:formula="of:=[$'Rate definitions 2'.L49]" office:value-type="float" office:value="0" calcext:value-type="float">
            <text:p>0.00</text:p>
          </table:table-cell>
          <table:table-cell table:number-columns-repeated="59"/>
        </table:table-row>
        <table:table-row table:style-name="ro1">
          <table:table-cell table:formula="of:=VLOOKUP([$'Rate definitions 2'.A50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0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0]=0;0;[$'Rate definitions 2'.C50]+0.001)" office:value-type="float" office:value="0" calcext:value-type="float">
            <text:p>0</text:p>
          </table:table-cell>
          <table:table-cell table:formula="of:=[$'Rate definitions 2'.D50]+0.001" office:value-type="float" office:value="0.251" calcext:value-type="float">
            <text:p>0.251</text:p>
          </table:table-cell>
          <table:table-cell table:formula="of:=[$'Rate definitions 2'.L50]" office:value-type="float" office:value="27.57" calcext:value-type="float">
            <text:p>27.57</text:p>
          </table:table-cell>
          <table:table-cell table:number-columns-repeated="59"/>
        </table:table-row>
        <table:table-row table:style-name="ro1">
          <table:table-cell table:formula="of:=VLOOKUP([$'Rate definitions 2'.A51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1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1]=0;0;[$'Rate definitions 2'.C51]+0.001)" office:value-type="float" office:value="0.251" calcext:value-type="float">
            <text:p>0.251</text:p>
          </table:table-cell>
          <table:table-cell table:formula="of:=[$'Rate definitions 2'.D51]+0.001" office:value-type="float" office:value="0.501" calcext:value-type="float">
            <text:p>0.501</text:p>
          </table:table-cell>
          <table:table-cell table:formula="of:=[$'Rate definitions 2'.L51]" office:value-type="float" office:value="35.01" calcext:value-type="float">
            <text:p>35.01</text:p>
          </table:table-cell>
          <table:table-cell table:number-columns-repeated="59"/>
        </table:table-row>
        <table:table-row table:style-name="ro1">
          <table:table-cell table:formula="of:=VLOOKUP([$'Rate definitions 2'.A5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2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2]=0;0;[$'Rate definitions 2'.C52]+0.001)" office:value-type="float" office:value="0.501" calcext:value-type="float">
            <text:p>0.501</text:p>
          </table:table-cell>
          <table:table-cell table:formula="of:=[$'Rate definitions 2'.D52]+0.001" office:value-type="float" office:value="1.001" calcext:value-type="float">
            <text:p>1.001</text:p>
          </table:table-cell>
          <table:table-cell table:formula="of:=[$'Rate definitions 2'.L52]" office:value-type="float" office:value="49.89" calcext:value-type="float">
            <text:p>49.89</text:p>
          </table:table-cell>
          <table:table-cell table:number-columns-repeated="59"/>
        </table:table-row>
        <table:table-row table:style-name="ro1">
          <table:table-cell table:formula="of:=VLOOKUP([$'Rate definitions 2'.A5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3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3]=0;0;[$'Rate definitions 2'.C53]+0.001)" office:value-type="float" office:value="1.001" calcext:value-type="float">
            <text:p>1.001</text:p>
          </table:table-cell>
          <table:table-cell table:formula="of:=[$'Rate definitions 2'.D53]+0.001" office:value-type="float" office:value="1.501" calcext:value-type="float">
            <text:p>1.501</text:p>
          </table:table-cell>
          <table:table-cell table:formula="of:=[$'Rate definitions 2'.L53]" office:value-type="float" office:value="64.77" calcext:value-type="float">
            <text:p>64.77</text:p>
          </table:table-cell>
          <table:table-cell table:number-columns-repeated="59"/>
        </table:table-row>
        <table:table-row table:style-name="ro1">
          <table:table-cell table:formula="of:=VLOOKUP([$'Rate definitions 2'.A5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4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4]=0;0;[$'Rate definitions 2'.C54]+0.001)" office:value-type="float" office:value="1.501" calcext:value-type="float">
            <text:p>1.501</text:p>
          </table:table-cell>
          <table:table-cell table:formula="of:=[$'Rate definitions 2'.D54]+0.001" office:value-type="float" office:value="2.001" calcext:value-type="float">
            <text:p>2.001</text:p>
          </table:table-cell>
          <table:table-cell table:formula="of:=[$'Rate definitions 2'.L54]" office:value-type="float" office:value="79.65" calcext:value-type="float">
            <text:p>79.65</text:p>
          </table:table-cell>
          <table:table-cell table:number-columns-repeated="59"/>
        </table:table-row>
        <table:table-row table:style-name="ro1">
          <table:table-cell table:formula="of:=VLOOKUP([$'Rate definitions 2'.A5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5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5]=0;0;[$'Rate definitions 2'.C55]+0.001)" office:value-type="float" office:value="2.001" calcext:value-type="float">
            <text:p>2.001</text:p>
          </table:table-cell>
          <table:table-cell table:formula="of:=[$'Rate definitions 2'.D55]+0.001" office:value-type="float" office:value="2.501" calcext:value-type="float">
            <text:p>2.501</text:p>
          </table:table-cell>
          <table:table-cell table:formula="of:=[$'Rate definitions 2'.L55]" office:value-type="float" office:value="90.51" calcext:value-type="float">
            <text:p>90.51</text:p>
          </table:table-cell>
          <table:table-cell table:number-columns-repeated="59"/>
        </table:table-row>
        <table:table-row table:style-name="ro1">
          <table:table-cell table:formula="of:=VLOOKUP([$'Rate definitions 2'.A5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6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6]=0;0;[$'Rate definitions 2'.C56]+0.001)" office:value-type="float" office:value="2.501" calcext:value-type="float">
            <text:p>2.501</text:p>
          </table:table-cell>
          <table:table-cell table:formula="of:=[$'Rate definitions 2'.D56]+0.001" office:value-type="float" office:value="3.001" calcext:value-type="float">
            <text:p>3.001</text:p>
          </table:table-cell>
          <table:table-cell table:formula="of:=[$'Rate definitions 2'.L56]" office:value-type="float" office:value="101.37" calcext:value-type="float">
            <text:p>101.37</text:p>
          </table:table-cell>
          <table:table-cell table:number-columns-repeated="59"/>
        </table:table-row>
        <table:table-row table:style-name="ro1">
          <table:table-cell table:formula="of:=VLOOKUP([$'Rate definitions 2'.A5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7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7]=0;0;[$'Rate definitions 2'.C57]+0.001)" office:value-type="float" office:value="3.001" calcext:value-type="float">
            <text:p>3.001</text:p>
          </table:table-cell>
          <table:table-cell table:formula="of:=[$'Rate definitions 2'.D57]+0.001" office:value-type="float" office:value="3.501" calcext:value-type="float">
            <text:p>3.501</text:p>
          </table:table-cell>
          <table:table-cell table:formula="of:=[$'Rate definitions 2'.L57]" office:value-type="float" office:value="112.23" calcext:value-type="float">
            <text:p>112.23</text:p>
          </table:table-cell>
          <table:table-cell table:number-columns-repeated="59"/>
        </table:table-row>
        <table:table-row table:style-name="ro1">
          <table:table-cell table:formula="of:=VLOOKUP([$'Rate definitions 2'.A5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8]" office:value-type="string" office:string-value="International Insured Express (DAP)" calcext:value-type="string">
            <text:p>International Insured Express (DAP)</text:p>
          </table:table-cell>
          <table:table-cell table:formula="of:=IF([$'Rate definitions 2'.C58]=0;0;[$'Rate definitions 2'.C58]+0.001)" office:value-type="float" office:value="3.501" calcext:value-type="float">
            <text:p>3.501</text:p>
          </table:table-cell>
          <table:table-cell table:formula="of:=[$'Rate definitions 2'.D58]+0.001" office:value-type="float" office:value="4.001" calcext:value-type="float">
            <text:p>4.001</text:p>
          </table:table-cell>
          <table:table-cell table:formula="of:=[$'Rate definitions 2'.L58]" office:value-type="float" office:value="123.09" calcext:value-type="float">
            <text:p>123.09</text:p>
          </table:table-cell>
          <table:table-cell table:number-columns-repeated="59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'Domestic zones'.A1:'Domestic zones'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0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date-style style:name="N13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  <number:text> </number:text>
      <number:am-pm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 number:textual="true"/>
      <number:text>-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minutes number:style="long"/>
      <number:text>:</number:text>
      <number:seconds number:style="long"/>
    </number:time-style>
    <number:date-style style:name="N149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21:33:28.267241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sPost_20_data" style:display-name="PageStyle_AusPost 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lookup" style:display-name="PageStyle_Zone looku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efinitions_20_1" style:display-name="PageStyle_Rate definitions 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rates_20_1" style:display-name="PageStyle_Zone rates 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efinitions_20_2" style:display-name="PageStyle_Rate definitions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rates_20_2" style:display-name="PageStyle_Zone rates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ata" style:display-name="PageStyle_Rate dat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s_20_and_20_countries" style:display-name="PageStyle_Zones and countri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07:32:58</meta:creation-date>
    <dc:language>en-AU</dc:language>
    <dc:date>2023-07-20T21:40:20.732025619</dc:date>
    <meta:editing-cycles>53</meta:editing-cycles>
    <meta:editing-duration>PT4H10M55S</meta:editing-duration>
    <meta:generator>LibreOffice/7.5.4.2$Linux_X86_64 LibreOffice_project/f5df176c80caea84288e6d2ddbbc413e4968a422</meta:generator>
    <meta:document-statistic meta:table-count="9" meta:cell-count="8215" meta:object-count="0"/>
  </office:meta>
</office:document-meta>
</file>